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C00000142BECC6132.jpg"/>
  <manifest:file-entry manifest:media-type="image/jpeg" manifest:full-path="Pictures/10000000000003C6000000FA4B528B51.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46cm" fo:margin-left="-0.046cm" fo:margin-right="0cm" table:align="margins"/>
    </style:style>
    <style:style style:name="Tabelle2.A" style:family="table-column">
      <style:table-column-properties style:column-width="2.161cm" style:rel-column-width="8307*"/>
    </style:style>
    <style:style style:name="Tabelle2.B" style:family="table-column">
      <style:table-column-properties style:column-width="14.885cm" style:rel-column-width="57228*"/>
    </style:style>
    <style:style style:name="Tabelle2.A1" style:family="table-cell" style:data-style-name="N80">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data-style-name="N8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A39"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808080"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Arial" fo:font-size="8pt" style:font-size-asian="8pt" style:font-size-complex="8pt"/>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10pt" style:font-name-asian="Courier New" style:font-size-asian="10pt" style:font-name-complex="Courier New" style:font-size-complex="10pt"/>
    </style:style>
    <style:style style:name="P17" style:family="paragraph" style:parent-style-name="Standard">
      <style:text-properties style:font-name="Courier New" fo:font-size="7pt" style:font-name-asian="Courier New" style:font-size-asian="7pt" style:font-name-complex="Courier New" style:font-size-complex="7pt"/>
    </style:style>
    <style:style style:name="P18" style:family="paragraph" style:parent-style-name="Standard">
      <style:text-properties style:font-name="Courier New" fo:font-size="7pt" style:font-size-asian="7pt" style:font-size-complex="7pt"/>
    </style:style>
    <style:style style:name="P19"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0"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1"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2"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3"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color="#3f5fbf" style:font-name="Courier New" fo:font-size="7pt" style:font-name-asian="Courier New" style:font-size-asian="7pt" style:font-name-complex="Courier New" style:font-size-complex="7pt"/>
    </style:style>
    <style:style style:name="P25"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6" style:family="paragraph" style:parent-style-name="Standard">
      <style:text-properties fo:color="#3f5fbf" style:font-name="Arial" fo:font-size="11pt" style:font-name-asian="Courier New" style:font-size-asian="11pt" style:font-name-complex="Courier New" style:font-size-complex="11pt"/>
    </style:style>
    <style:style style:name="P27" style:family="paragraph" style:parent-style-name="Standard">
      <style:text-properties fo:color="#000000" style:font-name="Arial" fo:font-size="10pt" style:font-name-asian="Courier New" style:font-size-asian="10pt" style:font-name-complex="Courier New" style:font-size-complex="10pt"/>
    </style:style>
    <style:style style:name="P28"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9" style:family="paragraph" style:parent-style-name="Standard">
      <style:text-properties fo:color="#000000" style:font-name="Arial" fo:font-size="11pt" style:font-name-asian="Courier New" style:font-size-asian="11pt" style:font-name-complex="Courier New" style:font-size-complex="11pt"/>
    </style:style>
    <style:style style:name="P30" style:family="paragraph" style:parent-style-name="Standard">
      <style:text-properties fo:color="#000000" style:font-name="Arial" fo:font-size="8pt" style:font-size-asian="8pt" style:font-size-complex="8pt"/>
    </style:style>
    <style:style style:name="P31" style:family="paragraph" style:parent-style-name="Standard">
      <style:text-properties fo:color="#000000" style:font-name="Courier New" fo:font-size="6pt" style:font-name-asian="Courier New" style:font-size-asian="6pt" style:font-name-complex="Courier New" style:font-size-complex="6pt"/>
    </style:style>
    <style:style style:name="P32" style:family="paragraph" style:parent-style-name="Standard">
      <style:text-properties fo:color="#000000" style:font-name="Courier New" fo:font-size="10pt" style:font-name-asian="Courier New" style:font-size-asian="10pt" style:font-name-complex="Courier New" style:font-size-complex="10pt"/>
    </style:style>
    <style:style style:name="P33" style:family="paragraph" style:parent-style-name="Standard">
      <style:text-properties fo:color="#000000" style:font-name="Courier New" fo:font-size="7pt" style:font-name-asian="Courier New" style:font-size-asian="7pt" style:font-name-complex="Courier New" style:font-size-complex="7pt"/>
    </style:style>
    <style:style style:name="P34"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5" style:family="paragraph" style:parent-style-name="Standard">
      <style:text-properties fo:color="#3f7f5f" style:font-name="Courier New" fo:font-size="7pt" style:font-name-asian="Courier New" style:font-size-asian="7pt" style:font-name-complex="Courier New" style:font-size-complex="7pt"/>
    </style:style>
    <style:style style:name="P36" style:family="paragraph" style:parent-style-name="Standard">
      <style:text-properties fo:color="#646464" style:font-name="Courier New" fo:font-size="7pt" style:font-name-asian="Courier New" style:font-size-asian="7pt" style:font-name-complex="Courier New" style:font-size-complex="7pt"/>
    </style:style>
    <style:style style:name="P37" style:family="paragraph" style:parent-style-name="Table_20_Contents">
      <style:text-properties style:font-name="Arial" fo:font-size="11pt" style:font-size-asian="11pt" style:font-size-complex="11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59"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60" style:family="paragraph" style:parent-style-name="Text_20_body">
      <style:text-properties style:font-name="Arial"/>
    </style:style>
    <style:style style:name="P61" style:family="paragraph" style:parent-style-name="Text_20_body">
      <style:text-properties style:font-name="Arial" fo:font-size="10pt"/>
    </style:style>
    <style:style style:name="P62" style:family="paragraph" style:parent-style-name="Text_20_body">
      <style:text-properties style:font-name="Arial" fo:font-size="10pt" style:font-size-asian="10pt" style:font-size-complex="10pt"/>
    </style:style>
    <style:style style:name="P63" style:family="paragraph" style:parent-style-name="Text_20_body">
      <style:text-properties style:font-name="Arial" fo:font-size="7pt" style:font-size-asian="7pt" style:font-size-complex="7pt"/>
    </style:style>
    <style:style style:name="P64" style:family="paragraph" style:parent-style-name="Text_20_body">
      <style:text-properties style:font-name="Arial" fo:font-size="8pt" style:font-size-asian="8pt" style:font-size-complex="8pt"/>
    </style:style>
    <style:style style:name="P65" style:family="paragraph" style:parent-style-name="Text_20_body">
      <style:text-properties style:font-name="Arial" fo:font-weight="bold"/>
    </style:style>
    <style:style style:name="P66" style:family="paragraph" style:parent-style-name="Text_20_body">
      <style:text-properties style:font-name="Arial" fo:font-weight="bold" style:font-weight-asian="bold" style:font-weight-complex="bold"/>
    </style:style>
    <style:style style:name="P67" style:family="paragraph" style:parent-style-name="Text_20_body">
      <style:text-properties style:font-name="Courier New" fo:font-size="8pt" style:font-name-asian="Courier New" style:font-size-asian="8pt" style:font-name-complex="Courier New" style:font-size-complex="8pt"/>
    </style:style>
    <style:style style:name="P68" style:family="paragraph" style:parent-style-name="Text_20_body">
      <style:text-properties style:font-name="Courier New" fo:font-size="7pt" style:font-name-asian="Courier New" style:font-size-asian="7pt" style:font-name-complex="Courier New" style:font-size-complex="7pt"/>
    </style:style>
    <style:style style:name="P69" style:family="paragraph" style:parent-style-name="Text_20_body">
      <style:text-properties fo:color="#000000" style:font-name="Arial" fo:font-size="10pt" fo:font-style="normal" style:font-size-asian="10pt" style:font-style-asian="normal" style:font-size-complex="10pt" style:font-style-complex="normal"/>
    </style:style>
    <style:style style:name="P70"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71" style:family="paragraph" style:parent-style-name="Text_20_body">
      <style:text-properties fo:color="#000000" style:font-name="Arial" fo:font-size="10pt" style:font-name-asian="Courier New" style:font-size-asian="10pt" style:font-name-complex="Courier New" style:font-size-complex="10pt"/>
    </style:style>
    <style:style style:name="P72"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73" style:family="paragraph" style:parent-style-name="Text_20_body">
      <style:text-properties fo:color="#000000" style:font-name="Arial" fo:font-size="8pt" style:font-name-asian="Courier New" style:font-size-asian="8pt" style:font-name-complex="Courier New" style:font-size-complex="8pt"/>
    </style:style>
    <style:style style:name="P74" style:family="paragraph" style:parent-style-name="Text_20_body">
      <style:text-properties fo:color="#000000" style:font-name="Arial" fo:font-size="8pt" style:font-size-asian="8pt" style:font-size-complex="8pt"/>
    </style:style>
    <style:style style:name="P75" style:family="paragraph" style:parent-style-name="Text_20_body">
      <style:text-properties fo:color="#000000" style:font-name="Arial" fo:font-size="8pt" fo:background-color="transparent" style:font-size-asian="8pt" style:font-size-complex="8pt"/>
    </style:style>
    <style:style style:name="P76" style:family="paragraph" style:parent-style-name="Text_20_body">
      <style:text-properties fo:color="#000000" style:font-name="Arial" fo:font-size="11pt" style:font-size-asian="11pt" style:font-size-complex="11pt"/>
    </style:style>
    <style:style style:name="P77" style:family="paragraph" style:parent-style-name="Text_20_body">
      <style:text-properties fo:color="#000000" style:font-name="Courier New" fo:font-size="10pt" style:font-name-asian="Courier New" style:font-size-asian="10pt" style:font-name-complex="Courier New" style:font-size-complex="10pt"/>
    </style:style>
    <style:style style:name="P78" style:family="paragraph" style:parent-style-name="Text_20_body">
      <style:text-properties fo:font-size="10pt" style:font-size-asian="10pt" style:font-size-complex="10pt"/>
    </style:style>
    <style:style style:name="P79" style:family="paragraph" style:parent-style-name="Text_20_body">
      <style:text-properties fo:font-size="7pt" style:font-size-asian="7pt" style:font-size-complex="7pt"/>
    </style:style>
    <style:style style:name="P80" style:family="paragraph" style:parent-style-name="Text_20_body">
      <style:text-properties fo:font-size="8pt" style:font-size-asian="8pt" style:font-size-complex="8pt"/>
    </style:style>
    <style:style style:name="P81"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82"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83"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84" style:family="paragraph" style:parent-style-name="Text_20_body">
      <style:text-properties fo:color="#2a00ff" style:font-name="Courier New" fo:font-size="10pt" style:font-name-asian="Courier New" style:font-size-asian="10pt" style:font-name-complex="Courier New" style:font-size-complex="10pt"/>
    </style:style>
    <style:style style:name="P85" style:family="paragraph" style:parent-style-name="Text_20_body">
      <style:text-properties fo:color="#2a00ff" style:font-name="Courier New" fo:font-size="8pt" style:font-name-asian="Courier New" style:font-size-asian="8pt" style:font-name-complex="Courier New" style:font-size-complex="8pt"/>
    </style:style>
    <style:style style:name="P86" style:family="paragraph" style:parent-style-name="Text_20_body">
      <style:text-properties fo:color="#2a00ff" style:font-name="Arial" fo:font-size="10pt" style:font-name-asian="Courier New" style:font-size-asian="10pt" style:font-name-complex="Courier New" style:font-size-complex="10pt"/>
    </style:style>
    <style:style style:name="P87"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88"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89"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90"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91"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92" style:family="paragraph" style:parent-style-name="Text_20_body">
      <style:paragraph-properties fo:margin-top="0cm" fo:margin-bottom="0.212cm" fo:text-align="justify" style:justify-single-word="false" fo:orphans="2" fo:widows="2"/>
    </style:style>
    <style:style style:name="P93" style:family="paragraph" style:parent-style-name="Standard">
      <style:text-properties style:font-name="Arial" fo:font-size="10pt" style:font-size-asian="10pt" style:font-size-complex="10pt"/>
    </style:style>
    <style:style style:name="P94" style:family="paragraph" style:parent-style-name="Standard" style:list-style-name="L1">
      <style:text-properties style:font-name="Arial" fo:font-size="10pt" style:font-size-asian="10pt" style:font-size-complex="10pt"/>
    </style:style>
    <style:style style:name="P95" style:family="paragraph" style:parent-style-name="Standard" style:list-style-name="L2">
      <style:text-properties style:font-name="Arial" fo:font-size="10pt" style:font-size-asian="10pt" style:font-size-complex="10pt"/>
    </style:style>
    <style:style style:name="P96" style:family="paragraph" style:parent-style-name="Standard" style:list-style-name="L3">
      <style:text-properties style:font-name="Arial" fo:font-size="10pt" style:font-size-asian="10pt" style:font-size-complex="10pt"/>
    </style:style>
    <style:style style:name="P97" style:family="paragraph" style:parent-style-name="Standard" style:list-style-name="L4">
      <style:text-properties style:font-name="Arial" fo:font-size="10pt" style:font-size-asian="10pt" style:font-size-complex="10pt"/>
    </style:style>
    <style:style style:name="P98" style:family="paragraph" style:parent-style-name="Standard" style:list-style-name="L5">
      <style:text-properties style:font-name="Arial" fo:font-size="10pt" style:font-size-asian="10pt" style:font-size-complex="10pt"/>
    </style:style>
    <style:style style:name="P99" style:family="paragraph" style:parent-style-name="Standard" style:list-style-name="L6">
      <style:text-properties style:font-name="Arial" fo:font-size="10pt" style:font-size-asian="10pt" style:font-size-complex="10pt"/>
    </style:style>
    <style:style style:name="P100" style:family="paragraph" style:parent-style-name="Standard" style:list-style-name="L7">
      <style:text-properties style:font-name="Arial" fo:font-size="10pt" style:font-size-asian="10pt" style:font-size-complex="10pt"/>
    </style:style>
    <style:style style:name="P101" style:family="paragraph" style:parent-style-name="Standard" style:list-style-name="L8">
      <style:text-properties style:font-name="Arial" fo:font-size="10pt" style:font-size-asian="10pt" style:font-size-complex="10pt"/>
    </style:style>
    <style:style style:name="P102" style:family="paragraph" style:parent-style-name="Standard">
      <style:text-properties style:font-name="Arial" fo:font-size="11pt" style:font-size-asian="11pt" style:font-size-complex="11pt"/>
    </style:style>
    <style:style style:name="P103" style:family="paragraph" style:parent-style-name="Standard">
      <style:text-properties style:font-name="Arial" fo:font-size="7pt" style:font-size-asian="7pt" style:font-size-complex="7pt"/>
    </style:style>
    <style:style style:name="P104" style:family="paragraph" style:parent-style-name="Standard" style:list-style-name="L1"/>
    <style:style style:name="P105" style:family="paragraph" style:parent-style-name="Standard" style:list-style-name="L2"/>
    <style:style style:name="P106" style:family="paragraph" style:parent-style-name="Standard" style:list-style-name="L25">
      <style:text-properties fo:color="#000000" style:font-name="Arial" fo:font-size="8pt" style:font-size-asian="8pt" style:font-size-complex="8pt"/>
    </style:style>
    <style:style style:name="P107" style:family="paragraph" style:parent-style-name="Standard">
      <style:text-properties style:font-name="Courier New" fo:font-size="10pt" style:font-name-asian="Courier New" style:font-size-asian="10pt" style:font-name-complex="Courier New" style:font-size-complex="10pt"/>
    </style:style>
    <style:style style:name="P108" style:family="paragraph" style:parent-style-name="Standard">
      <style:text-properties style:font-name="Courier New" fo:font-size="7pt" style:font-name-asian="Courier New" style:font-size-asian="7pt" style:font-name-complex="Courier New" style:font-size-complex="7pt"/>
    </style:style>
    <style:style style:name="P109"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0"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1"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2"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3"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4" style:family="paragraph" style:parent-style-name="Standard" style:list-style-name="L23">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5" style:family="paragraph" style:parent-style-name="Standard" style:list-style-name="L24">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1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117"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118" style:family="paragraph" style:parent-style-name="Preformatted_20_Text">
      <style:text-properties fo:font-variant="normal" fo:text-transform="none" fo:color="#666666" fo:letter-spacing="normal"/>
    </style:style>
    <style:style style:name="P119" style:family="paragraph" style:parent-style-name="Preformatted_20_Text">
      <style:paragraph-properties fo:orphans="2" fo:widows="2"/>
      <style:text-properties fo:font-variant="normal" fo:text-transform="none" fo:color="#666666" fo:font-size="7pt" fo:letter-spacing="normal" style:font-size-asian="7pt" style:font-size-complex="7pt"/>
    </style:style>
    <style:style style:name="P120" style:family="paragraph" style:parent-style-name="Preformatted_20_Text">
      <style:paragraph-properties fo:orphans="2" fo:widows="2"/>
      <style:text-properties fo:font-size="7pt" style:font-size-asian="7pt" style:font-size-complex="7pt"/>
    </style:style>
    <style:style style:name="P121" style:family="paragraph" style:parent-style-name="Preformatted_20_Text">
      <style:paragraph-properties fo:margin-top="0cm" fo:margin-bottom="0.499cm" fo:orphans="2" fo:widows="2"/>
      <style:text-properties fo:font-variant="normal" fo:text-transform="none" fo:color="#666666" fo:font-size="7pt" fo:letter-spacing="normal" style:font-size-asian="7pt" style:font-size-complex="7pt"/>
    </style:style>
    <style:style style:name="P122" style:family="paragraph" style:parent-style-name="Heading_20_1">
      <style:text-properties style:font-name="Arial"/>
    </style:style>
    <style:style style:name="P123" style:family="paragraph" style:parent-style-name="Heading_20_1">
      <style:paragraph-properties fo:break-before="page"/>
    </style:style>
    <style:style style:name="P124" style:family="paragraph" style:parent-style-name="Heading_20_1">
      <style:paragraph-properties fo:background-color="#ffffff">
        <style:background-image/>
      </style:paragraph-properties>
      <style:text-properties fo:background-color="#ffffff"/>
    </style:style>
    <style:style style:name="P125" style:family="paragraph" style:parent-style-name="Contents_20_Heading">
      <style:paragraph-properties fo:break-before="page"/>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Heading_20_2">
      <style:text-properties fo:font-weight="bold" style:font-weight-asian="bold" style:font-weight-complex="bold"/>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Text_20_body" style:list-style-name="L9">
      <style:text-properties style:font-name="Arial" fo:font-size="10pt" style:font-size-asian="10pt" style:font-size-complex="10pt"/>
    </style:style>
    <style:style style:name="P130" style:family="paragraph" style:parent-style-name="Text_20_body" style:list-style-name="L10">
      <style:text-properties style:font-name="Arial" fo:font-size="10pt" style:font-size-asian="10pt" style:font-size-complex="10pt"/>
    </style:style>
    <style:style style:name="P131" style:family="paragraph" style:parent-style-name="Text_20_body" style:list-style-name="L11">
      <style:text-properties style:font-name="Arial" fo:font-size="10pt" style:font-size-asian="10pt" style:font-size-complex="10pt"/>
    </style:style>
    <style:style style:name="P132" style:family="paragraph" style:parent-style-name="Text_20_body" style:list-style-name="L12">
      <style:text-properties style:font-name="Arial" fo:font-size="10pt" style:font-size-asian="10pt" style:font-size-complex="10pt"/>
    </style:style>
    <style:style style:name="P133" style:family="paragraph" style:parent-style-name="Text_20_body" style:list-style-name="L13">
      <style:text-properties style:font-name="Arial" fo:font-size="10pt" style:font-size-asian="10pt" style:font-size-complex="10pt"/>
    </style:style>
    <style:style style:name="P134" style:family="paragraph" style:parent-style-name="Text_20_body" style:list-style-name="L14">
      <style:text-properties style:font-name="Arial" fo:font-size="10pt" style:font-size-asian="10pt" style:font-size-complex="10pt"/>
    </style:style>
    <style:style style:name="P135" style:family="paragraph" style:parent-style-name="Text_20_body" style:list-style-name="L15">
      <style:text-properties style:font-name="Arial" fo:font-size="10pt" style:font-size-asian="10pt" style:font-size-complex="10pt"/>
    </style:style>
    <style:style style:name="P136" style:family="paragraph" style:parent-style-name="Text_20_body" style:list-style-name="L16">
      <style:text-properties style:font-name="Arial" fo:font-size="10pt" style:font-size-asian="10pt" style:font-size-complex="10pt"/>
    </style:style>
    <style:style style:name="P137" style:family="paragraph" style:parent-style-name="Text_20_body" style:list-style-name="L17">
      <style:text-properties style:font-name="Arial" fo:font-size="10pt" style:font-size-asian="10pt" style:font-size-complex="10pt"/>
    </style:style>
    <style:style style:name="P138" style:family="paragraph" style:parent-style-name="Text_20_body" style:list-style-name="L13">
      <style:text-properties style:font-name="Arial"/>
    </style:style>
    <style:style style:name="P139" style:family="paragraph" style:parent-style-name="Text_20_body" style:list-style-name="L13">
      <style:text-properties fo:color="#000000" style:font-name="Arial" fo:font-size="10pt" style:font-size-asian="10pt" style:font-size-complex="10pt"/>
    </style:style>
    <style:style style:name="P140" style:family="paragraph" style:parent-style-name="Text_20_body" style:list-style-name="L26">
      <style:text-properties fo:color="#000000" style:font-name="Arial" fo:font-size="8pt" style:font-size-asian="8pt" style:font-size-complex="8pt"/>
    </style:style>
    <style:style style:name="P141" style:family="paragraph" style:parent-style-name="Text_20_body" style:list-style-name="L26">
      <style:paragraph-properties fo:text-align="start" style:justify-single-word="false"/>
      <style:text-properties fo:color="#000000" style:font-name="Arial" fo:font-size="8pt" style:font-size-asian="8pt" style:font-size-complex="8pt"/>
    </style:style>
    <style:style style:name="P142" style:family="paragraph" style:parent-style-name="Text_20_body">
      <style:text-properties fo:font-size="7pt" style:font-size-asian="7pt" style:font-size-complex="7pt"/>
    </style:style>
    <style:style style:name="P143"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Arial" fo:font-size="10pt" fo:font-style="italic" style:font-size-asian="10pt" style:font-style-asian="italic" style:font-size-complex="10pt" style:font-style-complex="italic"/>
    </style:style>
    <style:style style:name="T7"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8" style:family="text">
      <style:text-properties style:font-name="Arial" fo:font-size="10pt" fo:font-weight="bold" style:font-size-asian="10pt" style:font-weight-asian="bold" style:font-size-complex="10pt" style:font-weight-complex="bold"/>
    </style:style>
    <style:style style:name="T9" style:family="text">
      <style:text-properties style:font-name="Arial" fo:font-size="11pt" style:font-size-asian="11pt" style:font-size-complex="11pt"/>
    </style:style>
    <style:style style:name="T10" style:family="text">
      <style:text-properties fo:font-size="7pt" style:font-size-asian="7pt" style:font-size-complex="7pt"/>
    </style:style>
    <style:style style:name="T11" style:family="text">
      <style:text-properties fo:font-weight="bold" style:font-weight-asian="bold" style:font-weight-complex="bold"/>
    </style:style>
    <style:style style:name="T12" style:family="text">
      <style:text-properties fo:font-weight="bold" style:font-name-asian="Courier New" style:font-weight-asian="bold" style:font-name-complex="Courier New" style:font-weight-complex="bold"/>
    </style:style>
    <style:style style:name="T13" style:family="text">
      <style:text-properties fo:color="#7f0055" fo:font-weight="bold" style:font-weight-asian="bold" style:font-weight-complex="bold"/>
    </style:style>
    <style:style style:name="T14"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5"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6" style:family="text">
      <style:text-properties fo:color="#7f0055" style:font-name="Courier New" fo:font-weight="bold" style:font-name-asian="Courier New" style:font-weight-asian="bold" style:font-name-complex="Courier New" style:font-weight-complex="bold"/>
    </style:style>
    <style:style style:name="T17" style:family="text">
      <style:text-properties fo:color="#000000"/>
    </style:style>
    <style:style style:name="T18" style:family="text">
      <style:text-properties fo:color="#000000" style:font-name="Courier New"/>
    </style:style>
    <style:style style:name="T19" style:family="text">
      <style:text-properties fo:color="#000000" style:font-name="Courier New" fo:font-style="italic" style:font-name-asian="Courier New" style:font-style-asian="italic" style:font-name-complex="Courier New" style:font-style-complex="italic"/>
    </style:style>
    <style:style style:name="T20"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21"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2" style:family="text">
      <style:text-properties fo:color="#000000" style:font-name="Courier New" fo:font-size="10pt" style:font-name-asian="Courier New" style:font-size-asian="10pt" style:font-name-complex="Courier New" style:font-size-complex="10pt"/>
    </style:style>
    <style:style style:name="T23" style:family="text">
      <style:text-properties fo:color="#000000" style:font-name="Courier New" fo:font-weight="bold" style:font-weight-asian="bold" style:font-weight-complex="bold"/>
    </style:style>
    <style:style style:name="T24" style:family="text">
      <style:text-properties fo:color="#000000" style:font-name="Courier New" style:font-name-asian="Courier New" style:font-name-complex="Courier New"/>
    </style:style>
    <style:style style:name="T25" style:family="text">
      <style:text-properties fo:color="#000000" style:font-name="Courier New" fo:font-size="7pt" style:font-name-asian="Courier New" style:font-size-asian="7pt" style:font-name-complex="Courier New" style:font-size-complex="7pt"/>
    </style:style>
    <style:style style:name="T26"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7"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8" style:family="text">
      <style:text-properties fo:color="#000000" style:font-name="Arial" style:font-name-asian="Courier New" style:font-name-complex="Courier New"/>
    </style:style>
    <style:style style:name="T29" style:family="text">
      <style:text-properties fo:color="#000000" style:font-name="Arial" fo:font-style="italic" style:font-name-asian="Courier New" style:font-style-asian="italic" style:font-name-complex="Courier New" style:font-style-complex="italic"/>
    </style:style>
    <style:style style:name="T30" style:family="text">
      <style:text-properties fo:color="#000000" style:text-underline-style="solid" style:text-underline-width="auto" style:text-underline-color="font-color"/>
    </style:style>
    <style:style style:name="T31" style:family="text">
      <style:text-properties fo:color="#000000" style:font-name-asian="Courier New" style:font-name-complex="Courier New"/>
    </style:style>
    <style:style style:name="T32" style:family="text">
      <style:text-properties fo:color="#000000" fo:font-weight="bold" style:font-weight-asian="bold" style:font-weight-complex="bold"/>
    </style:style>
    <style:style style:name="T33" style:family="text">
      <style:text-properties fo:color="#000000" fo:font-style="italic" style:font-style-asian="italic" style:font-style-complex="italic"/>
    </style:style>
    <style:style style:name="T34" style:family="text">
      <style:text-properties fo:color="#000000" fo:font-style="italic" style:font-name-asian="Courier New" style:font-style-asian="italic" style:font-name-complex="Courier New" style:font-style-complex="italic"/>
    </style:style>
    <style:style style:name="T35" style:family="text">
      <style:text-properties fo:color="#000000" fo:font-size="9pt" fo:font-style="normal" style:font-size-asian="9pt" style:font-style-asian="normal" style:font-size-complex="9pt" style:font-style-complex="normal"/>
    </style:style>
    <style:style style:name="T36" style:family="text">
      <style:text-properties fo:color="#000000" style:font-name="Consolas" fo:font-size="9pt"/>
    </style:style>
    <style:style style:name="T37" style:family="text">
      <style:text-properties fo:color="#000000" fo:font-weight="normal" style:font-weight-asian="normal" style:font-weight-complex="normal"/>
    </style:style>
    <style:style style:name="T38" style:family="text">
      <style:text-properties fo:color="#000000" fo:font-size="7pt" style:font-size-asian="7pt" style:font-size-complex="7pt"/>
    </style:style>
    <style:style style:name="T39" style:family="text">
      <style:text-properties fo:color="#3f5fbf"/>
    </style:style>
    <style:style style:name="T40" style:family="text">
      <style:text-properties fo:color="#3f5fbf" style:text-underline-style="solid" style:text-underline-width="auto" style:text-underline-color="font-color"/>
    </style:style>
    <style:style style:name="T41" style:family="text">
      <style:text-properties fo:color="#7f7f9f"/>
    </style:style>
    <style:style style:name="T42" style:family="text">
      <style:text-properties fo:color="#7f7f9f" style:text-underline-style="solid" style:text-underline-width="auto" style:text-underline-color="font-color"/>
    </style:style>
    <style:style style:name="T43" style:family="text">
      <style:text-properties fo:color="#7f9fbf" fo:font-weight="bold" style:font-weight-asian="bold" style:font-weight-complex="bold"/>
    </style:style>
    <style:style style:name="T44" style:family="text">
      <style:text-properties fo:color="#008080"/>
    </style:style>
    <style:style style:name="T45" style:family="text">
      <style:text-properties fo:color="#008080" style:font-name-asian="Courier New" style:font-name-complex="Courier New"/>
    </style:style>
    <style:style style:name="T46" style:family="text">
      <style:text-properties fo:color="#008080" fo:font-weight="normal" style:font-weight-asian="normal" style:font-weight-complex="normal"/>
    </style:style>
    <style:style style:name="T47" style:family="text">
      <style:text-properties fo:color="#008080" fo:font-size="7pt" style:font-size-asian="7pt" style:font-size-complex="7pt"/>
    </style:style>
    <style:style style:name="T48" style:family="text">
      <style:text-properties fo:color="#008080" style:font-name="Courier New" fo:font-size="7pt" style:font-name-asian="Courier New" style:font-size-asian="7pt" style:font-name-complex="Courier New" style:font-size-complex="7pt"/>
    </style:style>
    <style:style style:name="T49" style:family="text">
      <style:text-properties fo:color="#3f7f7f"/>
    </style:style>
    <style:style style:name="T50" style:family="text">
      <style:text-properties fo:color="#3f7f7f" style:font-name-asian="Courier New" style:font-name-complex="Courier New"/>
    </style:style>
    <style:style style:name="T51" style:family="text">
      <style:text-properties fo:color="#3f7f7f" fo:font-weight="normal" style:font-weight-asian="normal" style:font-weight-complex="normal"/>
    </style:style>
    <style:style style:name="T52" style:family="text">
      <style:text-properties fo:color="#3f7f7f" fo:font-size="7pt" style:font-size-asian="7pt" style:font-size-complex="7pt"/>
    </style:style>
    <style:style style:name="T53" style:family="text">
      <style:text-properties fo:color="#3f7f7f" style:font-name="Courier New" fo:font-size="7pt" style:font-name-asian="Courier New" style:font-size-asian="7pt" style:font-name-complex="Courier New" style:font-size-complex="7pt"/>
    </style:style>
    <style:style style:name="T54" style:family="text">
      <style:text-properties fo:color="#7f007f"/>
    </style:style>
    <style:style style:name="T55" style:family="text">
      <style:text-properties fo:color="#7f007f" fo:font-weight="normal" style:font-weight-asian="normal" style:font-weight-complex="normal"/>
    </style:style>
    <style:style style:name="T56" style:family="text">
      <style:text-properties fo:color="#7f007f" fo:font-size="7pt" style:font-size-asian="7pt" style:font-size-complex="7pt"/>
    </style:style>
    <style:style style:name="T57" style:family="text">
      <style:text-properties fo:color="#7f007f" style:font-name="Courier New" fo:font-size="7pt" style:font-name-asian="Courier New" style:font-size-asian="7pt" style:font-name-complex="Courier New" style:font-size-complex="7pt"/>
    </style:style>
    <style:style style:name="T58" style:family="text">
      <style:text-properties fo:color="#2a00ff"/>
    </style:style>
    <style:style style:name="T59" style:family="text">
      <style:text-properties fo:color="#2a00ff" fo:font-style="italic" style:font-style-asian="italic" style:font-style-complex="italic"/>
    </style:style>
    <style:style style:name="T60" style:family="text">
      <style:text-properties fo:color="#2a00ff" fo:font-style="italic" fo:font-weight="normal" style:font-style-asian="italic" style:font-weight-asian="normal" style:font-style-complex="italic" style:font-weight-complex="normal"/>
    </style:style>
    <style:style style:name="T61"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62" style:family="text">
      <style:text-properties fo:color="#2a00ff" style:font-name="Courier New" style:font-name-asian="Courier New" style:font-name-complex="Courier New"/>
    </style:style>
    <style:style style:name="T63" style:family="text">
      <style:text-properties fo:color="#2a00ff" style:font-name="Courier New" fo:font-size="7pt" fo:font-style="italic" style:font-name-asian="Courier New" style:font-size-asian="7pt" style:font-style-asian="italic" style:font-name-complex="Courier New" style:font-size-complex="7pt" style:font-style-complex="italic"/>
    </style:style>
    <style:style style:name="T64" style:family="text">
      <style:text-properties fo:color="#2a00ff" style:text-underline-style="solid" style:text-underline-width="auto" style:text-underline-color="font-color"/>
    </style:style>
    <style:style style:name="T65" style:family="text">
      <style:text-properties fo:color="#2a00ff" fo:font-size="8pt" fo:font-style="italic" fo:font-weight="bold" style:font-size-asian="8pt" style:font-style-asian="italic" style:font-weight-asian="bold" style:font-size-complex="8pt" style:font-style-complex="italic" style:font-weight-complex="bold"/>
    </style:style>
    <style:style style:name="T66" style:family="text">
      <style:text-properties fo:color="#2a00ff" fo:font-size="7pt" fo:font-style="italic" style:font-size-asian="7pt" style:font-style-asian="italic" style:font-size-complex="7pt" style:font-style-complex="italic"/>
    </style:style>
    <style:style style:name="T67" style:family="text">
      <style:text-properties style:font-name-asian="Courier New" style:font-name-complex="Courier New"/>
    </style:style>
    <style:style style:name="T68" style:family="text">
      <style:text-properties fo:font-size="10pt" style:font-size-asian="10pt" style:font-size-complex="10pt"/>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style:font-style-asian="italic" style:font-style-complex="italic"/>
    </style:style>
    <style:style style:name="T71" style:family="text">
      <style:text-properties fo:font-weight="normal" style:font-weight-asian="normal" style:font-weight-complex="normal"/>
    </style:style>
    <style:style style:name="T72" style:family="text">
      <style:text-properties style:font-name="monospace" fo:font-style="normal" fo:font-weight="normal"/>
    </style:style>
    <style:style style:name="T73" style:family="text">
      <style:text-properties style:font-name="monospace" fo:font-size="7pt" fo:font-style="normal" fo:font-weight="normal" style:font-size-asian="7pt" style:font-size-complex="7pt"/>
    </style:style>
    <style:style style:name="T74" style:family="text">
      <style:text-properties fo:color="#cc0000" style:font-name="monospace" fo:font-style="normal" fo:font-weight="normal"/>
    </style:style>
    <style:style style:name="T75" style:family="text">
      <style:text-properties fo:font-variant="normal" fo:text-transform="none" fo:color="#000000" style:font-name="Arial2" fo:font-size="9.75pt" fo:letter-spacing="normal" fo:font-style="normal" fo:font-weight="normal"/>
    </style:style>
    <style:style style:name="T76" style:family="text">
      <style:text-properties fo:font-variant="normal" fo:text-transform="none" fo:color="#000000" fo:letter-spacing="normal" fo:font-style="normal" fo:font-weight="normal"/>
    </style:style>
    <style:style style:name="T77" style:family="text">
      <style:text-properties fo:font-variant="normal" fo:text-transform="none" fo:color="#2a00ff" style:font-name="Arial2" fo:font-size="9.75pt" fo:letter-spacing="normal" fo:font-style="italic" fo:font-weight="normal" style:font-style-asian="italic" style:font-style-complex="italic"/>
    </style:style>
    <style:style style:name="T78" style:family="text">
      <style:text-properties fo:font-variant="normal" fo:text-transform="none" fo:letter-spacing="normal" fo:font-style="normal" fo:font-weight="normal"/>
    </style:style>
    <style:style style:name="T79" style:family="text">
      <style:text-properties fo:font-variant="normal" fo:text-transform="none" fo:letter-spacing="normal" fo:font-style="normal" fo:font-weight="bold"/>
    </style:style>
    <style:style style:name="T80" style:family="text">
      <style:text-properties fo:font-variant="normal" fo:text-transform="none" style:use-window-font-color="true" fo:letter-spacing="normal" fo:font-style="normal" fo:font-weight="normal"/>
    </style:style>
    <style:style style:name="T81" style:family="text">
      <style:text-properties fo:font-variant="normal" fo:text-transform="none" style:use-window-font-color="true" fo:letter-spacing="normal" fo:font-style="normal" fo:font-weight="bold" style:font-weight-asian="bold" style:font-weight-complex="bold"/>
    </style:style>
    <style:style style:name="T82" style:family="text">
      <style:text-properties fo:font-variant="normal" fo:text-transform="none" style:use-window-font-color="true" style:text-line-through-style="none" fo:letter-spacing="normal" fo:font-style="normal" style:text-underline-style="none" fo:font-weight="normal" style:text-blinking="false"/>
    </style:style>
    <style:style style:name="T83" style:family="text">
      <style:text-properties fo:font-variant="normal" fo:text-transform="none" style:use-window-font-color="true" style:font-name="Arial" fo:font-size="10pt" fo:letter-spacing="normal" fo:font-style="normal" fo:font-weight="normal" style:font-size-asian="10pt" style:font-size-complex="10pt"/>
    </style:style>
    <style:style style:name="T84" style:family="text">
      <style:text-properties fo:font-variant="normal" fo:text-transform="none" fo:color="#7f0055" fo:letter-spacing="normal" fo:font-style="normal" fo:font-weight="bold" style:font-weight-asian="bold" style:font-weight-complex="bold"/>
    </style:style>
    <style:style style:name="T85" style:family="text">
      <style:text-properties style:text-underline-style="solid" style:text-underline-width="auto" style:text-underline-color="font-color"/>
    </style:style>
    <style:style style:name="T86" style:family="text">
      <style:text-properties fo:color="#00ae00"/>
    </style:style>
    <style:style style:name="T87" style:family="text">
      <style:text-properties fo:color="#3f7f5f"/>
    </style:style>
    <style:style style:name="T88" style:family="text">
      <style:text-properties fo:color="#3f7f5f" style:text-underline-style="solid" style:text-underline-width="auto" style:text-underline-color="font-color"/>
    </style:style>
    <style:style style:name="T89" style:family="text">
      <style:text-properties fo:color="#3f7f5f" fo:font-size="7pt" style:font-size-asian="7pt" style:font-size-complex="7pt"/>
    </style:style>
    <style:style style:name="T90" style:family="text">
      <style:text-properties fo:color="#3f7f5f" fo:font-size="7pt" style:text-underline-style="solid" style:text-underline-width="auto" style:text-underline-color="font-color" style:font-size-asian="7pt" style:font-size-complex="7pt"/>
    </style:style>
    <style:style style:name="T91" style:family="text">
      <style:text-properties fo:color="#3f7f5f" fo:font-size="8pt" fo:font-weight="bold" style:font-size-asian="8pt" style:font-weight-asian="bold" style:font-size-complex="8pt" style:font-weight-complex="bold"/>
    </style:style>
    <style:style style:name="T92" style:family="text">
      <style:text-properties fo:color="#0000c0"/>
    </style:style>
    <style:style style:name="T93" style:family="text">
      <style:text-properties fo:color="#0000c0" fo:font-style="italic" style:font-style-asian="italic" style:font-style-complex="italic"/>
    </style:style>
    <style:style style:name="T94" style:family="text">
      <style:text-properties fo:color="#0000c0" fo:font-style="italic" style:text-underline-style="solid" style:text-underline-width="auto" style:text-underline-color="font-color" style:font-style-asian="italic" style:font-style-complex="italic"/>
    </style:style>
    <style:style style:name="T95" style:family="text">
      <style:text-properties fo:color="#0000c0" style:font-name="Courier New"/>
    </style:style>
    <style:style style:name="T96" style:family="text">
      <style:text-properties fo:color="#0000c0" style:font-name="Courier New" style:font-name-asian="Courier New" style:font-name-complex="Courier New"/>
    </style:style>
    <style:style style:name="T97" style:family="text">
      <style:text-properties fo:color="#2300dc"/>
    </style:style>
    <style:style style:name="T98" style:family="text">
      <style:text-properties fo:color="#2300dc" style:font-name="Courier New"/>
    </style:style>
    <style:style style:name="T99" style:family="text">
      <style:text-properties style:font-name="Courier New"/>
    </style:style>
    <style:style style:name="T100" style:family="text">
      <style:text-properties style:font-name="Courier New" fo:font-size="8pt" style:font-name-asian="Courier New" style:font-size-asian="8pt" style:font-name-complex="Courier New" style:font-size-complex="8pt"/>
    </style:style>
    <style:style style:name="T101" style:family="text">
      <style:text-properties style:font-name="Courier New" fo:font-size="7pt" style:font-name-asian="Courier New" style:font-size-asian="7pt" style:font-name-complex="Courier New" style:font-size-complex="7pt"/>
    </style:style>
    <style:style style:name="T102" style:family="text">
      <style:text-properties fo:language="en" fo:country="US"/>
    </style:style>
    <style:style style:name="T103" style:family="text">
      <style:text-properties fo:color="#dc2300" style:font-name="monospace" fo:font-style="normal" fo:font-weight="normal"/>
    </style:style>
    <style:style style:name="T104" style:family="text">
      <style:text-properties fo:font-size="20pt" style:font-size-asian="20pt" style:font-size-complex="20pt"/>
    </style:style>
    <style:style style:name="T105" style:family="text">
      <style:text-properties fo:color="#646464"/>
    </style:style>
    <style:style style:name="T106" style:family="text">
      <style:text-properties fo:font-style="normal" style:font-style-asian="normal" style:font-style-complex="normal"/>
    </style:style>
    <style:style style:name="T107" style:family="text">
      <style:text-properties fo:color="#0000ff" fo:font-size="9pt" fo:font-style="italic" style:font-size-asian="9pt" style:font-style-asian="italic" style:font-size-complex="9pt" style:font-style-complex="italic"/>
    </style:style>
    <style:style style:name="T108" style:family="text">
      <style:text-properties fo:color="#0000ff" style:font-name="monospace" fo:font-style="norm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42"><draw:image xlink:href="Pictures/10000000000003C6000000FA4B528B51.jpg" xlink:type="simple" xlink:show="embed" xlink:actuate="onLoad"/></draw:frame><draw:frame draw:style-name="fr1" draw:name="Grafik9" text:anchor-type="paragraph" svg:x="0.282cm" svg:y="1.236cm" svg:width="1.598cm" svg:height="1.526cm" draw:z-index="43"><draw:image xlink:href="../../../../../maven_projects/maven/zksample2_doc/docs/pics/zkpowered_110x110.png" xlink:type="simple" xlink:show="embed" xlink:actuate="onLoad"/></draw:frame></text:p>
      <text:p text:style-name="P4"/>
      <text:p text:style-name="P4"/>
      <text:p text:style-name="P11"><text:span text:style-name="T104">ZK, Java and the World. </text:span><text:s/></text:p>
      <text:p text:style-name="P5"/>
      <text:p text:style-name="P5"/>
      <text:p text:style-name="P5"/>
      <text:p text:style-name="P10">The Zksample2 project.</text:p>
      <text:p text:style-name="P4"/>
      <text:p text:style-name="P4">A demo application that shows the integration of the zk AJAX web framework with several common used frameworks for database access, middle ware, security <text:s/>and reporting.</text:p>
      <text:p text:style-name="P4"/>
      <text:p text:style-name="P4">Updated to zk v5.0.6</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25">Table of contents</text:p>
          </text:index-title>
          <text:p text:style-name="P126"><text:s/>1.About the Authors<text:tab/>3</text:p>
          <text:p text:style-name="P126"><text:s/>2.Preface<text:tab/>3</text:p>
          <text:p text:style-name="P126"><text:s/>3.Update ZK libs from 3.6.3 to <text:s/>5.x<text:tab/>3</text:p>
          <text:p text:style-name="P128"><text:s/>3.1.Changes in the Configuration (for zk 5.04)<text:tab/>4</text:p>
          <text:p text:style-name="P128"><text:s/>3.2.Changes in the Configuration (for zk 5.06)<text:tab/>5</text:p>
          <text:p text:style-name="P126"><text:s/>4.Used frameworks<text:tab/>5</text:p>
          <text:p text:style-name="P126"><text:s/>5.Prerequisites<text:tab/>5</text:p>
          <text:p text:style-name="P126"><text:s/>6.Download and Install<text:tab/>6</text:p>
          <text:p text:style-name="P126"><text:s/>7.A little bit about maven<text:tab/>7</text:p>
          <text:p text:style-name="P126"><text:s/>8.An overview about the tiers.<text:tab/>7</text:p>
          <text:p text:style-name="P126"><text:s/>9.The backend<text:tab/>8</text:p>
          <text:p text:style-name="P126"><text:s/>10.The fronted<text:tab/>9</text:p>
          <text:p text:style-name="P128"><text:s/>10.1.What's in a standard module (annotate databinded)<text:tab/>9</text:p>
          <text:p text:style-name="P128"><text:s/>10.2.The Module MainController<text:tab/>9</text:p>
          <text:p text:style-name="P128"><text:s/>10.3.The list window (manual databinded in controller code)<text:tab/>10</text:p>
          <text:p text:style-name="P128"><text:s/>10.4.The dialog window<text:tab/>14</text:p>
          <text:p text:style-name="P128"><text:s/>10.5.Reporting with DynamicJasper<text:tab/>16</text:p>
          <text:p text:style-name="P126"><text:s/>11.Localisation<text:tab/>17</text:p>
          <text:p text:style-name="P126"><text:s/>12.The configuration files<text:tab/>17</text:p>
          <text:p text:style-name="P126"><text:s/>13.Spring<text:tab/>19</text:p>
          <text:p text:style-name="P128"><text:s/>13.1.Spring AOP<text:tab/>19</text:p>
          <text:p text:style-name="P128"><text:s/>13.2.Spring-Security<text:tab/>20</text:p>
          <text:p text:style-name="P128"><text:s/>13.3.Security-Concept<text:tab/>20</text:p>
          <text:p text:style-name="P128"><text:s/>13.4.An one-time-password implementation.<text:tab/>21</text:p>
          <text:p text:style-name="P126"><text:s/>14.How To's and special components<text:tab/>23</text:p>
          <text:p text:style-name="P128"><text:s/>14.1.How to build a custom constraint with a parameter<text:tab/>23</text:p>
          <text:p text:style-name="P128"><text:s/>14.2.How to declare a custom constraint with parameter in zuml <text:tab/>24</text:p>
          <text:p text:style-name="P128"><text:s/>14.3.TypeConverters<text:tab/>25</text:p>
          <text:p text:style-name="P128"><text:s/>14.4.Long running operations – The Echo Event<text:tab/>26</text:p>
          <text:p text:style-name="P128"><text:s/>14.5.Modal <text:s/>(Search) Dialogs that are getting back an object<text:tab/>27</text:p>
          <text:p text:style-name="P128"><text:s/>14.6.EventQueues. We are building a StatusBar controller.<text:tab/>29</text:p>
          <text:p text:style-name="P128"><text:s/>14.7.EventQueues. We are building a MessageBar controller.<text:tab/>32</text:p>
          <text:p text:style-name="P128"><text:s/>14.8.Dashboard modules<text:tab/>33</text:p>
          <text:p text:style-name="P126"><text:s/>15.The package structure<text:tab/>33</text:p>
          <text:p text:style-name="P128"><text:s/>15.1.Backend<text:tab/>33</text:p>
          <text:p text:style-name="P128"><text:s/>15.2.Frontend<text:tab/>34</text:p>
          <text:p text:style-name="P128"><text:s/>15.3.History of changes<text:tab/>35</text:p>
        </text:index-body>
      </text:table-of-content>
      <text:p text:style-name="P4"/>
      <text:p text:style-name="P4"/>
      <text:p text:style-name="P4"/>
      <text:h text:style-name="P123" text:outline-level="1">About the Authors</text:h>
      <table:table table:name="Tabelle1" table:style-name="Tabelle1">
        <table:table-column table:style-name="Tabelle1.A"/>
        <table:table-column table:style-name="Tabelle1.B"/>
        <table:table-row>
          <table:table-cell table:style-name="Tabelle1.A1" office:value-type="string">
            <text:p text:style-name="P37"><draw:frame draw:style-name="fr2" draw:name="Grafik5" text:anchor-type="paragraph" svg:width="1.953cm" svg:height="2.452cm" draw:z-index="45"><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37"/>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62">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gui application which is begin to develop as ZK releases his version 3.5.2 of it's great AJAX web framework. It's build now with the ZK version 5.0.4. ZK is a event-driven and component oriented web framework written in Java. </text:p>
      <text:p text:style-name="P6"/>
      <text:p text:style-name="Standard"><text:span text:style-name="T3">You can reach the online sample application at the start page: </text:span><text:a xlink:type="simple" xlink:href="http://www.zk-web.de/zksample2/"><text:span text:style-name="T3">http://www.zk-web.de/zksample2/</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Several controllers are working now (since updated to zk 5.0.3) with automatically <text:s/>Annotated DataBinding. </text:p>
      <text:p text:style-name="P6"/>
      <text:h text:style-name="Heading_20_1" text:outline-level="1">Update ZK libs from 3.6.3 to <text:s/>5.x</text:h>
      <text:p text:style-name="P6"/>
      <text:p text:style-name="P6">These days we have <text:span text:style-name="T11">updated</text:span> the Zksample2 project from ZK v3.6.3 to <text:span text:style-name="T11">ZK version 5.0.4. </text:span></text:p>
      <text:p text:style-name="P7"/>
      <text:p text:style-name="P9">We are evaluating the 5.x version natural for a longer time, so we won't not only change the libs but we also <text:s text:c="2"/>made significant modifications to the Zksample2 codes that mirrors our experience with the new great version.</text:p>
      <text:p text:style-name="P7"/>
      <text:p text:style-name="P6"><text:span text:style-name="T71">With this new version we have modified several of the modules to work now with the automatically </text:span><text:span text:style-name="T11">Annotated</text:span><text:span text:style-name="T71"> </text:span><text:span text:style-name="T11">Databinding</text:span><text:span text:style-name="T71"> mechanism of ZK. Some modules will be double because we will show the ways for manual databinding and the annotated databinding way in code. Further a best practice on how to share the model and not the binder, because DataBinder/AnnotateDataBinder is not a zk component, so you will find no ID for it. With this mechanism annotated databinding we can reduce dramatically the </text:span><text:span text:style-name="T11">LoC</text:span><text:span text:style-name="T71"> (Lines of Code). </text:span></text:p>
      <text:p text:style-name="P9">In this case we have adapt our PagedListWrapper (Golden Cow for DB-Sorting/DB-Paging/Generating HQL Queries/without lazyLoading Hibernate exception) for Databinding too. </text:p>
      <text:p text:style-name="P9"/>
      <text:p text:style-name="P9"/>
      <text:p text:style-name="P6"><text:span text:style-name="T71">With the 5.x version comes some new things for us, so we would implement these things step by step. One very interesting new feature are the </text:span><text:span text:style-name="T11">EventQueues </text:span><text:span text:style-name="T71">class. You can imagine this as a global listener. </text:span></text:p>
      <text:p text:style-name="P9"><text:soft-page-break/>WOW absolute interesting for a web application. We use this new feature for showing how to build a StatusBarController that can actualize his information from any place in code. Later we will write a new chat module with the EventQueues mechanism. </text:p>
      <text:p text:style-name="P9"/>
      <text:h text:style-name="P127" text:outline-level="2">Changes in the Configuration (for zk 5.04)</text:h>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16 core cpu on their servers. Today hardware power is so cheap.</text:p>
      <text:p text:style-name="P9"/>
      <text:p text:style-name="P25">&lt;!-- ========================================================== --&gt;</text:p>
      <text:p text:style-name="P43">&lt;!-- <text:s text:c="11"/>Enable event thread for modal windows <text:s text:c="10"/>--&gt;</text:p>
      <text:p text:style-name="P43">&lt;!-- ========================================================== --&gt;</text:p>
      <text:p text:style-name="P40"><text:span text:style-name="T44">&lt;</text:span><text:span text:style-name="T49">system-config</text:span><text:span text:style-name="T44">&gt;</text:span></text:p>
      <text:p text:style-name="P40"><text:span text:style-name="T17"><text:tab/></text:span><text:span text:style-name="T44">&lt;</text:span><text:span text:style-name="T49">disable-event-thread</text:span><text:span text:style-name="T44">&gt;</text:span><text:span text:style-name="T17">false</text:span><text:span text:style-name="T44">&lt;/</text:span><text:span text:style-name="T49">disable-event-thread</text:span><text:span text:style-name="T44">&gt;</text:span></text:p>
      <text:p text:style-name="P41"><text:span text:style-name="T45">&lt;/</text:span><text:span text:style-name="T50">system-config</text:span><text:span text:style-name="T45">&gt;</text:span></text:p>
      <text:p text:style-name="P9"/>
      <text:p text:style-name="P6"><text:span text:style-name="T71">The second modifying in our </text:span><text:span text:style-name="T11">zk.xml</text:span><text:span text:style-name="T71"> is because of the situation that the default font-family is changed, so we will set it back to our well known font and size.</text:span></text:p>
      <text:p text:style-name="P9"/>
      <text:p text:style-name="P25">&lt;!-- ========================================================== --&gt;</text:p>
      <text:p text:style-name="P43">&lt;!-- <text:s text:c="22"/>since 5.0.3 <text:s text:c="25"/>--&gt;</text:p>
      <text:p text:style-name="P40"><text:span text:style-name="T39">&lt;!-- <text:s/>The default font size is changed to "</text:span><text:span text:style-name="T40">arial</text:span><text:span text:style-name="T39">, </text:span><text:span text:style-name="T40">sans</text:span><text:span text:style-name="T39">-</text:span><text:span text:style-name="T40">serif</text:span><text:span text:style-name="T39">" <text:s text:c="2"/>--&gt;</text:span></text:p>
      <text:p text:style-name="P43">&lt;!-- <text:s text:c="12"/>Here we set to the old settings <text:s text:c="15"/>--&gt;</text:p>
      <text:p text:style-name="P43">&lt;!-- ========================================================== --&gt;</text:p>
      <text:p text:style-name="P40"><text:span text:style-name="T44">&lt;</text:span><text:span text:style-name="T49">library-property</text:span><text:span text:style-name="T44">&gt;</text:span></text:p>
      <text:p text:style-name="P40"><text:span text:style-name="T17"><text:tab/></text:span><text:span text:style-name="T44">&lt;</text:span><text:span text:style-name="T49">name</text:span><text:span text:style-name="T44">&gt;</text:span><text:span text:style-name="T17">org.zkoss.zul.theme.fontFamilyT</text:span><text:span text:style-name="T44">&lt;/</text:span><text:span text:style-name="T49">name</text:span><text:span text:style-name="T44">&gt;</text:span></text:p>
      <text:p text:style-name="P40"><text:span text:style-name="T17"><text:tab/></text:span><text:span text:style-name="T44">&lt;</text:span><text:span text:style-name="T49">value</text:span><text:span text:style-name="T44">&gt;</text:span><text:span text:style-name="T30">Verdana</text:span><text:span text:style-name="T17">, </text:span><text:span text:style-name="T30">Tahoma</text:span><text:span text:style-name="T17">, </text:span><text:span text:style-name="T30">Arial</text:span><text:span text:style-name="T17">, </text:span><text:span text:style-name="T30">Helvetica</text:span><text:span text:style-name="T17">, </text:span><text:span text:style-name="T30">sans</text:span><text:span text:style-name="T17">-</text:span><text:span text:style-name="T30">serif</text:span><text:span text:style-name="T44">&lt;/</text:span><text:span text:style-name="T49">value</text:span><text:span text:style-name="T44">&gt;</text:span></text:p>
      <text:p text:style-name="P40"><text:span text:style-name="T44">&lt;/</text:span><text:span text:style-name="T49">library-property</text:span><text:span text:style-name="T44">&gt;</text:span></text:p>
      <text:p text:style-name="P40"><text:span text:style-name="T44">&lt;</text:span><text:span text:style-name="T49">library-property</text:span><text:span text:style-name="T44">&gt;</text:span></text:p>
      <text:p text:style-name="P40"><text:span text:style-name="T17"><text:tab/></text:span><text:span text:style-name="T44">&lt;</text:span><text:span text:style-name="T49">name</text:span><text:span text:style-name="T44">&gt;</text:span><text:span text:style-name="T17">org.zkoss.zul.theme.fontFamilyC</text:span><text:span text:style-name="T44">&lt;/</text:span><text:span text:style-name="T49">name</text:span><text:span text:style-name="T44">&gt;</text:span></text:p>
      <text:p text:style-name="P40"><text:span text:style-name="T17"><text:tab/></text:span><text:span text:style-name="T44">&lt;</text:span><text:span text:style-name="T49">value</text:span><text:span text:style-name="T44">&gt;</text:span><text:span text:style-name="T30">Verdana</text:span><text:span text:style-name="T17">, </text:span><text:span text:style-name="T30">Tahoma</text:span><text:span text:style-name="T17">, </text:span><text:span text:style-name="T30">Arial</text:span><text:span text:style-name="T17">, </text:span><text:span text:style-name="T30">Helvetica</text:span><text:span text:style-name="T17">, </text:span><text:span text:style-name="T30">sans</text:span><text:span text:style-name="T17">-</text:span><text:span text:style-name="T30">serif</text:span><text:span text:style-name="T44">&lt;/</text:span><text:span text:style-name="T49">value</text:span><text:span text:style-name="T44">&gt;</text:span></text:p>
      <text:p text:style-name="P41"><text:span text:style-name="T45">&lt;/</text:span><text:span text:style-name="T50">library-property</text:span><text:span text:style-name="T45">&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71">We must declare our little css-file in the </text:span><text:span text:style-name="T11">lang-addon.xml</text:span><text:span text:style-name="T71"> <text:s/></text:span></text:p>
      <text:p text:style-name="P9"/>
      <text:p text:style-name="P17"><text:span text:style-name="T46">&lt;</text:span><text:span text:style-name="T51">stylesheet</text:span><text:span text:style-name="T71"> </text:span><text:span text:style-name="T55">href</text:span><text:span text:style-name="T37">=</text:span><text:span text:style-name="T60">"/css/zul/zksample2.css"</text:span><text:span text:style-name="T71"> </text:span><text:span text:style-name="T55">type</text:span><text:span text:style-name="T37">=</text:span><text:span text:style-name="T60">"text/css"</text:span><text:span text:style-name="T71"> </text:span><text:span text:style-name="T46">/&gt;</text:span></text:p>
      <text:p text:style-name="P34"/>
      <text:p text:style-name="P28">( which self is declared in the zk.xml file) file.</text:p>
      <text:p text:style-name="P34"/>
      <text:p text:style-name="P34"/>
      <text:p text:style-name="P25">&lt;!-- ========================================================== --&gt;</text:p>
      <text:p text:style-name="P43">&lt;!-- <text:s text:c="11"/>Path to the character set and sizes <text:s text:c="12"/>--&gt;</text:p>
      <text:p text:style-name="P40"><text:span text:style-name="T39">&lt;!-- <text:s text:c="17"/></text:span><text:span text:style-name="T40">Zkoss</text:span><text:span text:style-name="T39"> configuration file <text:s text:c="17"/>--&gt;</text:span></text:p>
      <text:p text:style-name="P43">&lt;!-- <text:s text:c="10"/>Custom components are declared here <text:s text:c="13"/>--&gt;</text:p>
      <text:p text:style-name="P43">&lt;!-- ========================================================== --&gt;</text:p>
      <text:p text:style-name="P40"><text:span text:style-name="T44">&lt;</text:span><text:span text:style-name="T49">language-config</text:span><text:span text:style-name="T44">&gt;</text:span></text:p>
      <text:p text:style-name="P40"><text:span text:style-name="T17"><text:tab/></text:span><text:span text:style-name="T44">&lt;</text:span><text:span text:style-name="T49">addon-uri</text:span><text:span text:style-name="T44">&gt;</text:span><text:span text:style-name="T17">/WEB-INF/</text:span><text:span text:style-name="T30">lang</text:span><text:span text:style-name="T17">-addon.xml</text:span></text:p>
      <text:p text:style-name="P40"><text:span text:style-name="T17"><text:tab/></text:span><text:span text:style-name="T44">&lt;/</text:span><text:span text:style-name="T49">addon-uri</text:span><text:span text:style-name="T44">&gt;</text:span></text:p>
      <text:p text:style-name="P40"><text:span text:style-name="T44">&lt;/</text:span><text:span text:style-name="T49">language-config</text:span><text:span text:style-name="T44">&gt;</text:span></text:p>
      <text:p text:style-name="P9"/>
      <text:p text:style-name="P9"/>
      <text:p text:style-name="P9">Next lines will enable that all user actions displays a wait indicator.</text:p>
      <text:p text:style-name="P25">&lt;!-- ====================================================== --&gt;</text:p>
      <text:p text:style-name="P43">&lt;!-- <text:s text:c="2"/>Displays the wait indicator for every user action <text:s text:c="3"/>--&gt;</text:p>
      <text:p text:style-name="P43">&lt;!-- ====================================================== --&gt;</text:p>
      <text:p text:style-name="P40"><text:span text:style-name="T44">&lt;</text:span><text:span text:style-name="T49">library-property</text:span><text:span text:style-name="T44">&gt;</text:span></text:p>
      <text:p text:style-name="P40"><text:span text:style-name="T17"><text:s text:c="5"/></text:span><text:span text:style-name="T44">&lt;</text:span><text:span text:style-name="T49">name</text:span><text:span text:style-name="T44">&gt;</text:span><text:span text:style-name="T17">org.zkoss.zul.progressbox.position</text:span><text:span text:style-name="T44">&lt;/</text:span><text:span text:style-name="T49">name</text:span><text:span text:style-name="T44">&gt;</text:span></text:p>
      <text:p text:style-name="P40"><text:span text:style-name="T17"><text:s text:c="5"/></text:span><text:span text:style-name="T44">&lt;</text:span><text:span text:style-name="T49">value</text:span><text:span text:style-name="T44">&gt;</text:span><text:span text:style-name="T17">center</text:span><text:span text:style-name="T44">&lt;/</text:span><text:span text:style-name="T49">value</text:span><text:span text:style-name="T44">&gt;</text:span></text:p>
      <text:p text:style-name="P40"><text:span text:style-name="T44">&lt;/</text:span><text:span text:style-name="T49">library-property</text:span><text:span text:style-name="T44">&gt;</text:span></text:p>
      <text:p text:style-name="P58"/>
      <text:p text:style-name="P40"><text:span text:style-name="T44">&lt;</text:span><text:span text:style-name="T49">client-config</text:span><text:span text:style-name="T44">&gt;</text:span></text:p>
      <text:p text:style-name="P40"><text:span text:style-name="T17"><text:s text:c="5"/></text:span><text:span text:style-name="T44">&lt;</text:span><text:span text:style-name="T49">processing-prompt-delay</text:span><text:span text:style-name="T44">&gt;</text:span><text:span text:style-name="T17">1</text:span><text:span text:style-name="T44">&lt;/</text:span><text:span text:style-name="T49">processing-prompt-delay</text:span><text:span text:style-name="T44">&gt;</text:span></text:p>
      <text:p text:style-name="P40"><text:span text:style-name="T44">&lt;/</text:span><text:span text:style-name="T49">client-config</text:span><text:span text:style-name="T44">&gt;</text:span></text:p>
      <text:p text:style-name="P13"/>
      <text:p text:style-name="P13"/>
      <text:p text:style-name="P13"/>
      <text:h text:style-name="Heading_20_2" text:outline-level="2"><text:soft-page-break/>Changes in the Configuration (for zk 5.06)</text:h>
      <text:p text:style-name="P6">No changes needed.</text:p>
      <text:p text:style-name="P6"/>
      <text:h text:style-name="Heading_20_1" text:outline-level="1">Used frameworks</text:h>
      <text:p text:style-name="P8"/>
      <text:list xml:id="list37466131" text:style-name="L1">
        <text:list-item>
          <text:p text:style-name="P104"><text:span text:style-name="T3">ZK web framework <text:s/></text:span><text:a xlink:type="simple" xlink:href="http://www.zkoss.org/"><text:span text:style-name="T3">http://www.zkoss.org/</text:span></text:a></text:p>
          <text:p text:style-name="P94">used for the frontend as a component oriented and event driven web framework.</text:p>
          <text:p text:style-name="P94"/>
        </text:list-item>
      </text:list>
      <text:list xml:id="list37463690" text:style-name="L2">
        <text:list-item>
          <text:p text:style-name="P105"><text:span text:style-name="T3">Hibernate ORM</text:span><text:span text:style-name="T3"> <text:s/></text:span><text:a xlink:type="simple" xlink:href="https://www.hibernate.org/"><text:span text:style-name="T3">https://www.hibernate.org/</text:span></text:a><text:span text:style-name="T3"> </text:span></text:p>
          <text:p text:style-name="P95">used in the backend as Object Relational Mapper between Tables records and Pojos (Domain Models)</text:p>
          <text:p text:style-name="P95"/>
        </text:list-item>
        <text:list-item>
          <text:p text:style-name="P105"><text:span text:style-name="T3">Spring </text:span><text:span text:style-name="T3"><text:s/></text:span><text:a xlink:type="simple" xlink:href="http://www.springsource.org/"><text:span text:style-name="T3">http://www.springsource.org/</text:span></text:a><text:span text:style-name="T3"> </text:span></text:p>
          <text:p text:style-name="P95">as a common Enterprise framework. Used for the scopes of lifetime for the created controllers and DAOs.</text:p>
          <text:p text:style-name="P95"/>
        </text:list-item>
        <text:list-item>
          <text:p text:style-name="P95">Spring AOP <text:s/><text:a xlink:type="simple" xlink:href="http://www.springsource.org/"><text:span text:style-name="T2">http://www.springsource.org/</text:span></text:a><text:span text:style-name="T2"> </text:span></text:p>
          <text:p text:style-name="P95">AOP ( Aspect oriented programming ) framework, Used for our transaction scopes in the DAO's and Services.</text:p>
        </text:list-item>
      </text:list>
      <text:p text:style-name="P6"/>
      <text:list xml:id="list37612773" text:continue-numbering="true" text:style-name="L2">
        <text:list-item>
          <text:p text:style-name="P95">Spring-Security <text:s/><text:a xlink:type="simple" xlink:href="http://www.springsource.org/"><text:span text:style-name="T2">http://www.springsource.org/</text:span></text:a><text:span text:style-name="T2"> </text:span></text:p>
          <text:p text:style-name="P95">Security framework. Used for the <text:s/>authentication of a user and authorization for the components and methods.</text:p>
        </text:list-item>
      </text:list>
      <text:p text:style-name="P6"/>
      <text:list xml:id="list37617122" text:continue-numbering="true" text:style-name="L2">
        <text:list-item>
          <text:p text:style-name="P105"><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95">We used only pieces of this framework. From it's Search class it generates the HQL Queries. It's the basic of our paged lists that can be sorted on the database too.</text:p>
          <text:p text:style-name="P95"/>
        </text:list-item>
      </text:list>
      <text:list xml:id="list37600366" text:continue-list="list37466131" text:style-name="L1">
        <text:list-item>
          <text:p text:style-name="P104"><text:span text:style-name="T3">JasperReport</text:span><text:span text:style-name="T3"> <text:s/></text:span><text:a xlink:type="simple" xlink:href="http://jasperforge.org/"><text:span text:style-name="T3">http://jasperforge.org/</text:span></text:a><text:span text:style-name="T3"> </text:span></text:p>
          <text:p text:style-name="P94">Used for the printing of reports.</text:p>
          <text:p text:style-name="P94"/>
        </text:list-item>
        <text:list-item>
          <text:p text:style-name="P104"><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94">Used for creating dynamic Jasper reports at runtime. Most of our reports uses them.</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37464770" text:style-name="L3">
        <text:list-item>
          <text:p text:style-name="P96">Eclipse IDE</text:p>
        </text:list-item>
      </text:list>
      <text:list xml:id="list37482866" text:style-name="L4">
        <text:list-item>
          <text:p text:style-name="P97">Maven2</text:p>
        </text:list-item>
      </text:list>
      <text:list xml:id="list37471429" text:style-name="L5">
        <text:list-item>
          <text:p text:style-name="P98">Tomcat</text:p>
        </text:list-item>
      </text:list>
      <text:list xml:id="list37466196" text:style-name="L6">
        <text:list-item>
          <text:p text:style-name="P99">Maven Plugin</text:p>
        </text:list-item>
      </text:list>
      <text:list xml:id="list37606965" text:continue-list="list37482866" text:style-name="L4">
        <text:list-item>
          <text:p text:style-name="P97">Subversion Plugin</text:p>
          <text:p text:style-name="P97"/>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text:soft-page-break/>So you must download and install the Subversion Plugin for Eclipse. You can download it from </text:p>
      <text:p text:style-name="P3"><text:a xlink:type="simple" xlink:href="http://subclipse.tigris.org/"><text:span text:style-name="T68">http://subclipse.tigris.org/</text:span></text:a><text:span text:style-name="T68">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text:span><text:span text:style-name="T3">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4"><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soft-page-break/></text:p>
      <text:p text:style-name="P6"/>
      <text:list xml:id="list37480963" text:style-name="L7">
        <text:list-item>
          <text:p text:style-name="P100">zkoss = web-frontend</text:p>
        </text:list-item>
        <text:list-item>
          <text:p text:style-name="P100">spring-hibernate-backend = backend.</text:p>
        </text:list-item>
        <text:list-item>
          <text:p text:style-name="P100">KeyGenZkoss = Tokenizer for generating a one-time-password with a little swing client.</text:p>
        </text:list-item>
        <text:list-item>
          <text:p text:style-name="P100">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called zk_sample_gui and hostet on code.google.com with zk 3.6.3)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have a smaller project size in our Subversion project repository, because the needed libs are downloaded and stored separate in the maven repository. So don't be unpatience on first running the build of the sample application because all sub projects needs to download several libs for it.</text:p>
      <text:p text:style-name="P6"/>
      <text:p text:style-name="P6">Additionally we have in our build script on the server a special instruction that do overwrite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where one tier is the database server and the second tier is the gui client. A 3-tier application have <text:s/>1. user interface / 2. business logic / 3. database.</text:p>
      <text:p text:style-name="P6"/>
      <text:p text:style-name="P6">The Zksample2 have 4 tiers.</text:p>
      <text:p text:style-name="P6"/>
      <text:list xml:id="list37486867" text:style-name="L8">
        <text:list-item>
          <text:p text:style-name="P101">User Interface /frontend</text:p>
        </text:list-item>
        <text:list-item>
          <text:p text:style-name="P101">Gui Services / Reporting</text:p>
        </text:list-item>
        <text:list-item>
          <text:p text:style-name="P101">The Business Logic </text:p>
        </text:list-item>
        <text:list-item>
          <text:p text:style-name="P101">Database </text:p>
          <text:p text:style-name="P101"/>
        </text:list-item>
      </text:list>
      <text:h text:style-name="Heading_20_1" text:outline-level="1"><text:soft-page-break/>The backend</text:h>
      <text:p text:style-name="P62">The backend do all the stuff that have to do with the CRUD (<text:span text:style-name="T11">C</text:span>reate <text:span text:style-name="T11">R</text:span>ead <text:span text:style-name="T11">U</text:span>pdate <text:span text:style-name="T11">D</text:span>elete) functions of an application. We concentrate us on the main package structure that is as follows:</text:p>
      <text:p text:style-name="P62"/>
      <text:p text:style-name="P62">de.forsthaus.backend.dao <text:s/>( Interfaces for the <text:span text:style-name="T11">D</text:span>ata <text:span text:style-name="T11">A</text:span>ccess <text:span text:style-name="T11">O</text:span>bjects methods)</text:p>
      <text:p text:style-name="P62">de.forsthaus.backend.dao.impl ( Implementation of the Interface methods )</text:p>
      <text:p text:style-name="P62">de.forsthaus.backend.model ( Domain objects also called Pojo's )</text:p>
      <text:p text:style-name="P62">de.forsthaus.backend.service ( Interfaces for the Services )</text:p>
      <text:p text:style-name="P62">de.forsthaus.backend.service.impl ( Implementation of the Interface methods )</text:p>
      <text:p text:style-name="P63"/>
      <text:p text:style-name="P62">The DAO classes are holding all classes for the CRUD operations. Every single DAO class is standing for a <text:s/>single table . Conventions are good things for orientation. So we named every DAO like the corresponding table name advanced with a 'DAO' like:</text:p>
      <text:p text:style-name="P62"><text:span text:style-name="T29">Interface =</text:span><text:span text:style-name="T61"> <text:s/>de.forsthaus.backend.dao.CustomerDAO. <text:s/></text:span></text:p>
      <text:p text:style-name="P62"><text:span text:style-name="T29">Methods Implementation =</text:span><text:span text:style-name="T61"> <text:s/>de.forsthaus.backend.dao.impl.CustomerDAOImpl. <text:s/></text:span></text:p>
      <text:p text:style-name="P70">Now we have the CRUD operations for all the tables in their DAO's. Hmmmmmm, for what's the hack are the Services ???</text:p>
      <text:p text:style-name="P69"><text:span text:style-name="T67">In the case as we defined that every table has one corresponding DAO class, we could say that in such a </text:span><text:span text:style-name="T67">class the operation like an insert or delete will do it in a single transaction </text:span><text:span text:style-name="T12">only</text:span><text:span text:style-name="T67"> for this table. The action is written (commit) to the database or rolled back (rollback) when failed. </text:span></text:p>
      <text:p text:style-name="P70">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69"><text:span text:style-name="T67">So by definition a transaction must be ACID </text:span><text:span text:style-name="T12">A</text:span><text:span text:style-name="T67">tomic / </text:span><text:span text:style-name="T12">C</text:span><text:span text:style-name="T67">onsitent / </text:span><text:span text:style-name="T12">I</text:span><text:span text:style-name="T67">solated / </text:span><text:span text:style-name="T12">D</text:span><text:span text:style-name="T67">urable. Means if during the two operations on the different bank accounts a failure arieses that all are rolled back. All must be OK or nothing. </text:span></text:p>
      <text:p text:style-name="P70">So it's a fine thing to set the transaction scope around the two operations as a single one. Therefore are the Services.</text:p>
      <text:p text:style-name="P70">In the spring AOP section of this documentation you'll read why you don't find codes in the backend about the transactions like the following codes:</text:p>
      <text:p text:style-name="P87">try {</text:p>
      <text:p text:style-name="P89"><text:s text:c="4"/><text:span text:style-name="T72">UserTransaction tx = ...</text:span> <text:s text:c="6"/></text:p>
      <text:p text:style-name="P89"><text:s text:c="4"/><text:span text:style-name="T72">tx.</text:span><text:span text:style-name="T74">begin</text:span><text:span text:style-name="T72">();</text:span></text:p>
      <text:p text:style-name="P88"><text:s text:c="4"/>// Do some work</text:p>
      <text:p text:style-name="P89"><text:s text:c="4"/><text:span text:style-name="T72">tx.commit();</text:span></text:p>
      <text:p text:style-name="P90">}</text:p>
      <text:p text:style-name="P90">catch (RuntimeException e) {</text:p>
      <text:p text:style-name="P89"><text:s text:c="4"/><text:span text:style-name="T72">tx.</text:span><text:span text:style-name="T103">rollback</text:span><text:span text:style-name="T72">();</text:span></text:p>
      <text:p text:style-name="P89"><text:s text:c="4"/><text:span text:style-name="T72">throw e; // or display error message</text:span></text:p>
      <text:p text:style-name="P90">}</text:p>
      <text:p text:style-name="P90"/>
      <text:h text:style-name="P124" text:outline-level="1"><text:soft-page-break/>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text:span></text:p>
      <text:p text:style-name="Text_20_body"><text:span text:style-name="T3">Both pieces are designed in the zul-files and have own controllers. <text:s/>While in the first version of our sample application only the backend was spring managed we set the controllers in the zul files with the </text:span><text:span text:style-name="T7">use</text:span><text:span text:style-name="T6">=“de.aFirm.aProg.aController“ </text:span><text:span text:style-name="T4">attribut, so the controllers extend the window component</text:span><text:span text:style-name="T6">. </text:span><text:span text:style-name="T4">Now as the frontend is spring-managed too we set their controllers with the attribut </text:span><text:span text:style-name="T5">apply</text:span><text:span text:style-name="T4">=“</text:span><text:span text:style-name="T6">de.aFirm.aProg.aController</text:span><text:span text:style-name="T4">“ and extend all controllers from the GenericForwardComposer. </text:span></text:p>
      <text:p text:style-name="Text_20_body"><text:span text:style-name="T4">In all cases we have only </text:span><text:span text:style-name="T5">ONE</text:span><text:span text:style-name="T4"> window container component in a single zul-file and for a propper access we create ALL zul-files and so their controllers with <text:s/></text:span><text:span text:style-name="T20">Executions.</text:span><text:span text:style-name="T21">createComponents</text:span><text:span text:style-name="T20">(myZulFile, </text:span><text:span text:style-name="T20">center, </text:span><text:span text:style-name="T14">null</text:span><text:span text:style-name="T20">) </text:span><text:span text:style-name="T26">where </text:span><text:span text:style-name="T20">center</text:span><text:span text:style-name="T26"> is the Center area of the borderlayout in our mainpage </text:span><text:span text:style-name="T27">index.zul</text:span><text:span text:style-name="T26"> </text:span><text:span text:style-name="T20">;</text:span></text:p>
      <text:h text:style-name="Heading_20_2" text:outline-level="2">What's in a standard module (annotate databinded)</text:h>
      <text:p text:style-name="Text_20_body"><text:span text:style-name="T3">We do have a look on the branches module for explaining the construction of such a set of zul-files and their controllers. With branch we mean </text:span><text:span text:style-name="T75">branch of industry i.e. electronic, food, IT, automotive, insurance. </text:span></text:p>
      <text:p text:style-name="P61">One of our convention is that a gui module have normally three packages. One for the controllers, one for the ItemRenderers or converters and one for the reports if they need such. So the package structure of the branch is like this:</text:p>
      <text:p text:style-name="P62">de.forsthaus.webui.branch</text:p>
      <text:list xml:id="list37487621" text:style-name="L9">
        <text:list-item>
          <text:p text:style-name="P129">BranchMainCtrl.java</text:p>
        </text:list-item>
        <text:list-item>
          <text:p text:style-name="P129">BranchDialogCtrl.java</text:p>
        </text:list-item>
      </text:list>
      <text:list xml:id="list37463424" text:style-name="L10">
        <text:list-item>
          <text:p text:style-name="P130">BranchListCtrl.java</text:p>
        </text:list-item>
      </text:list>
      <text:p text:style-name="P62">de.forsthaus.webui.branch.model</text:p>
      <text:list xml:id="list37485085" text:style-name="L11">
        <text:list-item>
          <text:p text:style-name="P131">empty: no special renderer for this case used</text:p>
        </text:list-item>
      </text:list>
      <text:p text:style-name="P62">de.forsthaus.webui.branch.report</text:p>
      <text:list xml:id="list37604065" text:continue-numbering="true" text:style-name="L11">
        <text:list-item>
          <text:p text:style-name="P131">BranchSimpleDJReport.java</text:p>
        </text:list-item>
      </text:list>
      <text:p text:style-name="P62">The zul-templates we have stored in the folders under WEB-INF/pages/“moduleNames“/* .</text:p>
      <text:p text:style-name="P62"/>
      <text:p text:style-name="P62">NEW!!! Since we have updated the ZkSample2 to zk v 5.x in several modules we work with the Annotated <text:s text:c="2"/>Databinding mechanism. The manual old way with Databinding in code <text:span text:style-name="T71">comp.setValue</text:span>(bean.property) / comp.getValue(bean.property) and the second case with Annotated automatically Databinding. You can discover the modules that are working in the automatically <text:s/><text:span text:style-name="T11">a</text:span>nnotated <text:span text:style-name="T11">d</text:span>ata<text:span text:style-name="T11">b</text:span>inded way on their suffix (adb) in their menu texts.</text:p>
      <text:p text:style-name="P62">If we need no special ItemRenderer we declare all attributes in the zul file. Additionally we have set an converter for a special result in the listbox. </text:p>
      <text:h text:style-name="Heading_20_2" text:outline-level="2">The Module MainController</text:h>
      <text:p text:style-name="P62">We have try several ways to work with the automatically Annotated Databinding mechanism in the face of the need to split a module in several tabs for administrate the data. So we have become problems to share the binder to all related tabs, we go the way to share the models of the tab controllers. And for a better and clean access from all tabs we hold all beans and collections in the module's MainController. <text:s/></text:p>
      <text:p text:style-name="P62">All Tabs/TabsData are loading on demand, means if some tabs are working together we must <text:s/>ensure that all of these tabs are loaded together. One of my lovely methods for this are the i.e. <text:s/><text:span text:style-name="T24">Events.</text:span><text:span text:style-name="T19">sendEvent</text:span><text:span text:style-name="T24">(</text:span><text:span text:style-name="T16">new</text:span><text:span text:style-name="T24"> Event(</text:span><text:span text:style-name="T62">"onSelect"</text:span><text:span text:style-name="T24">, </text:span><text:span text:style-name="T96">tabCustomerAddon1</text:span><text:span text:style-name="T24">, </text:span><text:span text:style-name="T16">null</text:span><text:span text:style-name="T24">));</text:span> method. With it you can force/simulate the call of the corresponding event, if it's declared in the code. Note: This does only work if you are in an Event.</text:p>
      <text:p text:style-name="P62"/>
      <text:p text:style-name="P62">If we have a look on the codes in the zul-file we distinguish two major DataBinding Beans. The <text:soft-page-break/><text:span text:style-name="T11">selectedListItem</text:span> and a '<text:span text:style-name="T11">normal</text:span>' bean that's property is showing it's <text:span text:style-name="T71">detail value in a</text:span><text:span text:style-name="T11"> </text:span><text:span text:style-name="T71">textbox or decimalbox or some of the other zk components. </text:span></text:p>
      <text:p text:style-name="P62"><text:span text:style-name="T71">The third kind of that are a List for the Listboxes </text:span><text:span text:style-name="T11">model</text:span><text:span text:style-name="T71">.</text:span></text:p>
      <text:p text:style-name="P62"/>
      <text:p text:style-name="P62">For an interComposer Communication we overhanded to each created data controller the mainController and vice versa. So controllerA have acces to controllerB by the way to call the mainController.getControllerB.</text:p>
      <text:p text:style-name="P62">We do this in the mainController by</text:p>
      <text:p text:style-name="P16"><text:span text:style-name="T89">// </text:span><text:span text:style-name="T90">overhanded</text:span><text:span text:style-name="T89"> this controller self in the paramMap</text:span></text:p>
      <text:p text:style-name="P40"><text:span text:style-name="T13">final</text:span><text:span text:style-name="T17"> Map&lt;String, Object&gt; map = Collections.</text:span><text:span text:style-name="T33">singletonMap</text:span><text:span text:style-name="T17">(mainCtrlName, mainCtrl);</text:span></text:p>
      <text:p text:style-name="P44">…</text:p>
      <text:p text:style-name="P40"><text:span text:style-name="T87">// call the </text:span><text:span text:style-name="T88">zul</text:span><text:span text:style-name="T87">-file and put it on the tab.</text:span></text:p>
      <text:p text:style-name="P41"><text:span text:style-name="T31">Executions.</text:span><text:span text:style-name="T34">createComponents</text:span><text:span text:style-name="T31">(ControllerB.zul, parent, map);</text:span></text:p>
      <text:p text:style-name="P62">By creating the ControllerB we read back the overhanded mainController and get them the ControllerB.</text:p>
      <text:p text:style-name="P24">/**</text:p>
      <text:p text:style-name="P40"><text:span text:style-name="T39"><text:s/>* 1. Get the </text:span><text:span text:style-name="T40">overhanded</text:span><text:span text:style-name="T39"> MainController.</text:span><text:span text:style-name="T41">&lt;br&gt;</text:span></text:p>
      <text:p text:style-name="P40"><text:span text:style-name="T39"><text:s/>* 2. Set this controller in the MainController.</text:span><text:span text:style-name="T41">&lt;br&gt;</text:span></text:p>
      <text:p text:style-name="P40"><text:span text:style-name="T39"><text:s/>* 3. Check if a 'selectedObject' exists yet in the MainController.</text:span><text:span text:style-name="T41">&lt;br&gt;</text:span></text:p>
      <text:p text:style-name="P43"><text:s/>*/</text:p>
      <text:p text:style-name="P40"><text:span text:style-name="T13">if</text:span><text:span text:style-name="T17"> (</text:span><text:span text:style-name="T92">arg</text:span><text:span text:style-name="T17">.containsKey(</text:span><text:span text:style-name="T58">"ModuleMainController"</text:span><text:span text:style-name="T17">)) {</text:span></text:p>
      <text:p text:style-name="P40"><text:span text:style-name="T17"><text:s text:c="4"/>setBranchMainCtrl((BranchMainCtrl) </text:span><text:span text:style-name="T92">arg</text:span><text:span text:style-name="T17">.get(</text:span><text:span text:style-name="T58">"ModuleMainController"</text:span><text:span text:style-name="T17">));</text:span></text:p>
      <text:p text:style-name="P40"/>
      <text:p text:style-name="P40"><text:span text:style-name="T17"><text:s text:c="4"/></text:span><text:span text:style-name="T87">// SET THIS CONTROLLER TO THE MainController</text:span></text:p>
      <text:p text:style-name="P40"><text:span text:style-name="T17"><text:s text:c="4"/>getBranchMainCtrl().setBranchListCtrl(</text:span><text:span text:style-name="T13">this</text:span><text:span text:style-name="T17">);</text:span></text:p>
      <text:p text:style-name="P40"><text:s text:c="4"/>. . .</text:p>
      <text:p text:style-name="P44"><text:s text:c="4"/>}</text:p>
      <text:p text:style-name="P62"/>
      <text:p text:style-name="P62">So in fact the mainModule zul-file is only a small file with a window component as a container with the applied controller. A few Tabs and the corresponding TabPanels. That's all.</text:p>
      <text:p text:style-name="P62"/>
      <text:h text:style-name="Heading_20_2" text:outline-level="2">The list window (manual databinded in controller code)</text:h>
      <text:p text:style-name="P62">We begin with the zul-template for the branches list named as branchList.zul. You'll find them in the folder WEB-INF/pages/branch/branchList.zul .</text:p>
      <text:p text:style-name="P72"><text:span text:style-name="T100">file:</text:span> <text:span text:style-name="T100">branchList.zul</text:span></text:p>
      <text:p text:style-name="P17"><text:span text:style-name="T44">&lt;?</text:span><text:span text:style-name="T49">xml</text:span> <text:span text:style-name="T54">version</text:span><text:span text:style-name="T17">=</text:span><text:span text:style-name="T59">"1.0"</text:span> <text:span text:style-name="T54">encoding</text:span><text:span text:style-name="T17">=</text:span><text:span text:style-name="T59">"UTF-8"</text:span> <text:span text:style-name="T44">?&gt;</text:span></text:p>
      <text:p text:style-name="P40"/>
      <text:p text:style-name="P53">&lt;!-- +++++++++++++++++++++++++++++++++++++++++++++++++++ --&gt;</text:p>
      <text:p text:style-name="P53">&lt;!-- This <text:span text:style-name="T85">taglib</text:span> is used <text:span text:style-name="T71">for</text:span> the translations. <text:s text:c="10"/>--&gt;</text:p>
      <text:p text:style-name="P53">&lt;!-- title="${c:l('panel_BranchList.title')}" <text:s text:c="11"/>--&gt;</text:p>
      <text:p text:style-name="P53">&lt;!-- It's the <text:span text:style-name="T85">aquivalent</text:span> to java: Labels.getLabel("xx"); --&gt;</text:p>
      <text:p text:style-name="P53">&lt;!-- +++++++++++++++++++++++++++++++++++++++++++++++++++ --&gt;</text:p>
      <text:p text:style-name="P40"><text:span text:style-name="T86">&lt;</text:span><text:span text:style-name="T44">?</text:span><text:span text:style-name="T49">taglib</text:span> uri="http://www.zkoss.org/dsp/web/core" prefix="c"<text:span text:style-name="T44">?&gt;</text:span></text:p>
      <text:p text:style-name="P40"/>
      <text:p text:style-name="P53">&lt;!-- +++++++++++++++++++++++++++++++++++++++++++++++++++ --&gt;</text:p>
      <text:p text:style-name="P53">&lt;!-- Resolver <text:span text:style-name="T71">class</text:span> that allows Spring to instantiated <text:s text:c="2"/>--&gt;</text:p>
      <text:p text:style-name="P53">&lt;!-- the controller <text:span text:style-name="T71">class</text:span> <text:span text:style-name="T71">for</text:span> <text:span text:style-name="T71">this</text:span> <text:span text:style-name="T85">zul</text:span>-file. Works on <text:s text:c="3"/>--&gt;</text:p>
      <text:p text:style-name="P53">&lt;!-- apply="${branchListCtrl}" <text:s text:c="26"/>--&gt;</text:p>
      <text:p text:style-name="P53">&lt;!-- +++++++++++++++++++++++++++++++++++++++++++++++++++ --&gt;</text:p>
      <text:p text:style-name="P40"><text:span text:style-name="T44">&lt;?</text:span><text:span text:style-name="T49">variable-resolver</text:span> class="org.zkoss.zkplus.spring.DelegatingVariableResolver"<text:span text:style-name="T44">?&gt;</text:span></text:p>
      <text:p text:style-name="P40"/>
      <text:p text:style-name="P40"><text:span text:style-name="T44">&lt;</text:span><text:span text:style-name="T49">zk</text:span> <text:span text:style-name="T54">xmlns</text:span><text:span text:style-name="T17">=</text:span><text:span text:style-name="T59">"http://www.zkoss.org/2005/zul"</text:span></text:p>
      <text:p text:style-name="P40"><text:tab/><text:span text:style-name="T54">xmlns:h</text:span><text:span text:style-name="T17">=</text:span><text:span text:style-name="T59">"http://www.w3.org/1999/xhtml"</text:span></text:p>
      <text:p text:style-name="P40"><text:tab/><text:span text:style-name="T54">xmlns:xsi</text:span><text:span text:style-name="T17">=</text:span><text:span text:style-name="T59">"http://www.w3.org/2001/XMLSchema-instance"</text:span></text:p>
      <text:p text:style-name="P40"><text:tab/><text:span text:style-name="T54">xsi:schemaLocation</text:span><text:span text:style-name="T17">=</text:span><text:span text:style-name="T59">"http://www.zkoss.org/2005/zul http://www.zkoss.org/2005/zul/zul.xsd"</text:span><text:span text:style-name="T44">&gt;</text:span></text:p>
      <text:p text:style-name="P40"/>
      <text:p text:style-name="P51"><text:tab/><text:span text:style-name="T97">&lt;!-- +++++++++++++++++++++++++++++++++++++++++++++++++++ --&gt;</text:span></text:p>
      <text:p text:style-name="P53"><text:tab/>&lt;!-- Window component as container <text:span text:style-name="T71">for</text:span> other components. --&gt;</text:p>
      <text:p text:style-name="P53"><text:tab/>&lt;!-- +++++++++++++++++++++++++++++++++++++++++++++++++++ --&gt;</text:p>
      <text:p text:style-name="P40"><text:span text:style-name="T17"><text:tab/></text:span><text:span text:style-name="T44">&lt;</text:span><text:span text:style-name="T49">window</text:span> <text:span text:style-name="T54">id</text:span><text:span text:style-name="T17">=</text:span><text:span text:style-name="T59">"window_BranchesList"</text:span> <text:span text:style-name="T54">apply</text:span><text:span text:style-name="T17">=</text:span><text:span text:style-name="T59">"${branchListCtrl}"</text:span></text:p>
      <text:p text:style-name="P40"><text:tab/><text:tab/><text:span text:style-name="T54">border</text:span><text:span text:style-name="T17">=</text:span><text:span text:style-name="T59">"none"</text:span> <text:span text:style-name="T54">width</text:span><text:span text:style-name="T17">=</text:span><text:span text:style-name="T59">"100%"</text:span><text:span text:style-name="T44">&gt;</text:span></text:p>
      <text:p text:style-name="P40"/>
      <text:p text:style-name="P51"><text:tab/><text:tab/><text:span text:style-name="T97">&lt;!-- +++++++++++++++++++++++++++++++++++++++++++++++++++ --&gt;</text:span></text:p>
      <text:p text:style-name="P53"><text:tab/><text:tab/>&lt;!-- Set the HTML BODY <text:span text:style-name="T71">for</text:span> ONLY <text:span text:style-name="T71">this</text:span> <text:span text:style-name="T85">zul</text:span> file. <text:s text:c="10"/>--&gt;</text:p>
      <text:p text:style-name="P53"><text:tab/><text:tab/>&lt;!-- +++++++++++++++++++++++++++++++++++++++++++++++++++ --&gt;</text:p>
      <text:p text:style-name="P40"><text:span text:style-name="T17"><text:tab/><text:tab/></text:span><text:span text:style-name="T44">&lt;</text:span><text:span text:style-name="T49">style</text:span><text:span text:style-name="T44">&gt;</text:span></text:p>
      <text:p text:style-name="P44"><text:tab/><text:tab/><text:tab/>body { padding: 0 0; /* 0 padding on top and bottom and 0</text:p>
      <text:p text:style-name="P44"><text:tab/><text:tab/><text:tab/>padding on right and left */ }</text:p>
      <text:p text:style-name="P40"><text:span text:style-name="T17"><text:tab/><text:tab/></text:span><text:span text:style-name="T44">&lt;/</text:span><text:span text:style-name="T49">style</text:span><text:span text:style-name="T44">&gt;</text:span></text:p>
      <text:p text:style-name="P40"/>
      <text:p text:style-name="P40"><text:span text:style-name="T17"><text:tab/><text:tab/></text:span><text:span text:style-name="T44">&lt;</text:span><text:span text:style-name="T49">panel</text:span> <text:span text:style-name="T54">id</text:span><text:span text:style-name="T17">=</text:span><text:span text:style-name="T59">"panel_BranchList"</text:span></text:p>
      <text:p text:style-name="P40"><text:tab/><text:tab/><text:tab/><text:span text:style-name="T54">title</text:span><text:span text:style-name="T17">=</text:span><text:span text:style-name="T59">"${c:l('panel_BranchList.title')}"</text:span> <text:span text:style-name="T54">border</text:span><text:span text:style-name="T17">=</text:span><text:span text:style-name="T59">"none"</text:span> <text:span text:style-name="T44">/&gt;</text:span></text:p>
      <text:p text:style-name="P40"/>
      <text:p text:style-name="P40"><text:span text:style-name="T17"><text:tab/><text:tab/></text:span><text:span text:style-name="T44">&lt;</text:span><text:span text:style-name="T49">toolbar</text:span><text:span text:style-name="T44">&gt;</text:span></text:p>
      <text:p text:style-name="P40"><text:soft-page-break/><text:span text:style-name="T17"><text:tab/><text:tab/><text:tab/></text:span><text:span text:style-name="T44">&lt;</text:span><text:span text:style-name="T49">button</text:span> <text:span text:style-name="T54">id</text:span><text:span text:style-name="T17">=</text:span><text:span text:style-name="T59">"btnHelp"</text:span> <text:span text:style-name="T54">image</text:span><text:span text:style-name="T17">=</text:span><text:span text:style-name="T59">"/images/icons/light_16x16.gif"</text:span></text:p>
      <text:p text:style-name="P40"><text:tab/><text:tab/><text:tab/><text:tab/><text:span text:style-name="T54">tooltiptext</text:span><text:span text:style-name="T17">=</text:span><text:span text:style-name="T59">"${c:l('btnHelp.tooltiptext')}"</text:span> <text:span text:style-name="T44">/&gt;</text:span></text:p>
      <text:p text:style-name="P40"><text:span text:style-name="T17"><text:tab/><text:tab/><text:tab/></text:span><text:span text:style-name="T44">&lt;</text:span><text:span text:style-name="T49">button</text:span> <text:span text:style-name="T54">id</text:span><text:span text:style-name="T17">=</text:span><text:span text:style-name="T59">"button_BranchList_NewBranch"</text:span></text:p>
      <text:p text:style-name="P40"><text:tab/><text:tab/><text:tab/><text:tab/><text:span text:style-name="T54">image</text:span><text:span text:style-name="T17">=</text:span><text:span text:style-name="T59">"/images/icons/btn_new2_16x16.gif"</text:span></text:p>
      <text:p text:style-name="P40"><text:tab/><text:tab/><text:tab/><text:tab/><text:span text:style-name="T54">tooltiptext</text:span><text:span text:style-name="T17">=</text:span><text:span text:style-name="T59">"${c:l('button_BranchList_NewBranch.tooltiptext')}"</text:span> <text:span text:style-name="T44">/&gt;</text:span></text:p>
      <text:p text:style-name="P40"><text:span text:style-name="T17"><text:tab/><text:tab/><text:tab/></text:span><text:span text:style-name="T44">&lt;</text:span><text:span text:style-name="T49">button</text:span> <text:span text:style-name="T54">id</text:span><text:span text:style-name="T17">=</text:span><text:span text:style-name="T59">"button_BranchList_PrintBranches"</text:span></text:p>
      <text:p text:style-name="P40"><text:tab/><text:tab/><text:tab/><text:tab/><text:span text:style-name="T54">image</text:span><text:span text:style-name="T17">=</text:span><text:span text:style-name="T59">"/images/icons/btn_print2_16x16.gif"</text:span></text:p>
      <text:p text:style-name="P40"><text:tab/><text:tab/><text:tab/><text:tab/><text:span text:style-name="T54">tooltiptext</text:span><text:span text:style-name="T17">=</text:span><text:span text:style-name="T59">"${c:l('button_BranchList_PrintBranches.tooltiptext')}"</text:span> <text:span text:style-name="T44">/&gt;</text:span></text:p>
      <text:p text:style-name="P40"><text:span text:style-name="T17"><text:tab/><text:tab/></text:span><text:span text:style-name="T44">&lt;/</text:span><text:span text:style-name="T49">toolbar</text:span><text:span text:style-name="T44">&gt;</text:span></text:p>
      <text:p text:style-name="P40"/>
      <text:p text:style-name="P40"><text:span text:style-name="T17"><text:tab/><text:tab/></text:span><text:span text:style-name="T44">&lt;</text:span><text:span text:style-name="T49">hbox</text:span> <text:span text:style-name="T54">style</text:span><text:span text:style-name="T17">=</text:span><text:span text:style-name="T59">"padding: 3px"</text:span><text:span text:style-name="T44">&gt;</text:span></text:p>
      <text:p text:style-name="P40"><text:span text:style-name="T17"><text:tab/><text:tab/><text:tab/></text:span><text:span text:style-name="T44">&lt;</text:span><text:span text:style-name="T49">space</text:span> <text:span text:style-name="T44">/&gt;</text:span></text:p>
      <text:p text:style-name="P40"><text:span text:style-name="T17"><text:tab/><text:tab/><text:tab/></text:span><text:span text:style-name="T44">&lt;</text:span><text:span text:style-name="T49">checkbox</text:span> <text:span text:style-name="T54">id</text:span><text:span text:style-name="T17">=</text:span><text:span text:style-name="T59">"checkbox_Branch_ShowAll"</text:span></text:p>
      <text:p text:style-name="P40"><text:tab/><text:tab/><text:tab/><text:tab/><text:span text:style-name="T54">label</text:span><text:span text:style-name="T17">=</text:span><text:span text:style-name="T59">"${c:l('checkbox_Branch_ShowAll.label')}"</text:span> <text:span text:style-name="T44">/&gt;</text:span></text:p>
      <text:p text:style-name="P40"><text:span text:style-name="T17"><text:tab/><text:tab/><text:tab/></text:span><text:span text:style-name="T44">&lt;</text:span><text:span text:style-name="T49">separator</text:span> <text:span text:style-name="T54">bar</text:span><text:span text:style-name="T17">=</text:span><text:span text:style-name="T59">"true"</text:span> <text:span text:style-name="T54">orient</text:span><text:span text:style-name="T17">=</text:span><text:span text:style-name="T59">"vertical"</text:span> <text:span text:style-name="T44">/&gt;</text:span></text:p>
      <text:p text:style-name="P40"/>
      <text:p text:style-name="P40"><text:span text:style-name="T17"><text:tab/><text:tab/><text:tab/></text:span><text:span text:style-name="T44">&lt;</text:span><text:span text:style-name="T49">label</text:span> <text:span text:style-name="T54">id</text:span><text:span text:style-name="T17">=</text:span><text:span text:style-name="T59">"lbl_Branch_Description"</text:span></text:p>
      <text:p text:style-name="P40"><text:tab/><text:tab/><text:tab/><text:tab/><text:span text:style-name="T54">value</text:span><text:span text:style-name="T17">=</text:span><text:span text:style-name="T59">"${c:l('lbl_Branch_Description.value')}"</text:span> <text:span text:style-name="T44">/&gt;</text:span></text:p>
      <text:p text:style-name="P40"><text:span text:style-name="T17"><text:tab/><text:tab/><text:tab/></text:span><text:span text:style-name="T44">&lt;</text:span><text:span text:style-name="T49">textbox</text:span> <text:span text:style-name="T54">id</text:span><text:span text:style-name="T17">=</text:span><text:span text:style-name="T59">"tb_Branch_Name"</text:span> <text:span text:style-name="T54">width</text:span><text:span text:style-name="T17">=</text:span><text:span text:style-name="T59">"120px"</text:span> <text:span text:style-name="T44">/&gt;</text:span></text:p>
      <text:p text:style-name="P40"><text:span text:style-name="T17"><text:tab/><text:tab/><text:tab/></text:span><text:span text:style-name="T44">&lt;</text:span><text:span text:style-name="T49">button</text:span> <text:span text:style-name="T54">id</text:span><text:span text:style-name="T17">=</text:span><text:span text:style-name="T59">"button_BranchList_Search_BranchName"</text:span></text:p>
      <text:p text:style-name="P40"><text:tab/><text:tab/><text:tab/><text:tab/><text:span text:style-name="T54">image</text:span><text:span text:style-name="T17">=</text:span><text:span text:style-name="T59">"/images/icons/search.gif"</text:span></text:p>
      <text:p text:style-name="P40"><text:tab/><text:tab/><text:tab/><text:tab/><text:span text:style-name="T54">label</text:span><text:span text:style-name="T17">=</text:span><text:span text:style-name="T59">"${c:l('button_BranchList_Search_BranchName.label')}"</text:span></text:p>
      <text:p text:style-name="P40"><text:tab/><text:tab/><text:tab/><text:tab/><text:span text:style-name="T54">tooltiptext</text:span><text:span text:style-name="T17">=</text:span><text:span text:style-name="T59">"$</text:span></text:p>
      <text:p text:style-name="P40"><text:span text:style-name="T59"><text:s text:c="34"/>{c:l('button_BranchList_Search_BranchName.tooltiptext')}"</text:span> <text:span text:style-name="T44">/&gt;</text:span></text:p>
      <text:p text:style-name="P40"><text:span text:style-name="T17"><text:tab/><text:tab/><text:tab/></text:span><text:span text:style-name="T44">&lt;</text:span><text:span text:style-name="T49">separator</text:span> <text:span text:style-name="T54">bar</text:span><text:span text:style-name="T17">=</text:span><text:span text:style-name="T59">"true"</text:span> <text:span text:style-name="T54">orient</text:span><text:span text:style-name="T17">=</text:span><text:span text:style-name="T59">"vertical"</text:span> <text:span text:style-name="T44">/&gt;</text:span></text:p>
      <text:p text:style-name="P40"/>
      <text:p text:style-name="P40"><text:span text:style-name="T17"><text:tab/><text:tab/><text:tab/></text:span><text:span text:style-name="T44">&lt;</text:span><text:span text:style-name="T49">label</text:span> <text:span text:style-name="T54">id</text:span><text:span text:style-name="T17">=</text:span><text:span text:style-name="T59">"lbl_Branch_No"</text:span></text:p>
      <text:p text:style-name="P40"><text:tab/><text:tab/><text:tab/><text:tab/><text:span text:style-name="T54">value</text:span><text:span text:style-name="T17">=</text:span><text:span text:style-name="T59">"${c:l('lbl_Branch_No.value')}"</text:span> <text:span text:style-name="T44">/&gt;</text:span></text:p>
      <text:p text:style-name="P40"><text:span text:style-name="T17"><text:tab/><text:tab/><text:tab/></text:span><text:span text:style-name="T44">&lt;</text:span><text:span text:style-name="T49">textbox</text:span> <text:span text:style-name="T54">id</text:span><text:span text:style-name="T17">=</text:span><text:span text:style-name="T59">"tb_Branch_No"</text:span> <text:span text:style-name="T54">width</text:span><text:span text:style-name="T17">=</text:span><text:span text:style-name="T59">"120px"</text:span> <text:span text:style-name="T44">/&gt;</text:span></text:p>
      <text:p text:style-name="P40"><text:span text:style-name="T17"><text:tab/><text:tab/><text:tab/></text:span><text:span text:style-name="T44">&lt;</text:span><text:span text:style-name="T49">button</text:span> <text:span text:style-name="T54">id</text:span><text:span text:style-name="T17">=</text:span><text:span text:style-name="T59">"button_BranchList_Search_BranchNo"</text:span></text:p>
      <text:p text:style-name="P40"><text:tab/><text:tab/><text:tab/><text:tab/><text:span text:style-name="T54">image</text:span><text:span text:style-name="T17">=</text:span><text:span text:style-name="T59">"/images/icons/search.gif"</text:span></text:p>
      <text:p text:style-name="P40"><text:tab/><text:tab/><text:tab/><text:tab/><text:span text:style-name="T54">label</text:span><text:span text:style-name="T17">=</text:span><text:span text:style-name="T59">"${c:l('button_BranchList_Search_BranchNo.label')}"</text:span></text:p>
      <text:p text:style-name="P40"><text:tab/><text:tab/><text:tab/><text:tab/><text:span text:style-name="T54">tooltiptext</text:span><text:span text:style-name="T17">=</text:span><text:span text:style-name="T59">"${c:l('button_BranchList_Search_BranchNo.tooltiptext')}"</text:span> <text:span text:style-name="T44">/&gt;</text:span></text:p>
      <text:p text:style-name="P40"><text:span text:style-name="T17"><text:tab/><text:tab/><text:tab/></text:span><text:span text:style-name="T44">&lt;</text:span><text:span text:style-name="T49">separator</text:span> <text:span text:style-name="T54">bar</text:span><text:span text:style-name="T17">=</text:span><text:span text:style-name="T59">"true"</text:span> <text:span text:style-name="T54">orient</text:span><text:span text:style-name="T17">=</text:span><text:span text:style-name="T59">"vertical"</text:span> <text:span text:style-name="T44">/&gt;</text:span></text:p>
      <text:p text:style-name="P40"><text:span text:style-name="T17"><text:tab/><text:tab/></text:span><text:span text:style-name="T44">&lt;/</text:span><text:span text:style-name="T49">hbox</text:span><text:span text:style-name="T44">&gt;</text:span></text:p>
      <text:p text:style-name="P40"/>
      <text:p text:style-name="P40"><text:span text:style-name="T17"><text:tab/><text:tab/></text:span><text:span text:style-name="T44">&lt;</text:span><text:span text:style-name="T49">borderlayout</text:span> <text:span text:style-name="T54">id</text:span><text:span text:style-name="T17">=</text:span><text:span text:style-name="T59">"borderLayout_branchList"</text:span><text:span text:style-name="T44">&gt;</text:span></text:p>
      <text:p text:style-name="P40"/>
      <text:p text:style-name="P40"><text:span text:style-name="T17"><text:tab/><text:tab/><text:tab/></text:span><text:span text:style-name="T44">&lt;</text:span><text:span text:style-name="T49">north</text:span> <text:span text:style-name="T54">border</text:span><text:span text:style-name="T17">=</text:span><text:span text:style-name="T59">"none"</text:span> <text:span text:style-name="T54">height</text:span><text:span text:style-name="T17">=</text:span><text:span text:style-name="T59">"26px"</text:span><text:span text:style-name="T44">&gt;</text:span></text:p>
      <text:p text:style-name="P40"><text:span text:style-name="T17"><text:tab/><text:tab/><text:tab/><text:tab/></text:span><text:span text:style-name="T44">&lt;</text:span><text:span text:style-name="T49">paging</text:span> <text:span text:style-name="T54">id</text:span><text:span text:style-name="T17">=</text:span><text:span text:style-name="T59">"paging_BranchList"</text:span> <text:span text:style-name="T54">pageSize</text:span><text:span text:style-name="T17">=</text:span><text:span text:style-name="T59">"20"</text:span> <text:span text:style-name="T44">/&gt;</text:span></text:p>
      <text:p text:style-name="P40"><text:span text:style-name="T17"><text:tab/><text:tab/><text:tab/></text:span><text:span text:style-name="T44">&lt;/</text:span><text:span text:style-name="T49">north</text:span><text:span text:style-name="T44">&gt;</text:span></text:p>
      <text:p text:style-name="P40"/>
      <text:p text:style-name="P40"><text:span text:style-name="T17"><text:tab/><text:tab/><text:tab/></text:span><text:span text:style-name="T44">&lt;</text:span><text:span text:style-name="T49">center</text:span> <text:span text:style-name="T54">border</text:span><text:span text:style-name="T17">=</text:span><text:span text:style-name="T59">"normal"</text:span><text:span text:style-name="T44">&gt;</text:span></text:p>
      <text:p text:style-name="P40"><text:span text:style-name="T17"><text:tab/><text:tab/><text:tab/><text:tab/></text:span><text:span text:style-name="T44">&lt;</text:span><text:span text:style-name="T49">listbox</text:span> <text:span text:style-name="T54">id</text:span><text:span text:style-name="T17">=</text:span><text:span text:style-name="T59">"listBoxBranch"</text:span> <text:span text:style-name="T54">vflex</text:span><text:span text:style-name="T17">=</text:span><text:span text:style-name="T59">"true"</text:span></text:p>
      <text:p text:style-name="P40"><text:tab/><text:tab/><text:tab/><text:tab/><text:tab/><text:span text:style-name="T54">tooltiptext</text:span><text:span text:style-name="T17">=</text:span><text:span text:style-name="T59">"${c:l('listbox.tooltiptext')}"</text:span> <text:span text:style-name="T54">width</text:span><text:span text:style-name="T17">=</text:span><text:span text:style-name="T59">"99.5%"</text:span></text:p>
      <text:p text:style-name="P40"><text:tab/><text:tab/><text:tab/><text:tab/><text:tab/><text:span text:style-name="T54">height</text:span><text:span text:style-name="T17">=</text:span><text:span text:style-name="T59">"100%"</text:span> <text:span text:style-name="T54">multiple</text:span><text:span text:style-name="T17">=</text:span><text:span text:style-name="T59">"false"</text:span><text:span text:style-name="T44">&gt;</text:span></text:p>
      <text:p text:style-name="P40"><text:span text:style-name="T17"><text:tab/><text:tab/><text:tab/><text:tab/><text:tab/></text:span><text:span text:style-name="T44">&lt;</text:span><text:span text:style-name="T49">listhead</text:span> <text:span text:style-name="T54">sizable</text:span><text:span text:style-name="T17">=</text:span><text:span text:style-name="T59">"true"</text:span><text:span text:style-name="T44">&gt;</text:span></text:p>
      <text:p text:style-name="P40"><text:span text:style-name="T17"><text:tab/><text:tab/><text:tab/><text:tab/><text:tab/><text:tab/></text:span><text:span text:style-name="T44">&lt;</text:span><text:span text:style-name="T49">listheader</text:span> <text:span text:style-name="T54">id</text:span><text:span text:style-name="T17">=</text:span><text:span text:style-name="T59">"listheader_Branch_Description"</text:span></text:p>
      <text:p text:style-name="P40"><text:tab/><text:tab/><text:tab/><text:tab/><text:tab/><text:tab/><text:tab/><text:span text:style-name="T54">image</text:span><text:span text:style-name="T17">=</text:span><text:span text:style-name="T59">"/images/icons/sequence.gif"</text:span></text:p>
      <text:p text:style-name="P40"><text:tab/><text:tab/><text:tab/><text:tab/><text:tab/><text:tab/><text:tab/><text:span text:style-name="T54">label</text:span><text:span text:style-name="T17">=</text:span><text:span text:style-name="T59">"${c:l('listheader_Branch_Description.label')}"</text:span></text:p>
      <text:p text:style-name="P40"><text:span text:style-name="T59"><text:tab/><text:tab/><text:tab/><text:tab/><text:tab/><text:tab/><text:tab/>s</text:span><text:span text:style-name="T54">ort</text:span><text:span text:style-name="T17">=</text:span><text:span text:style-name="T59">"auto" </text:span><text:span text:style-name="T54">width</text:span><text:span text:style-name="T17">=</text:span><text:span text:style-name="T59">"25%"</text:span> <text:span text:style-name="T44">/&gt;</text:span></text:p>
      <text:p text:style-name="P40"><text:span text:style-name="T17"><text:tab/><text:tab/><text:tab/><text:tab/><text:tab/><text:tab/></text:span><text:span text:style-name="T44">&lt;</text:span><text:span text:style-name="T49">listheader</text:span> <text:span text:style-name="T54">id</text:span><text:span text:style-name="T17">=</text:span><text:span text:style-name="T59">"listheader_Branch_No"</text:span></text:p>
      <text:p text:style-name="P40"><text:tab/><text:tab/><text:tab/><text:tab/><text:tab/><text:tab/><text:tab/><text:span text:style-name="T54">image</text:span><text:span text:style-name="T17">=</text:span><text:span text:style-name="T59">"/images/icons/builder.gif"</text:span></text:p>
      <text:p text:style-name="P40"><text:tab/><text:tab/><text:tab/><text:tab/><text:tab/><text:tab/><text:tab/><text:span text:style-name="T54">label</text:span><text:span text:style-name="T17">=</text:span><text:span text:style-name="T59">"${c:l('listheader_Branch_No.label')}"</text:span></text:p>
      <text:p text:style-name="P40"><text:span text:style-name="T54"><text:tab/><text:tab/><text:tab/><text:tab/><text:tab/><text:tab/><text:tab/>sort</text:span><text:span text:style-name="T17">=</text:span><text:span text:style-name="T59">"auto" </text:span><text:span text:style-name="T54">width</text:span><text:span text:style-name="T17">=</text:span><text:span text:style-name="T59">"20%"</text:span> <text:span text:style-name="T44">/&gt;</text:span></text:p>
      <text:p text:style-name="P40"><text:span text:style-name="T17"><text:tab/><text:tab/><text:tab/><text:tab/><text:tab/></text:span><text:span text:style-name="T44">&lt;/</text:span><text:span text:style-name="T49">listhead</text:span><text:span text:style-name="T44">&gt;</text:span></text:p>
      <text:p text:style-name="P40"><text:span text:style-name="T17"><text:tab/><text:tab/><text:tab/><text:tab/></text:span><text:span text:style-name="T44">&lt;/</text:span><text:span text:style-name="T49">listbox</text:span><text:span text:style-name="T44">&gt;</text:span></text:p>
      <text:p text:style-name="P40"><text:span text:style-name="T17"><text:tab/><text:tab/><text:tab/></text:span><text:span text:style-name="T44">&lt;/</text:span><text:span text:style-name="T49">center</text:span><text:span text:style-name="T44">&gt;</text:span></text:p>
      <text:p text:style-name="P40"/>
      <text:p text:style-name="P40"><text:span text:style-name="T17"><text:tab/><text:tab/><text:tab/></text:span><text:span text:style-name="T44">&lt;</text:span><text:span text:style-name="T49">south</text:span> <text:span text:style-name="T54">border</text:span><text:span text:style-name="T17">=</text:span><text:span text:style-name="T59">"none"</text:span><text:span text:style-name="T44">&gt;</text:span></text:p>
      <text:p text:style-name="P40"><text:span text:style-name="T17"><text:tab/><text:tab/><text:tab/><text:tab/></text:span><text:span text:style-name="T44">&lt;</text:span><text:span text:style-name="T49">separator</text:span> <text:span text:style-name="T44">/&gt;</text:span></text:p>
      <text:p text:style-name="P40"><text:span text:style-name="T17"><text:tab/><text:tab/><text:tab/></text:span><text:span text:style-name="T44">&lt;/</text:span><text:span text:style-name="T49">south</text:span><text:span text:style-name="T44">&gt;</text:span></text:p>
      <text:p text:style-name="P40"/>
      <text:p text:style-name="P40"><text:span text:style-name="T17"><text:tab/><text:tab/></text:span><text:span text:style-name="T44">&lt;/</text:span><text:span text:style-name="T49">borderlayout</text:span><text:span text:style-name="T44">&gt;</text:span></text:p>
      <text:p text:style-name="P40"/>
      <text:p text:style-name="P40"/>
      <text:p text:style-name="P40"><text:span text:style-name="T17"><text:tab/></text:span><text:span text:style-name="T44">&lt;/</text:span><text:span text:style-name="T49">window</text:span><text:span text:style-name="T44">&gt;</text:span></text:p>
      <text:p text:style-name="P41"><text:span text:style-name="T45">&lt;/</text:span><text:span text:style-name="T50">zk</text:span><text:span text:style-name="T45">&gt;</text:span></text:p>
      <text:p text:style-name="P63"/>
      <text:p text:style-name="P62">If rendered it looks like this:</text:p>
      <text:p text:style-name="P62"><draw:frame draw:style-name="fr1" draw:name="Grafik7" text:anchor-type="paragraph" svg:x="0.026cm" svg:y="0cm" svg:width="10.481cm" svg:height="6.475cm" draw:z-index="3"><draw:image xlink:href="../../../../../maven_projects/maven/zksample2_doc/docs/pics/zksample2_branchList.jpg" xlink:type="simple" xlink:show="embed" xlink:actuate="onLoad"/></draw:frame><text:soft-page-break/></text:p>
      <text:p text:style-name="P62">The tab you are seen are created and named in the menu controller. That tab are appended for the branchList.zul with the Executions.createComponents() methode.</text:p>
      <text:p text:style-name="P62">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62">GenericForwardComposer </text:p>
      <text:p text:style-name="P62"><text:tab/><text:tab/>→ GFCBaseCtrl </text:p>
      <text:p text:style-name="P62"><text:tab/><text:tab/><text:tab/><text:tab/>→ GFCBaseListCtrl </text:p>
      <text:p text:style-name="P62"/>
      <text:p text:style-name="P15">public<text:span text:style-name="T31"> </text:span>class<text:span text:style-name="T31"> BranchListCtrl </text:span>extends<text:span text:style-name="T31"> GFCBaseListCtrl&lt;Branche&gt; </text:span>implements<text:span text:style-name="T31"> </text:span><text:span text:style-name="T31">Serializable {</text:span></text:p>
      <text:p text:style-name="P39"/>
      <text:p text:style-name="P52">This Composer allow us to concentrate on the logic of the events. Through the naming convention we have access to a component by its name and their events. We access our window container ´by its ID that we have declared in the zul file as '<text:span text:style-name="T18">window_BranchesList'.</text:span><text:span text:style-name="T17"> The event that we will fill first with life is the '</text:span><text:span text:style-name="T18">onCreate' </text:span><text:span text:style-name="T17">event</text:span><text:span text:style-name="T18">.</text:span></text:p>
      <text:p text:style-name="P52"><text:span text:style-name="T17">So we must named the public method <text:s/></text:span><text:span text:style-name="T18">onCreate</text:span><text:span text:style-name="T23">$</text:span><text:span text:style-name="T18">window_BranchesList(Event event)</text:span></text:p>
      <text:p text:style-name="Text_20_body"/>
      <text:p text:style-name="P62">In this kind of method (onCreate$aListWindowController) of a list controller we do all time the same stuff. </text:p>
      <text:list xml:id="list37480806" text:style-name="L12">
        <text:list-item>
          <text:p text:style-name="P132">Check the rights for the components.</text:p>
        </text:list-item>
        <text:list-item>
          <text:p text:style-name="P132">Calculate how many rows have place in the listbox.</text:p>
        </text:list-item>
        <text:list-item>
          <text:p text:style-name="P132">Assign the FieldComparators fields for the listheaders sorting.</text:p>
        </text:list-item>
        <text:list-item>
          <text:p text:style-name="P132">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32">Set the ItemRenderer for the listBox.</text:p>
        </text:list-item>
      </text:list>
      <text:p text:style-name="P62"/>
      <text:p text:style-name="P62">The ItemRenderer class is named <text:span text:style-name="T24">BranchListModelItemRenderer. </text:span></text:p>
      <text:p text:style-name="P71">Because we have put the ItemRenderer in a seperate class and we would do some events on the ListItems, so we must forward these events to the controller class.</text:p>
      <text:p text:style-name="P62"><text:span text:style-name="T31">In the render() method on the end of the code is a line:</text:span><text:span text:style-name="T24"> </text:span></text:p>
      <text:p text:style-name="P62"><text:span text:style-name="T24">ComponentsCtrl.</text:span><text:span text:style-name="T19">applyForward</text:span><text:span text:style-name="T24">(item, </text:span><text:span text:style-name="T62">"onDoubleClick=onDoubleClicked"</text:span><text:span text:style-name="T24">);</text:span></text:p>
      <text:p text:style-name="P71"><text:soft-page-break/>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62">For reading the data from the item don't forget to cast it to the right object.</text:p>
      <text:p text:style-name="P17"><text:span text:style-name="T17"><text:tab/></text:span><text:span text:style-name="T13">public</text:span><text:span text:style-name="T17"> </text:span><text:span text:style-name="T13">void</text:span><text:span text:style-name="T17"> onDoubleClicked(Event event) </text:span><text:span text:style-name="T13">throws</text:span><text:span text:style-name="T17"> Exception {</text:span></text:p>
      <text:p text:style-name="P40"/>
      <text:p text:style-name="P40"><text:span text:style-name="T17"><text:tab/><text:tab/></text:span><text:span text:style-name="T87">// get the selected object</text:span></text:p>
      <text:p text:style-name="P40"><text:span text:style-name="T17"><text:tab/><text:tab/>Listitem item = </text:span><text:span text:style-name="T92">listBoxBranch</text:span><text:span text:style-name="T17">.getSelectedItem();</text:span></text:p>
      <text:p text:style-name="P40"/>
      <text:p text:style-name="P40"><text:span text:style-name="T17"><text:tab/><text:tab/></text:span><text:span text:style-name="T13">if</text:span><text:span text:style-name="T17"> (item != </text:span><text:span text:style-name="T13">null</text:span><text:span text:style-name="T17">) {</text:span></text:p>
      <text:p text:style-name="P40"><text:span text:style-name="T17"><text:tab/><text:tab/><text:tab/></text:span><text:span text:style-name="T87">// CAST TO THE SELECTED OBJECT</text:span></text:p>
      <text:p text:style-name="P40"><text:span text:style-name="T17"><text:tab/><text:tab/><text:tab/>Branche aBranche = (Branche) item.getAttribute(</text:span><text:span text:style-name="T58">"data"</text:span><text:span text:style-name="T17">);</text:span></text:p>
      <text:p text:style-name="P41"><text:span text:style-name="T31"><text:tab/></text:span><text:span text:style-name="T28"> <text:s text:c="12"/>...</text:span></text:p>
      <text:p text:style-name="P63"/>
      <text:p text:style-name="P62">The dialogWindow for inserting oder editing data can be called with a doubleClick on such a Listitem in the listbox or by onClick of the 'new' button.</text:p>
      <text:p text:style-name="P62">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4">/**</text:p>
      <text:p text:style-name="P40"><text:span text:style-name="T39"><text:tab/> * Opens the detail view. </text:span><text:span text:style-name="T41">&lt;br&gt;</text:span></text:p>
      <text:p text:style-name="P40"><text:span text:style-name="T39"><text:tab/> * </text:span><text:span text:style-name="T40">Overhanded</text:span><text:span text:style-name="T39"> some </text:span><text:span text:style-name="T40">params</text:span><text:span text:style-name="T39"> in a map if needed. </text:span><text:span text:style-name="T41">&lt;br&gt;</text:span></text:p>
      <text:p text:style-name="P43"><text:tab/> * </text:p>
      <text:p text:style-name="P40"><text:span text:style-name="T39"><text:tab/> * </text:span><text:span text:style-name="T43">@param</text:span><text:span text:style-name="T39"> aBranche</text:span></text:p>
      <text:p text:style-name="P40"><text:span text:style-name="T39"><text:tab/> * </text:span><text:span text:style-name="T43">@throws</text:span><text:span text:style-name="T39"> Exception</text:span></text:p>
      <text:p text:style-name="P43"><text:tab/> */</text:p>
      <text:p text:style-name="P40"><text:span text:style-name="T17"><text:tab/></text:span><text:span text:style-name="T13">private</text:span><text:span text:style-name="T17"> </text:span><text:span text:style-name="T13">void</text:span><text:span text:style-name="T17"> showDetailView(Branche aBranche) </text:span><text:span text:style-name="T13">throws</text:span><text:span text:style-name="T17"> Exception {</text:span></text:p>
      <text:p text:style-name="P40"><text:span text:style-name="T17"><text:tab/><text:tab/></text:span><text:span text:style-name="T87">/*</text:span></text:p>
      <text:p text:style-name="P55"><text:tab/><text:tab/> * We can call our Dialog <text:span text:style-name="T85">zul</text:span>-file with parameters. So we can call them</text:p>
      <text:p text:style-name="P55"><text:tab/><text:tab/> * with a object of the selected item. For handed over these parameter</text:p>
      <text:p text:style-name="P55"><text:tab/><text:tab/> * only a Map is accepted. So we put the object in a HashMap.</text:p>
      <text:p text:style-name="P55"><text:tab/><text:tab/> */</text:p>
      <text:p text:style-name="P40"><text:span text:style-name="T17"><text:tab/><text:tab/>HashMap&lt;String, Object&gt; map = </text:span><text:span text:style-name="T13">new</text:span><text:span text:style-name="T17"> HashMap&lt;String, Object&gt;();</text:span></text:p>
      <text:p text:style-name="P40"><text:span text:style-name="T17"><text:tab/><text:tab/>map.put(</text:span><text:span text:style-name="T58">"branche"</text:span><text:span text:style-name="T17">, aBranche);</text:span></text:p>
      <text:p text:style-name="P40"><text:span text:style-name="T17"><text:tab/><text:tab/></text:span><text:span text:style-name="T87">/*</text:span></text:p>
      <text:p text:style-name="P55"><text:tab/><text:tab/> * we can additionally handed over the listBox, so we have in the dialog</text:p>
      <text:p text:style-name="P55"><text:tab/><text:tab/> * access to the <text:span text:style-name="T85">listbox</text:span> <text:span text:style-name="T85">Listmodel</text:span>. This is fine for synchronizing the</text:p>
      <text:p text:style-name="P55"><text:tab/><text:tab/> * data in the customerListbox from the dialog when we do a delete, edit</text:p>
      <text:p text:style-name="P55"><text:tab/><text:tab/> * or insert a customer.</text:p>
      <text:p text:style-name="P55"><text:tab/><text:tab/> */</text:p>
      <text:p text:style-name="P40"><text:span text:style-name="T17"><text:tab/><text:tab/>map.put(</text:span><text:span text:style-name="T58">"lbBranch"</text:span><text:span text:style-name="T17">, </text:span><text:span text:style-name="T92">listBoxBranch</text:span><text:span text:style-name="T17">);</text:span></text:p>
      <text:p text:style-name="P40"/>
      <text:p text:style-name="P40"><text:span text:style-name="T17"><text:tab/><text:tab/></text:span><text:span text:style-name="T87">// call the </text:span><text:span text:style-name="T88">zul</text:span><text:span text:style-name="T87">-file with the parameters packed in a map</text:span></text:p>
      <text:p text:style-name="P40"><text:span text:style-name="T17"><text:tab/><text:tab/></text:span><text:span text:style-name="T13">try</text:span><text:span text:style-name="T17"> {</text:span></text:p>
      <text:p text:style-name="P40"><text:span text:style-name="T17"><text:tab/><text:tab/><text:tab/>Executions.</text:span><text:span text:style-name="T33">createComponents</text:span><text:span text:style-name="T17">(</text:span><text:span text:style-name="T58">"/WEB-INF/pages/branch/branchDialog.zul"</text:span><text:span text:style-name="T17">, </text:span><text:span text:style-name="T13">null</text:span><text:span text:style-name="T17">, map);</text:span></text:p>
      <text:p text:style-name="P40"><text:span text:style-name="T17"><text:tab/><text:tab/>} </text:span><text:span text:style-name="T13">catch</text:span><text:span text:style-name="T17"> (Exception e) {</text:span></text:p>
      <text:p text:style-name="P40"><text:span text:style-name="T17"><text:tab/><text:tab/><text:tab/></text:span><text:span text:style-name="T93">logger</text:span><text:span text:style-name="T17">.error(</text:span><text:span text:style-name="T58">"onOpenWindow:: error opening window / "</text:span><text:span text:style-name="T17"> + e.getMessage());</text:span></text:p>
      <text:p text:style-name="P40"/>
      <text:p text:style-name="P40"><text:span text:style-name="T17"><text:tab/><text:tab/><text:tab/></text:span><text:span text:style-name="T87">// Show a error box</text:span></text:p>
      <text:p text:style-name="P44"><text:tab/><text:tab/><text:tab/>String msg = e.getMessage();</text:p>
      <text:p text:style-name="P40"><text:span text:style-name="T17"><text:tab/><text:tab/><text:tab/>String title = Labels.</text:span><text:span text:style-name="T33">getLabel</text:span><text:span text:style-name="T17">(</text:span><text:span text:style-name="T58">"message_Error"</text:span><text:span text:style-name="T17">);</text:span></text:p>
      <text:p text:style-name="P40"/>
      <text:p text:style-name="P44"><text:tab/><text:tab/><text:tab/>MultiLineMessageBox.<text:span text:style-name="T70">doSetTemplate</text:span>();</text:p>
      <text:p text:style-name="P40"><text:span text:style-name="T17"><text:tab/><text:tab/><text:tab/>MultiLineMessageBox.</text:span><text:span text:style-name="T33">show</text:span><text:span text:style-name="T17">(msg, title, MultiLineMessageBox.</text:span><text:span text:style-name="T93">OK</text:span><text:span text:style-name="T17">, </text:span><text:span text:style-name="T58">"ERROR"</text:span><text:span text:style-name="T17">, </text:span><text:span text:style-name="T13">true</text:span><text:span text:style-name="T17">);</text:span></text:p>
      <text:p text:style-name="P44"><text:tab/><text:tab/>}</text:p>
      <text:p text:style-name="P44"><text:tab/>}</text:p>
      <text:p text:style-name="P62"/>
      <text:p text:style-name="P62">In the dialog window controller we must now read back the params in the overhanded map. </text:p>
      <text:p text:style-name="P62"/>
      <text:p text:style-name="P62">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8">H</text:span><text:span text:style-name="T3">ibernate </text:span><text:span text:style-name="T8">Q</text:span><text:span text:style-name="T3">uery </text:span><text:span text:style-name="T8">L</text:span><text:span text:style-name="T3">anguage) Query. The entity (domain object) are appended for so called 'Filters' that are the aquivalent to the sql 'where clause'. </text:span><text:span text:style-name="T3">Fetches are going deeper and resolves the relations to related tables. </text:span></text:p>
      <text:p text:style-name="P17"><text:span text:style-name="T17"><text:tab/></text:span><text:span text:style-name="T39">/**</text:span></text:p>
      <text:p text:style-name="P40"><text:span text:style-name="T39"><text:tab/> * Filter the branch list with 'like branch name'. </text:span><text:span text:style-name="T41">&lt;br&gt;</text:span></text:p>
      <text:p text:style-name="P43"><text:tab/> */</text:p>
      <text:p text:style-name="P40"><text:span text:style-name="T17"><text:tab/></text:span><text:span text:style-name="T13">public</text:span><text:span text:style-name="T17"> </text:span><text:span text:style-name="T13">void</text:span><text:span text:style-name="T17"> onClick$button_BranchList_Search_BranchName(Event event) </text:span><text:span text:style-name="T13">throws</text:span><text:span text:style-name="T17"> Exception {</text:span></text:p>
      <text:p text:style-name="P40"/>
      <text:p text:style-name="P40"><text:span text:style-name="T17"><text:tab/><text:tab/></text:span><text:span text:style-name="T13">if</text:span><text:span text:style-name="T17"> (</text:span><text:span text:style-name="T93">logger</text:span><text:span text:style-name="T17">.isDebugEnabled()) {</text:span></text:p>
      <text:p text:style-name="P40"><text:span text:style-name="T17"><text:tab/><text:tab/><text:tab/></text:span><text:span text:style-name="T93">logger</text:span><text:span text:style-name="T17">.debug(</text:span><text:span text:style-name="T58">"--&gt; "</text:span><text:span text:style-name="T17"> + event.toString());</text:span></text:p>
      <text:p text:style-name="P44"><text:tab/><text:tab/>}</text:p>
      <text:p text:style-name="P40"><text:soft-page-break/></text:p>
      <text:p text:style-name="P40"><text:span text:style-name="T17"><text:tab/><text:tab/></text:span><text:span text:style-name="T87">// if not empty</text:span></text:p>
      <text:p text:style-name="P40"><text:span text:style-name="T17"><text:tab/><text:tab/></text:span><text:span text:style-name="T13">if</text:span><text:span text:style-name="T17"> (!</text:span><text:span text:style-name="T92">tb_Branch_Name</text:span><text:span text:style-name="T17">.getValue().isEmpty()) {</text:span></text:p>
      <text:p text:style-name="P40"><text:span text:style-name="T17"><text:tab/><text:tab/><text:tab/></text:span><text:span text:style-name="T92">checkbox_Branch_ShowAll</text:span><text:span text:style-name="T17">.setChecked(</text:span><text:span text:style-name="T13">false</text:span><text:span text:style-name="T17">); </text:span><text:span text:style-name="T87">// unCheck</text:span></text:p>
      <text:p text:style-name="P40"><text:span text:style-name="T17"><text:tab/><text:tab/><text:tab/></text:span><text:span text:style-name="T92">tb_Branch_No</text:span><text:span text:style-name="T17">.setValue(</text:span><text:span text:style-name="T58">""</text:span><text:span text:style-name="T17">); </text:span><text:span text:style-name="T87">// clear</text:span></text:p>
      <text:p text:style-name="P40"/>
      <text:p text:style-name="P40"><text:span text:style-name="T17"><text:tab/><text:tab/><text:tab/></text:span><text:span text:style-name="T87">// ++ create the searchObject and </text:span><text:span text:style-name="T88">init</text:span><text:span text:style-name="T87"> sorting ++//</text:span></text:p>
      <text:p text:style-name="P44"><text:tab/><text:tab/><text:tab/>HibernateSearchObject&lt;Branche&gt; searchObjBranch = </text:p>
      <text:p text:style-name="P40"><text:span text:style-name="T32"><text:tab/><text:tab/><text:tab/><text:tab/></text:span><text:span text:style-name="T13">new</text:span><text:span text:style-name="T17"> HibernateSearchObject&lt;Branche&gt;(Branche.</text:span><text:span text:style-name="T13">class</text:span><text:span text:style-name="T17">, </text:span><text:span text:style-name="T92">countRows</text:span><text:span text:style-name="T17">);</text:span></text:p>
      <text:p text:style-name="P40"><text:span text:style-name="T17"><text:tab/><text:tab/><text:tab/>searchObjBranch.addFilter(</text:span><text:span text:style-name="T13">new</text:span><text:span text:style-name="T17"> Filter(</text:span><text:span text:style-name="T58">"braBezeichnung"</text:span><text:span text:style-name="T17">, </text:span><text:span text:style-name="T58">"%"</text:span><text:span text:style-name="T17"> + </text:span><text:span text:style-name="T92">tb_Branch_Name</text:span><text:span text:style-name="T17">.getValue() </text:span></text:p>
      <text:p text:style-name="P40"><text:span text:style-name="T17"><text:tab/><text:tab/><text:tab/><text:tab/><text:tab/><text:tab/><text:tab/><text:tab/><text:tab/><text:tab/>+ </text:span><text:span text:style-name="T58">"%"</text:span><text:span text:style-name="T17">, Filter.</text:span><text:span text:style-name="T93">OP_ILIKE</text:span><text:span text:style-name="T17">));</text:span></text:p>
      <text:p text:style-name="P40"><text:span text:style-name="T17"><text:tab/><text:tab/><text:tab/>searchObjBranch.addSort(</text:span><text:span text:style-name="T58">"braBezeichnung"</text:span><text:span text:style-name="T17">, </text:span><text:span text:style-name="T13">false</text:span><text:span text:style-name="T17">);</text:span></text:p>
      <text:p text:style-name="P40"/>
      <text:p text:style-name="P44"><text:tab/><text:tab/><text:tab/>getPagedListWrapper().setSearchObject(searchObjBranch);</text:p>
      <text:p text:style-name="P44"><text:tab/><text:tab/>}</text:p>
      <text:p text:style-name="P44"><text:tab/>}</text:p>
      <text:p text:style-name="P62"/>
      <text:p text:style-name="P62">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8">TIP</text:span><text:span text:style-name="T3">: Initialising of such master/detail ( like in the order list module: </text:span><text:span text:style-name="T22">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pan text:style-name="T3">the <text:s/>model:</text:span></text:p>
      <text:p text:style-name="P17"><text:span text:style-name="T17"><text:tab/><text:tab/></text:span><text:span text:style-name="T87">// </text:span><text:span text:style-name="T88">init</text:span><text:span text:style-name="T87"> the first entry</text:span><text:span text:style-name="T17"><text:tab/><text:tab/></text:span></text:p>
      <text:p text:style-name="P17"><text:span text:style-name="T17"><text:tab/><text:tab/>ListModelList lml = (ListModelList) </text:span><text:span text:style-name="T92">listBoxOrder</text:span><text:span text:style-name="T17">.getModel();</text:span></text:p>
      <text:p text:style-name="P40"/>
      <text:p text:style-name="P40"><text:span text:style-name="T17"><text:tab/><text:tab/></text:span><text:span text:style-name="T87">// Now we would show the corresponding detail list of the first</text:span></text:p>
      <text:p text:style-name="P40"><text:span text:style-name="T17"><text:tab/><text:tab/></text:span><text:span text:style-name="T87">// selected entry of the MASTER Table</text:span></text:p>
      <text:p text:style-name="P40"><text:span text:style-name="T17"><text:tab/><text:tab/></text:span><text:span text:style-name="T87">// We became not the first item FROM the list because it's not</text:span></text:p>
      <text:p text:style-name="P40"><text:span text:style-name="T17"><text:tab/><text:tab/></text:span><text:span text:style-name="T87">// rendered at this time.</text:span></text:p>
      <text:p text:style-name="P40"><text:span text:style-name="T17"><text:tab/><text:tab/></text:span><text:span text:style-name="T87">// So we take the first entry in the ListModelList and set as</text:span></text:p>
      <text:p text:style-name="P40"><text:span text:style-name="T17"><text:tab/><text:tab/></text:span><text:span text:style-name="T87">// selected.</text:span></text:p>
      <text:p text:style-name="P40"><text:span text:style-name="T17"><text:tab/><text:tab/></text:span><text:span text:style-name="T13">if</text:span><text:span text:style-name="T17"> (lml.getSize() &gt; 0) {</text:span></text:p>
      <text:p text:style-name="P40"><text:span text:style-name="T17"><text:tab/><text:tab/><text:tab/></text:span><text:span text:style-name="T13">int</text:span><text:span text:style-name="T17"> rowIndex = 0;</text:span></text:p>
      <text:p text:style-name="P40"><text:span text:style-name="T17"><text:tab/><text:tab/><text:tab/></text:span><text:span text:style-name="T92">listBoxOrder</text:span><text:span text:style-name="T17">.setSelectedIndex(rowIndex);</text:span></text:p>
      <text:p text:style-name="P40"><text:span text:style-name="T17"><text:tab/><text:tab/><text:tab/></text:span><text:span text:style-name="T87">// get the first entry and cast them to the needed object</text:span></text:p>
      <text:p text:style-name="P44"><text:tab/><text:tab/><text:tab/>Order anOrder = (Order) lml.get(rowIndex);</text:p>
      <text:p text:style-name="P40"><text:span text:style-name="T17"><text:tab/><text:tab/><text:tab/></text:span><text:span text:style-name="T13">if</text:span><text:span text:style-name="T17"> (anOrder != </text:span><text:span text:style-name="T13">null</text:span><text:span text:style-name="T17">) {</text:span></text:p>
      <text:p text:style-name="P39"><text:span text:style-name="T17"><text:tab/><text:tab/><text:tab/></text:span><text:span text:style-name="T89">// get the related order positions</text:span></text:p>
      <text:p text:style-name="P63"><text:tab/><text:tab/><text:tab/>...</text:p>
      <text:p text:style-name="P62"/>
      <text:h text:style-name="Heading_20_2" text:outline-level="2">The dialog window</text:h>
      <text:p text:style-name="P62">The zul-template for the branches dialog named as branchDialog.zul. You'll find them in the folder WEB-INF/pages/branch/branchDialog.zul .</text:p>
      <text:p text:style-name="P72"><text:span text:style-name="T100">file:</text:span> <text:span text:style-name="T100">branchDialog.zul</text:span></text:p>
      <text:p text:style-name="P17"><text:span text:style-name="T44">&lt;?</text:span><text:span text:style-name="T49">xml</text:span> <text:span text:style-name="T54">version</text:span><text:span text:style-name="T17">=</text:span><text:span text:style-name="T59">"1.0"</text:span> <text:span text:style-name="T54">encoding</text:span><text:span text:style-name="T17">=</text:span><text:span text:style-name="T59">"UTF-8"</text:span><text:span text:style-name="T44">?&gt;</text:span></text:p>
      <text:p text:style-name="P40"/>
      <text:p text:style-name="P51">&lt;!-- +++++++++++++++++++++++++++++++++++++++++++++++++++ --&gt;</text:p>
      <text:p text:style-name="P51">&lt;!-- This <text:span text:style-name="T85">taglib</text:span> is used <text:span text:style-name="T69">for</text:span> the translations. <text:s text:c="10"/>--&gt;</text:p>
      <text:p text:style-name="P51">&lt;!-- title="${c:l('panel_BranchList.title')}" <text:s text:c="11"/>--&gt;</text:p>
      <text:p text:style-name="P51">&lt;!-- It's the <text:span text:style-name="T85">aquivalent</text:span> to java: Labels.getLabel("xx"); --&gt;</text:p>
      <text:p text:style-name="P51">&lt;!-- +++++++++++++++++++++++++++++++++++++++++++++++++++ --&gt;</text:p>
      <text:p text:style-name="P40"><text:span text:style-name="T44">&lt;?</text:span><text:span text:style-name="T49">taglib</text:span> uri="http://www.zkoss.org/dsp/web/core" prefix="c"<text:span text:style-name="T44">?&gt;</text:span></text:p>
      <text:p text:style-name="P40"/>
      <text:p text:style-name="P51">&lt;!-- +++++++++++++++++++++++++++++++++++++++++++++++++++ --&gt;</text:p>
      <text:p text:style-name="P51">&lt;!-- Resolver <text:span text:style-name="T71">class</text:span> that allows Spring to instantiated <text:s text:c="2"/>--&gt;</text:p>
      <text:p text:style-name="P51">&lt;!-- the controller <text:span text:style-name="T71">class</text:span> <text:span text:style-name="T71">for</text:span> <text:span text:style-name="T71">this</text:span> <text:span text:style-name="T85">zul</text:span>-file. Works on <text:s text:c="3"/>--&gt;</text:p>
      <text:p text:style-name="P51">&lt;!-- apply="${branchListCtrl}" <text:s text:c="26"/>--&gt;</text:p>
      <text:p text:style-name="P51">&lt;!-- +++++++++++++++++++++++++++++++++++++++++++++++++++ --&gt;</text:p>
      <text:p text:style-name="P40"><text:span text:style-name="T44">&lt;?</text:span><text:span text:style-name="T49">variable-resolver</text:span> class="org.zkoss.zkplus.spring.DelegatingVariableResolver"<text:span text:style-name="T44">?&gt;</text:span></text:p>
      <text:p text:style-name="P40"/>
      <text:p text:style-name="P40"><text:span text:style-name="T44">&lt;</text:span><text:span text:style-name="T49">zk</text:span> <text:span text:style-name="T54">xmlns</text:span><text:span text:style-name="T17">=</text:span><text:span text:style-name="T59">"http://www.zkoss.org/2005/zul"</text:span></text:p>
      <text:p text:style-name="P40"><text:tab/><text:span text:style-name="T54">xmlns:h</text:span><text:span text:style-name="T17">=</text:span><text:span text:style-name="T59">"http://www.w3.org/1999/xhtml"</text:span></text:p>
      <text:p text:style-name="P40"><text:tab/><text:span text:style-name="T54">xmlns:xsi</text:span><text:span text:style-name="T17">=</text:span><text:span text:style-name="T59">"http://www.w3.org/2001/XMLSchema-instance"</text:span></text:p>
      <text:p text:style-name="P40"><text:tab/><text:span text:style-name="T54">xmlns:a</text:span><text:span text:style-name="T17">=</text:span><text:span text:style-name="T59">"http://www.zkoss.org/2005/zk/annotation"</text:span></text:p>
      <text:p text:style-name="P40"><text:tab/><text:span text:style-name="T54">xsi:schemaLocation</text:span><text:span text:style-name="T17">=</text:span><text:span text:style-name="T59">"http://www.zkoss.org/2005/zul http://www.zkoss.org/2005/zul/zul.xsd"</text:span><text:span text:style-name="T44">&gt;</text:span></text:p>
      <text:p text:style-name="P40"/>
      <text:p text:style-name="P40"/>
      <text:p text:style-name="P40"><text:span text:style-name="T17"><text:tab/></text:span><text:span text:style-name="T86">&lt;!-- +++++++++++++++++++++++++++++++++++++++++++++++++++ --&gt;</text:span></text:p>
      <text:p text:style-name="P51"><text:tab/>&lt;!-- Window component as container <text:span text:style-name="T71">for</text:span> other components. --&gt;</text:p>
      <text:p text:style-name="P51"><text:tab/>&lt;!-- +++++++++++++++++++++++++++++++++++++++++++++++++++ --&gt;</text:p>
      <text:p text:style-name="P40"><text:span text:style-name="T17"><text:tab/></text:span><text:span text:style-name="T44">&lt;</text:span><text:span text:style-name="T49">window</text:span> <text:span text:style-name="T54">id</text:span><text:span text:style-name="T17">=</text:span><text:span text:style-name="T59">"window_BranchesDialog"</text:span></text:p>
      <text:p text:style-name="P40"><text:tab/><text:tab/><text:span text:style-name="T54">title</text:span><text:span text:style-name="T17">=</text:span><text:span text:style-name="T59">"${c:l('window_BranchesDialog.title')}"</text:span> <text:span text:style-name="T54">border</text:span><text:span text:style-name="T17">=</text:span><text:span text:style-name="T59">"none"</text:span></text:p>
      <text:p text:style-name="P40"><text:soft-page-break/><text:tab/><text:tab/><text:span text:style-name="T54">apply</text:span><text:span text:style-name="T17">=</text:span><text:span text:style-name="T59">"${branchDialogCtrl}"</text:span> <text:span text:style-name="T54">closable</text:span><text:span text:style-name="T17">=</text:span><text:span text:style-name="T59">"true"</text:span> <text:span text:style-name="T54">width</text:span><text:span text:style-name="T17">=</text:span><text:span text:style-name="T59">"450px"</text:span></text:p>
      <text:p text:style-name="P40"><text:tab/><text:tab/><text:span text:style-name="T54">height</text:span><text:span text:style-name="T17">=</text:span><text:span text:style-name="T59">"250px"</text:span><text:span text:style-name="T44">&gt;</text:span></text:p>
      <text:p text:style-name="P40"/>
      <text:p text:style-name="P40"><text:span text:style-name="T17"><text:tab/><text:tab/></text:span><text:span text:style-name="T86">&lt;!-- +++++++++++++++++++++++++++++++++++++++++++++++++++ --&gt;</text:span></text:p>
      <text:p text:style-name="P51"><text:tab/><text:tab/>&lt;!-- Set the HTML BODY style <text:span text:style-name="T71">for</text:span> ONLY <text:span text:style-name="T71">this</text:span> <text:span text:style-name="T85">zul</text:span> file. <text:s text:c="4"/>--&gt;</text:p>
      <text:p text:style-name="P51"><text:tab/><text:tab/>&lt;!-- +++++++++++++++++++++++++++++++++++++++++++++++++++ --&gt;</text:p>
      <text:p text:style-name="P40"><text:span text:style-name="T17"><text:tab/><text:tab/></text:span><text:span text:style-name="T44">&lt;</text:span><text:span text:style-name="T49">style</text:span><text:span text:style-name="T44">&gt;</text:span></text:p>
      <text:p text:style-name="P44"><text:tab/><text:tab/><text:tab/>body { padding: 0 0; /* 0 padding on top and bottom and 0</text:p>
      <text:p text:style-name="P44"><text:tab/><text:tab/><text:tab/>padding on right and left */ }</text:p>
      <text:p text:style-name="P40"><text:span text:style-name="T17"><text:tab/><text:tab/></text:span><text:span text:style-name="T44">&lt;/</text:span><text:span text:style-name="T49">style</text:span><text:span text:style-name="T44">&gt;</text:span></text:p>
      <text:p text:style-name="P40"/>
      <text:p text:style-name="P40"><text:span text:style-name="T17"><text:tab/><text:tab/></text:span><text:span text:style-name="T44">&lt;</text:span><text:span text:style-name="T49">borderlayout</text:span> <text:span text:style-name="T54">id</text:span><text:span text:style-name="T17">=</text:span><text:span text:style-name="T59">"borderlayoutBranchDialog"</text:span><text:span text:style-name="T44">&gt;</text:span></text:p>
      <text:p text:style-name="P40"/>
      <text:p text:style-name="P40"><text:span text:style-name="T17"><text:tab/><text:tab/><text:tab/></text:span><text:span text:style-name="T44">&lt;</text:span><text:span text:style-name="T49">north</text:span> <text:span text:style-name="T54">border</text:span><text:span text:style-name="T17">=</text:span><text:span text:style-name="T59">"none"</text:span> <text:span text:style-name="T54">margins</text:span><text:span text:style-name="T17">=</text:span><text:span text:style-name="T59">"0,0,0,0"</text:span><text:span text:style-name="T44">&gt;</text:span></text:p>
      <text:p text:style-name="P40"><text:span text:style-name="T17"><text:tab/><text:tab/><text:tab/><text:tab/></text:span><text:span text:style-name="T44">&lt;</text:span><text:span text:style-name="T49">grid</text:span><text:span text:style-name="T44">&gt;</text:span></text:p>
      <text:p text:style-name="P40"><text:span text:style-name="T17"><text:tab/><text:tab/><text:tab/><text:tab/><text:tab/></text:span><text:span text:style-name="T44">&lt;</text:span><text:span text:style-name="T49">columns</text:span> <text:span text:style-name="T54">sizable</text:span><text:span text:style-name="T17">=</text:span><text:span text:style-name="T59">"true"</text:span> <text:span text:style-name="T54">height</text:span><text:span text:style-name="T17">=</text:span><text:span text:style-name="T59">"20px"</text:span><text:span text:style-name="T44">&gt;</text:span></text:p>
      <text:p text:style-name="P40"><text:span text:style-name="T17"><text:tab/><text:tab/><text:tab/><text:tab/><text:tab/><text:tab/></text:span><text:span text:style-name="T39">&lt;!--</text:span><text:span text:style-name="T17"> Help Button </text:span><text:span text:style-name="T39">--&gt;</text:span></text:p>
      <text:p text:style-name="P40"><text:span text:style-name="T17"><text:tab/><text:tab/><text:tab/><text:tab/><text:tab/><text:tab/></text:span><text:span text:style-name="T44">&lt;</text:span><text:span text:style-name="T49">column</text:span> <text:span text:style-name="T54">width</text:span><text:span text:style-name="T17">=</text:span><text:span text:style-name="T59">"40px"</text:span> <text:span text:style-name="T54">align</text:span><text:span text:style-name="T17">=</text:span><text:span text:style-name="T59">"left"</text:span><text:span text:style-name="T44">&gt;</text:span></text:p>
      <text:p text:style-name="P40"><text:span text:style-name="T17"><text:tab/><text:tab/><text:tab/><text:tab/><text:tab/><text:tab/><text:tab/></text:span><text:span text:style-name="T44">&lt;</text:span><text:span text:style-name="T49">hbox</text:span><text:span text:style-name="T44">&gt;</text:span></text:p>
      <text:p text:style-name="P40"><text:span text:style-name="T17"><text:tab/><text:tab/><text:tab/><text:tab/><text:tab/><text:tab/><text:tab/></text:span><text:span text:style-name="T44">&lt;</text:span><text:span text:style-name="T49">button</text:span> <text:span text:style-name="T54">id</text:span><text:span text:style-name="T17">=</text:span><text:span text:style-name="T59">"btnHelp"</text:span></text:p>
      <text:p text:style-name="P40"><text:tab/><text:tab/><text:tab/><text:tab/><text:tab/><text:tab/><text:tab/><text:tab/><text:span text:style-name="T54">image</text:span><text:span text:style-name="T17">=</text:span><text:span text:style-name="T59">"/images/icons/light_16x16.gif"</text:span></text:p>
      <text:p text:style-name="P40"><text:tab/><text:tab/><text:tab/><text:tab/><text:tab/><text:tab/><text:tab/><text:tab/><text:span text:style-name="T54">tooltiptext</text:span><text:span text:style-name="T17">=</text:span><text:span text:style-name="T59">"$c:l('btnHelp.tooltiptext')}"</text:span> <text:span text:style-name="T44">/&gt;</text:span></text:p>
      <text:p text:style-name="P40"><text:span text:style-name="T17"><text:tab/><text:tab/><text:tab/><text:tab/><text:tab/><text:tab/><text:tab/></text:span><text:span text:style-name="T44">&lt;/</text:span><text:span text:style-name="T49">hbox</text:span><text:span text:style-name="T44">&gt;</text:span></text:p>
      <text:p text:style-name="P40"><text:span text:style-name="T17"><text:tab/><text:tab/><text:tab/><text:tab/><text:tab/><text:tab/></text:span><text:span text:style-name="T44">&lt;/</text:span><text:span text:style-name="T49">column</text:span><text:span text:style-name="T44">&gt;</text:span></text:p>
      <text:p text:style-name="P40"/>
      <text:p text:style-name="P40"><text:span text:style-name="T17"><text:tab/><text:tab/><text:tab/><text:tab/><text:tab/><text:tab/></text:span><text:span text:style-name="T39">&lt;!--</text:span><text:span text:style-name="T17"> </text:span><text:span text:style-name="T30">Addtionally</text:span><text:span text:style-name="T17"> Buttons </text:span><text:span text:style-name="T39">--&gt;</text:span></text:p>
      <text:p text:style-name="P40"><text:span text:style-name="T17"><text:tab/><text:tab/><text:tab/><text:tab/><text:tab/><text:tab/></text:span><text:span text:style-name="T44">&lt;</text:span><text:span text:style-name="T49">column</text:span> <text:span text:style-name="T54">align</text:span><text:span text:style-name="T17">=</text:span><text:span text:style-name="T59">"center"</text:span><text:span text:style-name="T44">&gt;</text:span></text:p>
      <text:p text:style-name="P40"><text:span text:style-name="T17"><text:tab/><text:tab/><text:tab/><text:tab/><text:tab/><text:tab/><text:tab/></text:span><text:span text:style-name="T44">&lt;</text:span><text:span text:style-name="T49">hbox</text:span><text:span text:style-name="T44">&gt;</text:span></text:p>
      <text:p text:style-name="P40"/>
      <text:p text:style-name="P40"><text:span text:style-name="T17"><text:tab/><text:tab/><text:tab/><text:tab/><text:tab/><text:tab/><text:tab/></text:span><text:span text:style-name="T44">&lt;/</text:span><text:span text:style-name="T49">hbox</text:span><text:span text:style-name="T44">&gt;</text:span></text:p>
      <text:p text:style-name="P40"><text:span text:style-name="T17"><text:tab/><text:tab/><text:tab/><text:tab/><text:tab/><text:tab/></text:span><text:span text:style-name="T44">&lt;/</text:span><text:span text:style-name="T49">column</text:span><text:span text:style-name="T44">&gt;</text:span></text:p>
      <text:p text:style-name="P40"/>
      <text:p text:style-name="P40"><text:span text:style-name="T17"><text:tab/><text:tab/><text:tab/><text:tab/><text:tab/><text:tab/></text:span><text:span text:style-name="T39">&lt;!--</text:span><text:span text:style-name="T17"> CRUD Buttons </text:span><text:span text:style-name="T39">--&gt;</text:span></text:p>
      <text:p text:style-name="P40"><text:span text:style-name="T17"><text:tab/><text:tab/><text:tab/><text:tab/><text:tab/><text:tab/></text:span><text:span text:style-name="T44">&lt;</text:span><text:span text:style-name="T49">column</text:span> <text:span text:style-name="T54">align</text:span><text:span text:style-name="T17">=</text:span><text:span text:style-name="T59">"right"</text:span><text:span text:style-name="T44">&gt;</text:span></text:p>
      <text:p text:style-name="P40"><text:span text:style-name="T17"><text:tab/><text:tab/><text:tab/><text:tab/><text:tab/><text:tab/><text:tab/></text:span><text:span text:style-name="T44">&lt;</text:span><text:span text:style-name="T49">hbox</text:span> <text:span text:style-name="T54">spacing</text:span><text:span text:style-name="T17">=</text:span><text:span text:style-name="T59">"5px"</text:span> <text:span text:style-name="T54">style</text:span><text:span text:style-name="T17">=</text:span><text:span text:style-name="T59">"padding:1px"</text:span></text:p>
      <text:p text:style-name="P40"><text:tab/><text:tab/><text:tab/><text:tab/><text:tab/><text:tab/><text:tab/><text:tab/><text:span text:style-name="T54">align</text:span><text:span text:style-name="T17">=</text:span><text:span text:style-name="T59">"end"</text:span><text:span text:style-name="T44">&gt;</text:span></text:p>
      <text:p text:style-name="P40"><text:span text:style-name="T17"><text:tab/><text:tab/><text:tab/><text:tab/><text:tab/><text:tab/><text:tab/></text:span><text:span text:style-name="T44">&lt;</text:span><text:span text:style-name="T49">button</text:span> <text:span text:style-name="T54">id</text:span><text:span text:style-name="T17">=</text:span><text:span text:style-name="T59">"btnNew"</text:span> <text:span text:style-name="T54">height</text:span><text:span text:style-name="T17">=</text:span><text:span text:style-name="T59">"20"</text:span></text:p>
      <text:p text:style-name="P40"><text:tab/><text:tab/><text:tab/><text:tab/><text:tab/><text:tab/><text:tab/><text:tab/><text:span text:style-name="T54">tooltiptext</text:span><text:span text:style-name="T17">=</text:span><text:span text:style-name="T59">"${c:l('btnNew.tooltiptext')}"</text:span> <text:span text:style-name="T44">/&gt;</text:span></text:p>
      <text:p text:style-name="P40"><text:span text:style-name="T17"><text:tab/><text:tab/><text:tab/><text:tab/></text:span><text:span text:style-name="T17"><text:tab/><text:tab/><text:tab/></text:span><text:span text:style-name="T44">&lt;</text:span><text:span text:style-name="T49">button</text:span> <text:span text:style-name="T54">id</text:span><text:span text:style-name="T17">=</text:span><text:span text:style-name="T59">"btnEdit"</text:span> <text:span text:style-name="T54">height</text:span><text:span text:style-name="T17">=</text:span><text:span text:style-name="T59">"20"</text:span></text:p>
      <text:p text:style-name="P40"><text:tab/><text:tab/><text:tab/><text:tab/><text:tab/><text:tab/><text:tab/><text:tab/><text:span text:style-name="T54">tooltiptext</text:span><text:span text:style-name="T17">=</text:span><text:span text:style-name="T59">"${c:l('btnEdit.tooltiptext')}"</text:span> <text:span text:style-name="T44">/&gt;</text:span></text:p>
      <text:p text:style-name="P40"><text:span text:style-name="T17"><text:tab/><text:tab/><text:tab/><text:tab/><text:tab/><text:tab/><text:tab/></text:span><text:span text:style-name="T44">&lt;</text:span><text:span text:style-name="T49">button</text:span> <text:span text:style-name="T54">id</text:span><text:span text:style-name="T17">=</text:span><text:span text:style-name="T59">"btnDelete"</text:span> <text:span text:style-name="T54">height</text:span><text:span text:style-name="T17">=</text:span><text:span text:style-name="T59">"20"</text:span></text:p>
      <text:p text:style-name="P40"><text:tab/><text:tab/><text:tab/><text:tab/><text:tab/><text:tab/><text:tab/><text:tab/><text:span text:style-name="T54">tooltiptext</text:span><text:span text:style-name="T17">=</text:span><text:span text:style-name="T59">"${c:l('btnDelete.tooltiptext')}"</text:span><text:span text:style-name="T44">/&gt;</text:span></text:p>
      <text:p text:style-name="P40"><text:span text:style-name="T17"><text:tab/><text:tab/><text:tab/><text:tab/><text:tab/><text:tab/><text:tab/></text:span><text:span text:style-name="T44">&lt;</text:span><text:span text:style-name="T49">button</text:span> <text:span text:style-name="T54">id</text:span><text:span text:style-name="T17">=</text:span><text:span text:style-name="T59">"btnSave"</text:span> <text:span text:style-name="T54">height</text:span><text:span text:style-name="T17">=</text:span><text:span text:style-name="T59">"20"</text:span></text:p>
      <text:p text:style-name="P40"><text:tab/><text:tab/><text:tab/><text:tab/><text:tab/><text:tab/><text:tab/><text:tab/><text:span text:style-name="T54">tooltiptext</text:span><text:span text:style-name="T17">=</text:span><text:span text:style-name="T59">"${c:l('btnSave.tooltiptext')}"</text:span> <text:span text:style-name="T44">/&gt;</text:span></text:p>
      <text:p text:style-name="P40"><text:span text:style-name="T17"><text:tab/><text:tab/><text:tab/><text:tab/><text:tab/><text:tab/><text:tab/></text:span><text:span text:style-name="T44">&lt;</text:span><text:span text:style-name="T49">button</text:span> <text:span text:style-name="T54">id</text:span><text:span text:style-name="T17">=</text:span><text:span text:style-name="T59">"btnClose"</text:span> <text:span text:style-name="T54">height</text:span><text:span text:style-name="T17">=</text:span><text:span text:style-name="T59">"20"</text:span></text:p>
      <text:p text:style-name="P40"><text:tab/><text:tab/><text:tab/><text:tab/><text:tab/><text:tab/><text:tab/><text:tab/><text:span text:style-name="T54">tooltiptext</text:span><text:span text:style-name="T17">=</text:span><text:span text:style-name="T59">"${c:l('btnClose.tooltiptext')}"</text:span> <text:span text:style-name="T44">/&gt;</text:span></text:p>
      <text:p text:style-name="P40"><text:span text:style-name="T17"><text:tab/><text:tab/><text:tab/><text:tab/><text:tab/><text:tab/><text:tab/></text:span><text:span text:style-name="T44">&lt;/</text:span><text:span text:style-name="T49">hbox</text:span><text:span text:style-name="T44">&gt;</text:span></text:p>
      <text:p text:style-name="P40"><text:span text:style-name="T17"><text:tab/><text:tab/><text:tab/><text:tab/><text:tab/><text:tab/></text:span><text:span text:style-name="T44">&lt;/</text:span><text:span text:style-name="T49">column</text:span><text:span text:style-name="T44">&gt;</text:span></text:p>
      <text:p text:style-name="P40"><text:span text:style-name="T17"><text:tab/><text:tab/><text:tab/><text:tab/><text:tab/></text:span><text:span text:style-name="T44">&lt;/</text:span><text:span text:style-name="T49">columns</text:span><text:span text:style-name="T44">&gt;</text:span></text:p>
      <text:p text:style-name="P40"><text:span text:style-name="T17"><text:tab/><text:tab/><text:tab/><text:tab/></text:span><text:span text:style-name="T44">&lt;/</text:span><text:span text:style-name="T49">grid</text:span><text:span text:style-name="T44">&gt;</text:span></text:p>
      <text:p text:style-name="P40"><text:span text:style-name="T17"><text:tab/><text:tab/><text:tab/></text:span><text:span text:style-name="T44">&lt;/</text:span><text:span text:style-name="T49">north</text:span><text:span text:style-name="T44">&gt;</text:span></text:p>
      <text:p text:style-name="P40"/>
      <text:p text:style-name="P40"><text:span text:style-name="T17"><text:tab/><text:tab/><text:tab/></text:span><text:span text:style-name="T44">&lt;</text:span><text:span text:style-name="T49">center</text:span> <text:span text:style-name="T54">border</text:span><text:span text:style-name="T17">=</text:span><text:span text:style-name="T59">"none"</text:span> <text:span text:style-name="T54">margins</text:span><text:span text:style-name="T17">=</text:span><text:span text:style-name="T59">"0,0,0,0"</text:span><text:span text:style-name="T44">&gt;</text:span></text:p>
      <text:p text:style-name="P40"><text:span text:style-name="T17"><text:tab/><text:tab/><text:tab/><text:tab/></text:span><text:span text:style-name="T44">&lt;</text:span><text:span text:style-name="T49">div</text:span> <text:span text:style-name="T54">id</text:span><text:span text:style-name="T17">=</text:span><text:span text:style-name="T59">"divCenterBranch"</text:span><text:span text:style-name="T44">&gt;</text:span></text:p>
      <text:p text:style-name="P40"/>
      <text:p text:style-name="P40"><text:span text:style-name="T17"><text:tab/><text:tab/><text:tab/><text:tab/><text:tab/></text:span><text:span text:style-name="T44">&lt;</text:span><text:span text:style-name="T49">panel</text:span> <text:span text:style-name="T54">id</text:span><text:span text:style-name="T17">=</text:span><text:span text:style-name="T59">"panel_Branch"</text:span></text:p>
      <text:p text:style-name="P40"><text:tab/><text:tab/><text:tab/><text:tab/><text:tab/><text:tab/><text:span text:style-name="T54">title</text:span><text:span text:style-name="T17">=</text:span><text:span text:style-name="T59">"${c:l('panel_Branch.title')}"</text:span> <text:span text:style-name="T54">style</text:span><text:span text:style-name="T17">=</text:span><text:span text:style-name="T59">"margin-bottom:10px"</text:span></text:p>
      <text:p text:style-name="P40"><text:tab/><text:tab/><text:tab/><text:tab/><text:tab/><text:tab/><text:span text:style-name="T54">border</text:span><text:span text:style-name="T17">=</text:span><text:span text:style-name="T59">"normal"</text:span><text:span text:style-name="T44">&gt;</text:span></text:p>
      <text:p text:style-name="P40"><text:span text:style-name="T17"><text:tab/><text:tab/><text:tab/><text:tab/><text:tab/><text:tab/></text:span><text:span text:style-name="T44">&lt;</text:span><text:span text:style-name="T49">panelchildren</text:span><text:span text:style-name="T44">&gt;</text:span></text:p>
      <text:p text:style-name="P40"><text:span text:style-name="T17"><text:tab/><text:tab/><text:tab/><text:tab/><text:tab/><text:tab/><text:tab/></text:span><text:span text:style-name="T44">&lt;</text:span><text:span text:style-name="T49">grid</text:span> <text:span text:style-name="T54">fixedLayout</text:span><text:span text:style-name="T17">=</text:span><text:span text:style-name="T59">"true"</text:span></text:p>
      <text:p text:style-name="P40"><text:tab/><text:tab/><text:tab/><text:tab/><text:tab/><text:tab/><text:tab/><text:tab/><text:span text:style-name="T54">style</text:span><text:span text:style-name="T17">=</text:span><text:span text:style-name="T59">"border:0px"</text:span><text:span text:style-name="T44">&gt;</text:span></text:p>
      <text:p text:style-name="P40"><text:span text:style-name="T17"><text:tab/><text:tab/><text:tab/><text:tab/><text:tab/><text:tab/><text:tab/></text:span><text:span text:style-name="T44">&lt;</text:span><text:span text:style-name="T49">columns</text:span><text:span text:style-name="T44">&gt;</text:span></text:p>
      <text:p text:style-name="P40"><text:span text:style-name="T17"><text:tab/><text:tab/><text:tab/><text:tab/><text:tab/><text:tab/><text:tab/><text:tab/></text:span><text:span text:style-name="T44">&lt;</text:span><text:span text:style-name="T49">column</text:span> <text:span text:style-name="T54">width</text:span><text:span text:style-name="T17">=</text:span><text:span text:style-name="T59">"150px"</text:span> <text:span text:style-name="T44">/&gt;</text:span></text:p>
      <text:p text:style-name="P40"><text:span text:style-name="T17"><text:tab/><text:tab/><text:tab/><text:tab/><text:tab/><text:tab/><text:tab/><text:tab/></text:span><text:span text:style-name="T44">&lt;</text:span><text:span text:style-name="T49">column</text:span> <text:span text:style-name="T54">width</text:span><text:span text:style-name="T17">=</text:span><text:span text:style-name="T59">"100%"</text:span> <text:span text:style-name="T44">/&gt;</text:span></text:p>
      <text:p text:style-name="P40"><text:span text:style-name="T17"><text:tab/><text:tab/><text:tab/><text:tab/><text:tab/><text:tab/><text:tab/></text:span><text:span text:style-name="T44">&lt;/</text:span><text:span text:style-name="T49">columns</text:span><text:span text:style-name="T44">&gt;</text:span></text:p>
      <text:p text:style-name="P40"><text:span text:style-name="T17"><text:tab/><text:tab/><text:tab/><text:tab/><text:tab/><text:tab/><text:tab/></text:span><text:span text:style-name="T44">&lt;</text:span><text:span text:style-name="T49">rows</text:span><text:span text:style-name="T44">&gt;</text:span></text:p>
      <text:p text:style-name="P40"><text:span text:style-name="T17"><text:tab/><text:tab/><text:tab/><text:tab/><text:tab/><text:tab/><text:tab/></text:span><text:span text:style-name="T44">&lt;</text:span><text:span text:style-name="T49">row</text:span><text:span text:style-name="T44">&gt;</text:span></text:p>
      <text:p text:style-name="P40"><text:span text:style-name="T17"><text:tab/><text:tab/><text:tab/><text:tab/><text:tab/><text:tab/><text:tab/></text:span><text:span text:style-name="T44">&lt;</text:span><text:span text:style-name="T49">label</text:span> <text:span text:style-name="T54">id</text:span><text:span text:style-name="T17">=</text:span><text:span text:style-name="T59">"label_Branch_BraNr"</text:span></text:p>
      <text:p text:style-name="P40"><text:tab/><text:tab/><text:tab/><text:tab/><text:tab/><text:tab/><text:tab/><text:tab/><text:span text:style-name="T54">value</text:span><text:span text:style-name="T17">=</text:span><text:span text:style-name="T59">"${c:l('label_Branch_BraNr.value')}"</text:span> <text:span text:style-name="T44">/&gt;</text:span></text:p>
      <text:p text:style-name="P40"><text:span text:style-name="T17"><text:tab/><text:tab/><text:tab/><text:tab/><text:tab/><text:tab/><text:tab/></text:span><text:span text:style-name="T44">&lt;</text:span><text:span text:style-name="T49">textbox</text:span> <text:span text:style-name="T54">id</text:span><text:span text:style-name="T17">=</text:span><text:span text:style-name="T59">"braNr"</text:span></text:p>
      <text:p text:style-name="P40"><text:tab/><text:tab/><text:tab/><text:tab/><text:tab/><text:tab/><text:tab/><text:tab/><text:span text:style-name="T54">width</text:span><text:span text:style-name="T17">=</text:span><text:span text:style-name="T59">"100px"</text:span> <text:span text:style-name="T44">/&gt;</text:span></text:p>
      <text:p text:style-name="P40"><text:span text:style-name="T17"><text:tab/><text:tab/><text:tab/><text:tab/><text:tab/><text:tab/><text:tab/></text:span><text:span text:style-name="T44">&lt;/</text:span><text:span text:style-name="T49">row</text:span><text:span text:style-name="T44">&gt;</text:span></text:p>
      <text:p text:style-name="P40"><text:span text:style-name="T17"><text:tab/><text:tab/><text:tab/><text:tab/><text:tab/><text:tab/><text:tab/></text:span><text:span text:style-name="T44">&lt;</text:span><text:span text:style-name="T49">row</text:span><text:span text:style-name="T44">&gt;</text:span></text:p>
      <text:p text:style-name="P40"><text:span text:style-name="T17"><text:tab/><text:tab/><text:tab/><text:tab/><text:tab/><text:tab/><text:tab/><text:tab/></text:span><text:span text:style-name="T44">&lt;</text:span><text:span text:style-name="T49">separator</text:span> <text:span text:style-name="T54">bar</text:span><text:span text:style-name="T17">=</text:span><text:span text:style-name="T59">"true"</text:span><text:span text:style-name="T44">&gt;&lt;/</text:span><text:span text:style-name="T49">separator</text:span><text:span text:style-name="T44">&gt;</text:span></text:p>
      <text:p text:style-name="P40"><text:span text:style-name="T17"><text:tab/><text:tab/><text:tab/><text:tab/><text:tab/><text:tab/><text:tab/><text:tab/></text:span><text:span text:style-name="T44">&lt;</text:span><text:span text:style-name="T49">separator</text:span> <text:span text:style-name="T54">bar</text:span><text:span text:style-name="T17">=</text:span><text:span text:style-name="T59">"true"</text:span><text:span text:style-name="T44">&gt;&lt;/</text:span><text:span text:style-name="T49">separator</text:span><text:span text:style-name="T44">&gt;</text:span></text:p>
      <text:p text:style-name="P40"><text:span text:style-name="T17"><text:tab/><text:tab/><text:tab/><text:tab/><text:tab/><text:tab/><text:tab/></text:span><text:span text:style-name="T44">&lt;/</text:span><text:span text:style-name="T49">row</text:span><text:span text:style-name="T44">&gt;</text:span></text:p>
      <text:p text:style-name="P40"><text:span text:style-name="T17"><text:tab/><text:tab/><text:tab/><text:tab/><text:tab/><text:tab/><text:tab/></text:span><text:span text:style-name="T44">&lt;</text:span><text:span text:style-name="T49">row</text:span><text:span text:style-name="T44">&gt;</text:span></text:p>
      <text:p text:style-name="P40"><text:span text:style-name="T17"><text:tab/><text:tab/><text:tab/><text:tab/><text:tab/><text:tab/><text:tab/></text:span><text:span text:style-name="T44">&lt;</text:span><text:span text:style-name="T49">label</text:span></text:p>
      <text:p text:style-name="P40"><text:tab/><text:tab/><text:tab/><text:tab/><text:tab/><text:tab/><text:tab/><text:tab/><text:span text:style-name="T54">id</text:span><text:span text:style-name="T17">=</text:span><text:span text:style-name="T59">"label_Branch_BraBezeichnung"</text:span></text:p>
      <text:p text:style-name="P40"><text:tab/><text:tab/><text:tab/><text:tab/><text:tab/><text:tab/><text:tab/><text:tab/><text:span text:style-name="T54">value</text:span><text:span text:style-name="T17">=</text:span><text:span text:style-name="T59">"$</text:span></text:p>
      <text:p text:style-name="P40"><text:span text:style-name="T59"><text:tab/><text:tab/><text:tab/><text:tab/><text:tab/><text:tab/><text:tab/><text:tab/>{c:l('label_Branch_BraBezeichnung.value')}"</text:span> <text:span text:style-name="T44">/&gt;</text:span></text:p>
      <text:p text:style-name="P40"><text:span text:style-name="T17"><text:tab/><text:tab/><text:tab/><text:tab/><text:tab/><text:tab/><text:tab/></text:span><text:span text:style-name="T44">&lt;</text:span><text:span text:style-name="T49">textbox</text:span> <text:span text:style-name="T54">id</text:span><text:span text:style-name="T17">=</text:span><text:span text:style-name="T59">"braBezeichnung"</text:span></text:p>
      <text:p text:style-name="P40"><text:tab/><text:tab/><text:tab/><text:tab/><text:tab/><text:tab/><text:tab/><text:tab/><text:span text:style-name="T54">width</text:span><text:span text:style-name="T17">=</text:span><text:span text:style-name="T59">"100%"</text:span> <text:span text:style-name="T44">/&gt;</text:span></text:p>
      <text:p text:style-name="P40"><text:span text:style-name="T17"><text:tab/><text:tab/><text:tab/><text:tab/><text:tab/><text:tab/><text:tab/></text:span><text:span text:style-name="T44">&lt;/</text:span><text:span text:style-name="T49">row</text:span><text:span text:style-name="T44">&gt;</text:span></text:p>
      <text:p text:style-name="P40"><text:span text:style-name="T17"><text:tab/><text:tab/><text:tab/><text:tab/><text:tab/><text:tab/><text:tab/></text:span><text:span text:style-name="T44">&lt;/</text:span><text:span text:style-name="T49">rows</text:span><text:span text:style-name="T44">&gt;</text:span></text:p>
      <text:p text:style-name="P40"><text:span text:style-name="T17"><text:tab/><text:tab/><text:tab/><text:tab/><text:tab/><text:tab/><text:tab/></text:span><text:span text:style-name="T44">&lt;/</text:span><text:span text:style-name="T49">grid</text:span><text:span text:style-name="T44">&gt;</text:span></text:p>
      <text:p text:style-name="P40"><text:span text:style-name="T17"><text:tab/><text:tab/><text:tab/><text:tab/><text:tab/><text:tab/></text:span><text:span text:style-name="T44">&lt;/</text:span><text:span text:style-name="T49">panelchildren</text:span><text:span text:style-name="T44">&gt;</text:span></text:p>
      <text:p text:style-name="P40"><text:span text:style-name="T17"><text:tab/><text:tab/><text:tab/><text:tab/><text:tab/></text:span><text:span text:style-name="T44">&lt;/</text:span><text:span text:style-name="T49">panel</text:span><text:span text:style-name="T44">&gt;</text:span></text:p>
      <text:p text:style-name="P40"/>
      <text:p text:style-name="P40"><text:span text:style-name="T17"><text:tab/><text:tab/><text:tab/><text:tab/></text:span><text:span text:style-name="T44">&lt;/</text:span><text:span text:style-name="T49">div</text:span><text:span text:style-name="T44">&gt;</text:span></text:p>
      <text:p text:style-name="P40"><text:soft-page-break/><text:span text:style-name="T17"><text:tab/><text:tab/><text:tab/></text:span><text:span text:style-name="T44">&lt;/</text:span><text:span text:style-name="T49">center</text:span><text:span text:style-name="T44">&gt;</text:span></text:p>
      <text:p text:style-name="P40"/>
      <text:p text:style-name="P40"><text:span text:style-name="T17"><text:tab/><text:tab/></text:span><text:span text:style-name="T44">&lt;/</text:span><text:span text:style-name="T49">borderlayout</text:span><text:span text:style-name="T44">&gt;</text:span></text:p>
      <text:p text:style-name="P40"/>
      <text:p text:style-name="P40"><text:span text:style-name="T17"><text:tab/></text:span><text:span text:style-name="T44">&lt;/</text:span><text:span text:style-name="T49">window</text:span><text:span text:style-name="T44">&gt;</text:span></text:p>
      <text:p text:style-name="P40"><text:span text:style-name="T44">&lt;/</text:span><text:span text:style-name="T49">zk</text:span><text:span text:style-name="T44">&gt;</text:span></text:p>
      <text:p text:style-name="P79"/>
      <text:p text:style-name="P62">If rendered it looks like this:</text:p>
      <text:p text:style-name="P62"><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81">All components that we must access by code become an own unique 'speeking' idenitifier. </text:p>
      <text:p text:style-name="P84"/>
      <text:p text:style-name="P52">We access our window container ´by its ID that we have declared in the zul file as '<text:span text:style-name="T95">window_BranchesDialog</text:span><text:span text:style-name="T18">'.</text:span><text:span text:style-name="T17"> The event that we will fill first with life is the '</text:span><text:span text:style-name="T18">onCreate' </text:span><text:span text:style-name="T17">event</text:span><text:span text:style-name="T18">.</text:span></text:p>
      <text:p text:style-name="P52"><text:span text:style-name="T17">So we must named the public method <text:s/></text:span><text:span text:style-name="T18">onCreate$window_BranchesDialog</text:span><text:span text:style-name="T18">(Event event)</text:span></text:p>
      <text:p text:style-name="Text_20_body"/>
      <text:p text:style-name="P62">In this kind of method (onCreate$aDialogWindowController) of a dialog controller we do all time the same stuff. </text:p>
      <text:list xml:id="list37626060" text:continue-numbering="true" text:style-name="L12">
        <text:list-item>
          <text:p text:style-name="P132">Check the rights for the components.</text:p>
        </text:list-item>
        <text:list-item>
          <text:p text:style-name="P132"><text:span text:style-name="T102">Create</text:span><text:span text:style-name="T102"> </text:span><text:span text:style-name="T102">the</text:span> button controller for the CRUD buttons.</text:p>
        </text:list-item>
        <text:list-item>
          <text:p text:style-name="P132">Get the params that we overhanded by creation.</text:p>
        </text:list-item>
        <text:list-item>
          <text:p text:style-name="P132">Set field properties.</text:p>
        </text:list-item>
        <text:list-item>
          <text:p text:style-name="P132">Show the dialog in a modal way.</text:p>
        </text:list-item>
      </text:list>
      <text:p text:style-name="P86"/>
      <text:p text:style-name="P71">The <text:span text:style-name="T98">doShowDialog(Branche aBranche)</text:span><text:span text:style-name="T99">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71">Yes, that's mainly all.</text:p>
      <text:p text:style-name="P77"/>
      <text:p text:style-name="P71">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2" text:outline-level="2">Reporting with DynamicJasper</text:h>
      <text:p text:style-name="P71">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71">More about it coming soon...</text:p>
      <text:p text:style-name="Text_20_body"/>
      <text:h text:style-name="Heading_20_1" text:outline-level="1"><text:soft-page-break/>Localisation</text:h>
      <text:p text:style-name="P19">For all components that we use for showing text on the screen we do add their identifier (ID) with the components property that we use as the keyword for translation in the language property files.</text:p>
      <text:p text:style-name="P19"/>
      <text:p text:style-name="P40"><text:span text:style-name="T44">&lt;</text:span><text:span text:style-name="T49">label</text:span><text:span text:style-name="T54"> <text:tab/>id</text:span><text:span text:style-name="T17">=</text:span><text:span text:style-name="T59">"label_Branch_BraBezeichnung"</text:span></text:p>
      <text:p text:style-name="P40"><text:span text:style-name="T59"><text:tab/></text:span><text:span text:style-name="T54">value</text:span><text:span text:style-name="T17">=</text:span><text:span text:style-name="T59">"$</text:span><text:span text:style-name="T77">{c:l('label_Branch_BraBezeichnung.value')}</text:span></text:p>
      <text:p text:style-name="Text_20_body"/>
      <text:p text:style-name="P78">File: <text:tab/>/WEB-INF/i3-label.properties</text:p>
      <text:p text:style-name="P80">...</text:p>
      <text:p text:style-name="P68"><text:span text:style-name="T17">label_Branch_BraBezeichnung.value=</text:span><text:span text:style-name="T58">description</text:span></text:p>
      <text:p text:style-name="P68"><text:span text:style-name="T17">panel_BranchList.title=</text:span><text:span text:style-name="T58">B</text:span><text:span text:style-name="T17"> </text:span><text:span text:style-name="T58">r</text:span><text:span text:style-name="T17"> </text:span><text:span text:style-name="T58">a</text:span><text:span text:style-name="T17"> </text:span><text:span text:style-name="T58">n</text:span><text:span text:style-name="T17"> </text:span><text:span text:style-name="T58">c</text:span><text:span text:style-name="T17"> </text:span><text:span text:style-name="T58">h</text:span><text:span text:style-name="T17"> </text:span><text:span text:style-name="T58">e</text:span><text:span text:style-name="T17"> </text:span><text:span text:style-name="T58">s</text:span></text:p>
      <text:p text:style-name="P85">...</text:p>
      <text:p text:style-name="P80"/>
      <text:p text:style-name="P78">File: <text:tab/>/WEB-INF/i3-label_de_DE.properties</text:p>
      <text:p text:style-name="P80">...</text:p>
      <text:p text:style-name="P68"><text:span text:style-name="T17">label_Branch_BraBezeichnung.value=</text:span><text:span text:style-name="T58">Bezeichnung</text:span></text:p>
      <text:p text:style-name="P68"><text:span text:style-name="T17">panel_BranchList.title=</text:span><text:span text:style-name="T58">B</text:span><text:span text:style-name="T17"> </text:span><text:span text:style-name="T58">r</text:span><text:span text:style-name="T17"> </text:span><text:span text:style-name="T58">a</text:span><text:span text:style-name="T17"> </text:span><text:span text:style-name="T58">n</text:span><text:span text:style-name="T17"> </text:span><text:span text:style-name="T58">c</text:span><text:span text:style-name="T17"> </text:span><text:span text:style-name="T58">h</text:span><text:span text:style-name="T17"> </text:span><text:span text:style-name="T58">e</text:span><text:span text:style-name="T17"> </text:span><text:span text:style-name="T58">n</text:span></text:p>
      <text:p text:style-name="P67">...</text:p>
      <text:p text:style-name="P20">At time we use a default property file for english and a property file for the german language. We have a section in these files for the date and time formatting.</text:p>
      <text:p text:style-name="P20"/>
      <text:p text:style-name="P22"># ===========================</text:p>
      <text:p text:style-name="P54"># Date and Time formats <text:s text:c="3"/>|</text:p>
      <text:p text:style-name="P54"># ===========================</text:p>
      <text:p text:style-name="P38"><text:span text:style-name="T17">format.date=</text:span><text:span text:style-name="T58">MM/</text:span><text:span text:style-name="T64">dd</text:span><text:span text:style-name="T58">/</text:span><text:span text:style-name="T64">yyyy</text:span></text:p>
      <text:p text:style-name="P38"><text:span text:style-name="T17">format.time=</text:span><text:span text:style-name="T58">h</text:span><text:span text:style-name="T17">:</text:span><text:span text:style-name="T58">mm</text:span><text:span text:style-name="T17"> </text:span><text:span text:style-name="T58">a</text:span></text:p>
      <text:p text:style-name="P38"><text:span text:style-name="T17">format.timelong=</text:span><text:span text:style-name="T58">h</text:span><text:span text:style-name="T17">:</text:span><text:span text:style-name="T58">mm:ss</text:span><text:span text:style-name="T17"> </text:span><text:span text:style-name="T58">a</text:span></text:p>
      <text:p text:style-name="P38"><text:span text:style-name="T17">format.datetime=</text:span><text:span text:style-name="T58">MM/</text:span><text:span text:style-name="T64">dd</text:span><text:span text:style-name="T58">/</text:span><text:span text:style-name="T64">yyyy</text:span><text:span text:style-name="T17"> </text:span><text:span text:style-name="T58">h</text:span><text:span text:style-name="T17">:</text:span><text:span text:style-name="T58">mm</text:span><text:span text:style-name="T17"> </text:span><text:span text:style-name="T58">a</text:span></text:p>
      <text:p text:style-name="P38"><text:span text:style-name="T17">format.datetimelong=</text:span><text:span text:style-name="T58">MM/</text:span><text:span text:style-name="T64">dd</text:span><text:span text:style-name="T58">/</text:span><text:span text:style-name="T64">yyyy</text:span><text:span text:style-name="T17"> </text:span><text:span text:style-name="T58">h</text:span><text:span text:style-name="T17">:</text:span><text:span text:style-name="T58">mm:ss</text:span><text:span text:style-name="T17"> </text:span><text:span text:style-name="T58">a</text:span></text:p>
      <text:p text:style-name="P57"/>
      <text:p text:style-name="P47">If needed we format a date with a helper class de.forsthaus.webui.util.FDDateFormat.java that access the property files with a few options.</text:p>
      <text:p text:style-name="P47"/>
      <text:p text:style-name="P44"><text:tab/><text:span text:style-name="T39">/**</text:span></text:p>
      <text:p text:style-name="P40"><text:span text:style-name="T39"><text:tab/> * Format the date/time. </text:span><text:span text:style-name="T41">&lt;br&gt;</text:span></text:p>
      <text:p text:style-name="P43"><text:tab/> * </text:p>
      <text:p text:style-name="P40"><text:span text:style-name="T39"><text:tab/> * </text:span><text:span text:style-name="T43">@return</text:span><text:span text:style-name="T39"> String of date/time</text:span></text:p>
      <text:p text:style-name="P43"><text:tab/> */</text:p>
      <text:p text:style-name="P40"><text:span text:style-name="T17"><text:tab/></text:span><text:span text:style-name="T13">private</text:span><text:span text:style-name="T17"> String getDateTime(Date date) {</text:span></text:p>
      <text:p text:style-name="P40"><text:span text:style-name="T17"><text:tab/><text:tab/></text:span><text:span text:style-name="T13">if</text:span><text:span text:style-name="T17"> (date != </text:span><text:span text:style-name="T13">null</text:span><text:span text:style-name="T17">) {</text:span></text:p>
      <text:p text:style-name="P40"><text:span text:style-name="T17"><text:tab/><text:tab/><text:tab/></text:span><text:span text:style-name="T13">return</text:span><text:span text:style-name="T17"> FDDateFormat.</text:span><text:span text:style-name="T33">getDateTimeLongFormater</text:span><text:span text:style-name="T17">().format(date);</text:span></text:p>
      <text:p text:style-name="P44"><text:tab/><text:tab/>}</text:p>
      <text:p text:style-name="P40"><text:span text:style-name="T17"><text:tab/><text:tab/></text:span><text:span text:style-name="T13">return</text:span><text:span text:style-name="T17"> </text:span><text:span text:style-name="T58">""</text:span><text:span text:style-name="T17">;</text:span></text:p>
      <text:p text:style-name="P44"><text:tab/>}</text:p>
      <text:p text:style-name="P57"/>
      <text:p text:style-name="P47"><text:span text:style-name="T11">TIP</text:span>: If you have problems with the shown character set than have a look at your eclipse ide. Be sure that these files are saved as UTF-8.</text:p>
      <text:p text:style-name="P48"><text:span text:style-name="T78">Eclipse -&gt; Preferences -&gt; Content Types -&gt; Java Properties File change </text:span><text:span text:style-name="T79">Default encoding </text:span><text:span text:style-name="T78">to UTF-8</text:span> .</text:p>
      <text:p text:style-name="P48"/>
      <text:p text:style-name="P20"/>
      <text:h text:style-name="P122" text:outline-level="1">The configuration files</text:h>
      <text:p text:style-name="P62">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62"><text:span text:style-name="T11">web.xml</text:span> (zkoss/src/main/webapp/WEB-INF/web.xml)</text:p>
      <text:list xml:id="list37473242" text:style-name="L13">
        <text:list-item>
          <text:p text:style-name="P133">Spring-Security Entry point. Only setting a reference to the so called spring 'security-chain'.</text:p>
        </text:list-item>
        <text:list-item>
          <text:p text:style-name="P133">Setting location of the other configuration files.</text:p>
        </text:list-item>
        <text:list-item>
          <text:p text:style-name="P133">ZK web configuration.</text:p>
        </text:list-item>
        <text:list-item>
          <text:p text:style-name="P139"><text:soft-page-break/>Miscellaneous<text:span text:style-name="T67"> for the servlet engine.</text:span></text:p>
          <text:p text:style-name="P138"/>
        </text:list-item>
      </text:list>
      <text:p text:style-name="P62"><text:span text:style-name="T11">zk.xml</text:span> (zkoss/src/main/webapp/WEB-INF/zk.xml)</text:p>
      <text:list xml:id="list37481937" text:style-name="L14">
        <text:list-item>
          <text:p text:style-name="P134">Define the factory class for allowing clustering of the application.</text:p>
        </text:list-item>
        <text:list-item>
          <text:p text:style-name="P134">Define the <text:s/>class for monitoring the statistics.</text:p>
        </text:list-item>
        <text:list-item>
          <text:p text:style-name="P134">Define the path to the lang-addon.xml file.</text:p>
        </text:list-item>
        <text:list-item>
          <text:p text:style-name="P134">Device configurations like type of server push, timeout page.</text:p>
        </text:list-item>
        <text:list-item>
          <text:p text:style-name="P134">Define max-desktops per session.</text:p>
        </text:list-item>
        <text:list-item>
          <text:p text:style-name="P134">Synchronize ThreadLocal variables against the spring framework.</text:p>
        </text:list-item>
        <text:list-item>
          <text:p text:style-name="P134">Define the default font-family.</text:p>
        </text:list-item>
        <text:list-item>
          <text:p text:style-name="P134">Define the progressbox position.</text:p>
        </text:list-item>
      </text:list>
      <text:p text:style-name="P62"/>
      <text:p text:style-name="P62"><text:span text:style-name="T11">lang-addon.xml</text:span> (zkoss/src/main/webapp/WEB-INF/lang-addon.xml)</text:p>
      <text:list xml:id="list37478219" text:style-name="L15">
        <text:list-item>
          <text:p text:style-name="P135"><text:span text:style-name="T71">Define</text:span> font size.</text:p>
        </text:list-item>
        <text:list-item>
          <text:p text:style-name="P135">Define properties of commonly used components.</text:p>
        </text:list-item>
        <text:list-item>
          <text:p text:style-name="P135">Define the place of a used css-file.</text:p>
        </text:list-item>
      </text:list>
      <text:p text:style-name="P60"/>
      <text:p text:style-name="P62"><text:span text:style-name="T11">applicationContext-db.xml</text:span> (zkoss/src/main/resources/applicationContext-db.xml)</text:p>
      <text:list xml:id="list37465069" text:style-name="L16">
        <text:list-item>
          <text:p text:style-name="P136">Definition of the transaction scopes for the DAOs and Services.</text:p>
        </text:list-item>
        <text:list-item>
          <text:p text:style-name="P136">Definition of the transaction manager.</text:p>
        </text:list-item>
      </text:list>
      <text:p text:style-name="P62"/>
      <text:p text:style-name="P62"><text:span text:style-name="T11">applicationContext-guiservices.xml</text:span> (zkoss/src/main/resources/applicationContext-guiservices.xml)</text:p>
      <text:list xml:id="list37607461" text:continue-numbering="true" text:style-name="L16">
        <text:list-item>
          <text:p text:style-name="P136">Bean definition of the gui services.</text:p>
        </text:list-item>
      </text:list>
      <text:p text:style-name="P60"/>
      <text:p text:style-name="P62"><text:span text:style-name="T11">applicationContext-zkoss.xml</text:span> (zkoss/src/main/resources/applicationContext-zkoss.xml)</text:p>
      <text:list xml:id="list37604528" text:continue-numbering="true" text:style-name="L16">
        <text:list-item>
          <text:p text:style-name="P136">Bean definition of the gui controllers.</text:p>
        </text:list-item>
      </text:list>
      <text:p text:style-name="P60"/>
      <text:p text:style-name="P62"><text:span text:style-name="T11">applicationContext.xml</text:span> (zkoss/src/main/resources/applicationContext.xml)</text:p>
      <text:list xml:id="list37621919" text:continue-numbering="true" text:style-name="L16">
        <text:list-item>
          <text:p text:style-name="P136">Empty. Not used at time.</text:p>
        </text:list-item>
      </text:list>
      <text:p text:style-name="P62"/>
      <text:p text:style-name="P62"><text:span text:style-name="T11">customize-applicationContext.xml</text:span> (zkoss/src/main/resources/cutomize-applicationContext<text:span text:style-name="T11">.xml</text:span>)</text:p>
      <text:list xml:id="list37604496" text:continue-numbering="true" text:style-name="L16">
        <text:list-item>
          <text:p text:style-name="P136">Definition of the database connection and the primary key manager.</text:p>
        </text:list-item>
        <text:list-item>
          <text:p text:style-name="P136">( These file is replaced with a ready prepared postgreSQL definition outside the Subversion repository when we build the online zksample2 application and deploy them to the web) .</text:p>
        </text:list-item>
      </text:list>
      <text:p text:style-name="P62"/>
      <text:p text:style-name="P62"><text:span text:style-name="T11">jdbc.properties</text:span> (zkoss/src/main/resources/jdbc.properties)</text:p>
      <text:list xml:id="list37616687" text:continue-numbering="true" text:style-name="L16">
        <text:list-header>
          <text:p text:style-name="P136">- Holds the jdbc.url username and password of the database when the application is configured to connect against a jdbc datasource.</text:p>
        </text:list-header>
      </text:list>
      <text:p text:style-name="P62"/>
      <text:p text:style-name="P62"><text:span text:style-name="T11">mainmenu.xml</text:span> (zkoss/src/main/resources/mainmenu.xml)</text:p>
      <text:list xml:id="list37622505" text:continue-numbering="true" text:style-name="L16">
        <text:list-header>
          <text:p text:style-name="P136"><text:soft-page-break/>- Holds the menu structure. ID's, deepth, icons, rights and zul-file names. This file is parsed in our menuFactory for building the menu as a treeMenu or barMenu.</text:p>
        </text:list-header>
      </text:list>
      <text:p text:style-name="P60"/>
      <text:p text:style-name="P62"><text:span text:style-name="T11">springSecurityContext.xml</text:span> (zkoss/src/main/resources/springSecurityContext.xml)</text:p>
      <text:list xml:id="list37596714" text:continue-numbering="true" text:style-name="L16">
        <text:list-header>
          <text:p text:style-name="P136">- common configuration of the spring security. </text:p>
        </text:list-header>
      </text:list>
      <text:p text:style-name="P62"/>
      <text:p text:style-name="P62"><text:span text:style-name="T11">applicationContext-hibernate.xml</text:span> (spring-hibernate-backend/src/main/resources/applicationContext-hibernate.xml)</text:p>
      <text:list xml:id="list37465417" text:style-name="L17">
        <text:list-item>
          <text:p text:style-name="P137">Holds the mapping resources.</text:p>
        </text:list-item>
        <text:list-item>
          <text:p text:style-name="P137">common configuration of the backend DAO and Service beans.</text:p>
        </text:list-item>
      </text:list>
      <text:p text:style-name="P62"/>
      <text:h text:style-name="Heading_20_1" text:outline-level="1">Spring</text:h>
      <text:p text:style-name="P62">In the frontend we use the Spring Framework for let them create the gui controllers and give them a scope of the creation and the lifetime. We do not use a BeanFactory for creating the beans. We work the common way with an ApplicationContext, so all beans are pre initialized by creating the context, means by application startup in the servlet container. <text:s/>In the applications backend spring creates the DAOs and the Services. </text:p>
      <text:p text:style-name="P62">We scoped all beans as prototype. This is the common way for a multi-threaded web application and a important point for a scalable application. Means that it must be secured that the application runs in a multi-user mode and no user can modify other users objects or data. </text:p>
      <text:p text:style-name="P62">Further we prever the scope prototype for the GUI controllers too instead of session. So we can be sure that we get no old stuff if we call a gui controller several times.</text:p>
      <text:p text:style-name="P62"><text:span text:style-name="T11">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62">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62">This is done by defining a so called advice:</text:p>
      <text:p text:style-name="P17"><text:span text:style-name="T17"><text:tab/></text:span><text:span text:style-name="T44">&lt;</text:span><text:span text:style-name="T49">tx:advice</text:span> <text:span text:style-name="T54">id</text:span><text:span text:style-name="T17">=</text:span><text:span text:style-name="T59">"serviceTxAdvice"</text:span> <text:span text:style-name="T54">transaction-manager</text:span><text:span text:style-name="T17">=</text:span><text:span text:style-name="T59">"transactionManager"</text:span><text:span text:style-name="T44">&gt;</text:span></text:p>
      <text:p text:style-name="P40"><text:span text:style-name="T17"><text:tab/><text:tab/></text:span><text:span text:style-name="T44">&lt;</text:span><text:span text:style-name="T49">tx:attributes</text:span><text:span text:style-name="T44">&gt;</text:span></text:p>
      <text:p text:style-name="P40"><text:span text:style-name="T17"><text:tab/><text:tab/><text:tab/></text:span><text:span text:style-name="T44">&lt;</text:span><text:span text:style-name="T49">tx:method</text:span> <text:span text:style-name="T54">name</text:span><text:span text:style-name="T17">=</text:span><text:span text:style-name="T59">"*"</text:span> <text:span text:style-name="T54">propagation</text:span><text:span text:style-name="T17">=</text:span><text:span text:style-name="T59">"REQUIRED"</text:span> <text:span text:style-name="T44">/&gt;</text:span></text:p>
      <text:p text:style-name="P40"><text:span text:style-name="T17"><text:tab/><text:tab/></text:span><text:span text:style-name="T44">&lt;/</text:span><text:span text:style-name="T49">tx:attributes</text:span><text:span text:style-name="T44">&gt;</text:span></text:p>
      <text:p text:style-name="P40"><text:span text:style-name="T17"><text:tab/></text:span><text:span text:style-name="T44">&lt;/</text:span><text:span text:style-name="T49">tx:advice</text:span><text:span text:style-name="T44">&gt;</text:span></text:p>
      <text:p text:style-name="P40"><text:span text:style-name="T17"><text:tab/></text:span><text:span text:style-name="T44">&lt;</text:span><text:span text:style-name="T49">tx:advice</text:span> <text:span text:style-name="T54">id</text:span><text:span text:style-name="T17">=</text:span><text:span text:style-name="T59">"daoTxAdvice"</text:span> <text:span text:style-name="T54">transaction-manager</text:span><text:span text:style-name="T17">=</text:span><text:span text:style-name="T59">"transactionManager"</text:span><text:span text:style-name="T44">&gt;</text:span></text:p>
      <text:p text:style-name="P40"><text:span text:style-name="T17"><text:tab/><text:tab/></text:span><text:span text:style-name="T44">&lt;</text:span><text:span text:style-name="T49">tx:attributes</text:span><text:span text:style-name="T44">&gt;</text:span></text:p>
      <text:p text:style-name="P40"><text:span text:style-name="T17"><text:tab/><text:tab/><text:tab/></text:span><text:span text:style-name="T44">&lt;</text:span><text:span text:style-name="T49">tx:method</text:span> <text:span text:style-name="T54">name</text:span><text:span text:style-name="T17">=</text:span><text:span text:style-name="T59">"*"</text:span> <text:span text:style-name="T54">propagation</text:span><text:span text:style-name="T17">=</text:span><text:span text:style-name="T59">"REQUIRED"</text:span> <text:span text:style-name="T44">/&gt;</text:span></text:p>
      <text:p text:style-name="P40"><text:span text:style-name="T17"><text:tab/><text:tab/></text:span><text:span text:style-name="T44">&lt;/</text:span><text:span text:style-name="T49">tx:attributes</text:span><text:span text:style-name="T44">&gt;</text:span></text:p>
      <text:p text:style-name="P40"><text:span text:style-name="T17"><text:tab/></text:span><text:span text:style-name="T44">&lt;/</text:span><text:span text:style-name="T49">tx:advice</text:span><text:span text:style-name="T44">&gt;</text:span></text:p>
      <text:p text:style-name="P79"/>
      <text:p text:style-name="P62">Further we need to define the so called pointcuts:</text:p>
      <text:p text:style-name="P17"><text:span text:style-name="T17"><text:tab/></text:span><text:span text:style-name="T44">&lt;</text:span><text:span text:style-name="T49">aop:config</text:span><text:span text:style-name="T44">&gt;</text:span></text:p>
      <text:p text:style-name="P40"><text:span text:style-name="T17"><text:tab/><text:tab/></text:span><text:span text:style-name="T44">&lt;</text:span><text:span text:style-name="T49">aop:pointcut</text:span> <text:span text:style-name="T54">id</text:span><text:span text:style-name="T17">=</text:span><text:span text:style-name="T59">"guiServiceMethods"</text:span></text:p>
      <text:p text:style-name="P40"><text:tab/><text:tab/><text:tab/><text:span text:style-name="T54">expression</text:span><text:span text:style-name="T17">=</text:span><text:span text:style-name="T59">"execution(* de.forsthaus.gui.service.*.*(..))"</text:span> <text:span text:style-name="T44">/&gt;</text:span></text:p>
      <text:p text:style-name="P40"><text:span text:style-name="T17"><text:tab/><text:tab/></text:span><text:span text:style-name="T44">&lt;</text:span><text:span text:style-name="T49">aop:pointcut</text:span> <text:span text:style-name="T54">id</text:span><text:span text:style-name="T17">=</text:span><text:span text:style-name="T59">"serviceMethods"</text:span></text:p>
      <text:p text:style-name="P40"><text:tab/><text:tab/><text:tab/><text:span text:style-name="T54">expression</text:span><text:span text:style-name="T17">=</text:span><text:span text:style-name="T59">"execution(* de.forsthaus.backend.service.*.*(..))"</text:span> <text:span text:style-name="T44">/&gt;</text:span></text:p>
      <text:p text:style-name="P40"><text:span text:style-name="T17"><text:tab/><text:tab/></text:span><text:span text:style-name="T44">&lt;</text:span><text:span text:style-name="T49">aop:pointcut</text:span> <text:span text:style-name="T54">id</text:span><text:span text:style-name="T17">=</text:span><text:span text:style-name="T59">"daoMethods"</text:span></text:p>
      <text:p text:style-name="P40"><text:tab/><text:tab/><text:tab/><text:span text:style-name="T54">expression</text:span><text:span text:style-name="T17">=</text:span><text:span text:style-name="T59">"execution(* de.forsthaus.backend.dao.*.*(..))"</text:span> <text:span text:style-name="T44">/&gt;</text:span></text:p>
      <text:p text:style-name="P40"/>
      <text:p text:style-name="P40"><text:span text:style-name="T17"><text:tab/><text:tab/></text:span><text:span text:style-name="T44">&lt;</text:span><text:span text:style-name="T49">aop:advisor</text:span> <text:span text:style-name="T54">advice-ref</text:span><text:span text:style-name="T17">=</text:span><text:span text:style-name="T59">"guiServiceTxAdvice"</text:span> <text:span text:style-name="T54">pointcut-ref</text:span><text:span text:style-name="T17">=</text:span><text:span text:style-name="T59">"guiServiceMethods"</text:span> <text:span text:style-name="T44">/&gt;</text:span></text:p>
      <text:p text:style-name="P40"><text:span text:style-name="T17"><text:tab/><text:tab/></text:span><text:span text:style-name="T44">&lt;</text:span><text:span text:style-name="T49">aop:advisor</text:span> <text:span text:style-name="T54">advice-ref</text:span><text:span text:style-name="T17">=</text:span><text:span text:style-name="T59">"serviceTxAdvice"</text:span> <text:span text:style-name="T54">pointcut-ref</text:span><text:span text:style-name="T17">=</text:span><text:span text:style-name="T59">"serviceMethods"</text:span> <text:span text:style-name="T44">/&gt;</text:span></text:p>
      <text:p text:style-name="P40"><text:span text:style-name="T17"><text:tab/><text:tab/></text:span><text:span text:style-name="T44">&lt;</text:span><text:span text:style-name="T49">aop:advisor</text:span> <text:span text:style-name="T54">advice-ref</text:span><text:span text:style-name="T17">=</text:span><text:span text:style-name="T59">"daoTxAdvice"</text:span> <text:span text:style-name="T54">pointcut-ref</text:span><text:span text:style-name="T17">=</text:span><text:span text:style-name="T59">"daoMethods"</text:span> <text:span text:style-name="T44">/&gt;</text:span></text:p>
      <text:p text:style-name="P40"><text:span text:style-name="T17"><text:tab/></text:span><text:span text:style-name="T44">&lt;/</text:span><text:span text:style-name="T49">aop:config</text:span><text:span text:style-name="T44">&gt;</text:span></text:p>
      <text:p text:style-name="P79"/>
      <text:p text:style-name="P62"><text:soft-page-break/>We gave the pointcuts an expression that the execution should depend on the well named package structure. </text:p>
      <text:p text:style-name="P62">All the transactions now are managed by a spring transaction manager for that we select the HibernateTransactionManager.</text:p>
      <text:p text:style-name="P18"><text:span text:style-name="T31"><text:tab/></text:span><text:span text:style-name="T45">&lt;</text:span><text:span text:style-name="T50">bean</text:span><text:span text:style-name="T67"> </text:span>id<text:span text:style-name="T31">=</text:span>"transactionManager"</text:p>
      <text:p text:style-name="P40"><text:tab/><text:tab/><text:span text:style-name="T54">class</text:span><text:span text:style-name="T17">=</text:span><text:span text:style-name="T59">"org.springframework.orm.hibernate3.HibernateTransactionManager"</text:span><text:span text:style-name="T44">&gt;</text:span></text:p>
      <text:p text:style-name="P40"><text:span text:style-name="T17"><text:tab/><text:tab/></text:span><text:span text:style-name="T44">&lt;</text:span><text:span text:style-name="T49">property</text:span> <text:span text:style-name="T54">name</text:span><text:span text:style-name="T17">=</text:span><text:span text:style-name="T59">"sessionFactory"</text:span> <text:span text:style-name="T54">ref</text:span><text:span text:style-name="T17">=</text:span><text:span text:style-name="T59">"sessionFactory"</text:span> <text:span text:style-name="T44">/&gt;</text:span></text:p>
      <text:p text:style-name="P40"><text:span text:style-name="T17"><text:tab/></text:span><text:span text:style-name="T44">&lt;/</text:span><text:span text:style-name="T49">bean</text:span><text:span text:style-name="T44">&gt;</text:span></text:p>
      <text:p text:style-name="P63"/>
      <text:p text:style-name="P62">This is the ground why you couldn't find any lines in the code that includes words like tx.commit or tx.rollback. The whole transaction handling is managed by spring's transaction manager.</text:p>
      <text:p text:style-name="P62"/>
      <text:h text:style-name="Heading_20_2" text:outline-level="2">Spring-Security</text:h>
      <text:p text:style-name="P62">For authentication and authorization we take the spring-security framework which is formerly named as Acegi framework. </text:p>
      <text:p text:style-name="P62">We use the DAO Authentication by coding an implementation of Spring Security's UserDetailService. You'll find it in the class de.forsthaus.policy.model.PolicyManager</text:p>
      <text:p text:style-name="P68"><text:span text:style-name="T13">public</text:span><text:span text:style-name="T17"> </text:span><text:span text:style-name="T13">class</text:span><text:span text:style-name="T17"> PolicyManager </text:span><text:span text:style-name="T13">implements</text:span><text:span text:style-name="T17"> UserDetailsService, Serializable {</text:span></text:p>
      <text:p text:style-name="P62">Further we coded an own User implementation in the class de.forsthaus.policy.model.UserImpl that extends from Spring Security's User class. <text:span text:style-name="T15">public</text:span><text:span text:style-name="T25"> </text:span><text:span text:style-name="T15">class</text:span><text:span text:style-name="T25"> UserImpl </text:span><text:span text:style-name="T15">extends</text:span><text:span text:style-name="T25"> User </text:span><text:span text:style-name="T15">implements</text:span><text:span text:style-name="T25"> Serializable, </text:span><text:span text:style-name="T25">de.forsthaus.policy.User {</text:span></text:p>
      <text:p text:style-name="P62">This user is extended for a user token with it we encrypt and decrypt an password addition. Read more of it in the section of 'The one-time-password implementation' .</text:p>
      <text:p text:style-name="P62">All the wireing of the beans and configurations is done in the springSecurityContext.xml you'll found in the folder zkoss/src/main/ressources.</text:p>
      <text:h text:style-name="Heading_20_2" text:outline-level="2">Security-Concept</text:h>
      <text:p text:style-name="P47">So, we are using a borderlayout in the 'index.zul' (the main page) and put all other called zul-pages in the center area of it, we have an other working as page orientationed apps. </text:p>
      <text:p text:style-name="P47">As a result we always have the same URL: ~/zkoss/index.zul .</text:p>
      <text:p text:style-name="P47">Therefore we cannot work with an url-based security management like the most 'spring-security' </text:p>
      <text:p text:style-name="P47">samples shows for this.</text:p>
      <text:p text:style-name="P47"/>
      <text:p text:style-name="P47">- The Administration menu point includes the whole security administration, the users and Login log list.</text:p>
      <text:p text:style-name="P47">- The security is build on top of the spring-security framework and is extended for groups and group-rights. </text:p>
      <text:p text:style-name="P47">- In the most simple examples the roles are defined for ADMIN_ROLE, USER_ROLE or GUEST_ROLE.</text:p>
      <text:p text:style-name="P47"/>
      <text:p text:style-name="P47">This is to small for us and is not customizable without making code modifications and re-deploy the application. Because what is a user ??? <text:s text:c="2"/>A user in a bigger business firm can works in a department of </text:p>
      <text:p text:style-name="P47">booking, invoicing, inventory, production, sales, promotion …</text:p>
      <text:p text:style-name="P47">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47"/>
      <text:p text:style-name="P47">We configure the security access in database tables and do extend the security for a group and group-right. </text:p>
      <text:p text:style-name="P47">Further we need not a new tomcat start to consider changes in the scurity of pages or events. Only a new login is needed that modifications of rights can act.</text:p>
      <text:p text:style-name="P47"/>
      <text:p text:style-name="P47">At last: A right in the world of spring-security is only a STRING.</text:p>
      <text:p text:style-name="P47">While we secure the application in the CODE and manage these in tables WE and OUR CUSTOMERS would have the abbility to customize the access/right.</text:p>
      <text:p text:style-name="P47">While we do not secure with a ROLE-String either we secure with a RIGHT-String we can assign a group of right-strings to a logically closed GROUP. </text:p>
      <text:p text:style-name="P47">So RIGHTS, GROUPS and GROUP-RIGHTS are defined by the developer who knows what compoents are in the application and are working together.</text:p>
      <text:p text:style-name="P47"><text:soft-page-break/>All other pieces like ROLES and ROLE-GROUPS can be modified/extended by the customer if needed/allowed.</text:p>
      <text:p text:style-name="P47"/>
      <text:p text:style-name="P47">User (have)</text:p>
      <text:p text:style-name="P47"><text:s text:c="8"/>\-- Roles (have)</text:p>
      <text:p text:style-name="P47"><text:s text:c="21"/>\-- Role-Groups (have) extended for my needs</text:p>
      <text:p text:style-name="P47"><text:s text:c="40"/>\-- Group-Rights (have) extended for my needs</text:p>
      <text:p text:style-name="P47"><text:s text:c="60"/>\-- Rights</text:p>
      <text:p text:style-name="P47"/>
      <text:p text:style-name="P47">Users</text:p>
      <text:p text:style-name="P47">- All users have the right to edit her own peronal data like the name, password.</text:p>
      <text:p text:style-name="P47">- User Roles are assigned in the administration area [User Roles].</text:p>
      <text:p text:style-name="P47">- Customizable</text:p>
      <text:p text:style-name="P47"><text:s/></text:p>
      <text:p text:style-name="P47">User-Roles</text:p>
      <text:list xml:id="list37475371" text:style-name="L18">
        <text:list-header>
          <text:p text:style-name="P109">-Here are the roles assigned to the Users. It's possible to assign several Roles to a user.</text:p>
        </text:list-header>
      </text:list>
      <text:list xml:id="list37485741" text:style-name="L19">
        <text:list-header>
          <text:p text:style-name="P110">- Customizable</text:p>
        </text:list-header>
      </text:list>
      <text:p text:style-name="P47"><text:s text:c="2"/></text:p>
      <text:p text:style-name="P47">Roles</text:p>
      <text:list xml:id="list37458411" text:style-name="L20">
        <text:list-header>
          <text:p text:style-name="P111">- Predefined Roles.</text:p>
        </text:list-header>
      </text:list>
      <text:list xml:id="list37621140" text:continue-list="list37485741" text:style-name="L19">
        <text:list-header>
          <text:p text:style-name="P110">- Customizable</text:p>
        </text:list-header>
      </text:list>
      <text:list xml:id="list37466964" text:style-name="L21">
        <text:list-header>
          <text:p text:style-name="P112"/>
        </text:list-header>
      </text:list>
      <text:p text:style-name="P47">Role-Groups</text:p>
      <text:list xml:id="list37596569" text:continue-list="list37621140" text:style-name="L19">
        <text:list-header>
          <text:p text:style-name="P110">- Predefined Role-Groups.</text:p>
          <text:p text:style-name="P110">- Customizable</text:p>
        </text:list-header>
      </text:list>
      <text:p text:style-name="P47"/>
      <text:p text:style-name="P47">Groups</text:p>
      <text:p text:style-name="P47">- Predefined Groups.</text:p>
      <text:list xml:id="list37471074" text:style-name="L22">
        <text:list-header>
          <text:p text:style-name="P113">- Declared from the developer who knows the component IDs, not customizable.</text:p>
        </text:list-header>
      </text:list>
      <text:p text:style-name="P47"/>
      <text:p text:style-name="P47">Group-Rights</text:p>
      <text:p text:style-name="P47">- Predefined Group-Rights.</text:p>
      <text:list xml:id="list37608921" text:continue-numbering="true" text:style-name="L22">
        <text:list-header>
          <text:p text:style-name="P113">- Declared from the developer who knows the component Ids and what components to be used for a logical </text:p>
          <text:p text:style-name="P113"><text:s text:c="2"/>unit like 'customer.edit' or 'customer.new', not customizable.</text:p>
        </text:list-header>
      </text:list>
      <text:p text:style-name="P47"/>
      <text:p text:style-name="P47">Rights</text:p>
      <text:list xml:id="list37616481" text:continue-numbering="true" text:style-name="L22">
        <text:list-header>
          <text:p text:style-name="P113">- Predefined Rights. Each used component can have a right as a String.</text:p>
          <text:p text:style-name="P113">- Declared from the developer who knows the component IDs, not customizable.</text:p>
        </text:list-header>
      </text:list>
      <text:p text:style-name="P47"/>
      <text:p text:style-name="P47"/>
      <text:p text:style-name="P47">We can secure a component in code by three methods:</text:p>
      <text:list xml:id="list37465931" text:style-name="L23">
        <text:list-item>
          <text:p text:style-name="P114">setting it visible/unvisible (in code)</text:p>
        </text:list-item>
      </text:list>
      <text:list xml:id="list37481604" text:style-name="L24">
        <text:list-item>
          <text:p text:style-name="P115">setting it readonly (in code)</text:p>
        </text:list-item>
        <text:list-item>
          <text:p text:style-name="P115">creation time with if=““ (in zul)</text:p>
        </text:list-item>
      </text:list>
      <text:p text:style-name="P47"/>
      <text:p text:style-name="P47">We can secure a method in code by working with the @Secured() annotation. </text:p>
      <text:p text:style-name="P47"/>
      <text:p text:style-name="P47">For setting the right we call in the users Workspace the isAllowed(String right) method. </text:p>
      <text:p text:style-name="P47">This methode do only searching the String in the list of the users 'grantedRights' <text:s/>and results a <text:s/>true/false.</text:p>
      <text:p text:style-name="P47">btnSave.setVisible(workspace.isAllowed("button_BranchDialog_btnSave"));</text:p>
      <text:p text:style-name="P47"/>
      <text:p text:style-name="P47"><text:span text:style-name="T11">Remember</text:span>: The way we do implementing the security is the highest possibility of fine granulation of rights for an application. Therefore the price is a higher memory consumption for every logged in user. At time every logged in user have have up to 148 rights (Strings) that are stored in memory at server side. <text:s/>You must decide what granulation you need for your application. In most 'open' web applications it's enough to have several Roles like Admin, User or Guest. So you can check <text:s/>the right against the users role.</text:p>
      <text:h text:style-name="Heading_20_2" text:outline-level="2"><text:span text:style-name="T11">An </text:span>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text:soft-page-break/>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
      <text:p text:style-name="P3"/>
      <text:p text:style-name="P3"/>
      <text:p text:style-name="P3"><draw:frame draw:style-name="fr3" draw:name="Grafik10" text:anchor-type="paragraph" svg:x="0.041cm" svg:y="0.372cm" svg:width="5.329cm" svg:height="3.699cm" draw:z-index="50"><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51"><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1">[INFO] Scanning for projects...</text:p>
      <text:p text:style-name="P45">[INFO] ------------------------------------------------------------------------</text:p>
      <text:p text:style-name="P45">[INFO] Building KeyGenZkoss-&gt;0.0.1-SNAPSHOT</text:p>
      <text:p text:style-name="P45">[INFO] </text:p>
      <text:p text:style-name="P45">[INFO] Id: de.daibutsu:KeyGenZkoss:jar:0.0.1-SNAPSHOT</text:p>
      <text:p text:style-name="P45">[INFO] task-segment: [install]</text:p>
      <text:p text:style-name="P45">[INFO] ------------------------------------------------------------------------</text:p>
      <text:p text:style-name="P45">[INFO] [resources:resources]</text:p>
      <text:p text:style-name="P45">[INFO] Using default encoding to copy filtered resources.</text:p>
      <text:p text:style-name="P45">[INFO] [compiler:compile]</text:p>
      <text:p text:style-name="P45">[INFO] Nothing to compile - all classes are up to date</text:p>
      <text:p text:style-name="P45">[INFO] [resources:testResources]</text:p>
      <text:p text:style-name="P45">[INFO] Using default encoding to copy filtered resources.</text:p>
      <text:p text:style-name="P45">[INFO] [compiler:testCompile]</text:p>
      <text:p text:style-name="P45">[INFO] Nothing to compile - all classes are up to date</text:p>
      <text:p text:style-name="P45">[INFO] [surefire:test]</text:p>
      <text:p text:style-name="P45">url = http://repo1.maven.org/maven2</text:p>
      <text:p text:style-name="P45">Downloading: http://repo1.maven.org/maven2/org/apache/maven/surefire/surefire-junit/2.4.2/surefire-junit-2.4.2.pom</text:p>
      <text:p text:style-name="P45">url = http://repo1.maven.org/maven2</text:p>
      <text:p text:style-name="P45">Downloading: http://repo1.maven.org/maven2/org/apache/maven/surefire/surefire-providers/2.4.2/surefire-providers-2.4.2.pom</text:p>
      <text:p text:style-name="P45">url = http://repo1.maven.org/maven2</text:p>
      <text:p text:style-name="P45">Downloading: http://repo1.maven.org/maven2/org/apache/maven/surefire/surefire-junit/2.4.2/surefire-junit-2.4.2.jar</text:p>
      <text:p text:style-name="P45">[INFO] Surefire report directory: D:\maven_projects\maven\KeyGenZkoss\target\surefire-reports</text:p>
      <text:p text:style-name="P42"/>
      <text:p text:style-name="P45">-------------------------------------------------------</text:p>
      <text:p text:style-name="P45"><text:s/>T E S T S</text:p>
      <text:p text:style-name="P45">-------------------------------------------------------</text:p>
      <text:p text:style-name="P45">There are no tests to run.</text:p>
      <text:p text:style-name="P42"/>
      <text:p text:style-name="P45">Results :</text:p>
      <text:p text:style-name="P42"/>
      <text:p text:style-name="P45">Tests run: 0, Failures: 0, Errors: 0, Skipped: 0</text:p>
      <text:p text:style-name="P42"/>
      <text:p text:style-name="P45">[INFO] [jar:jar]</text:p>
      <text:p text:style-name="P45">[INFO] Building jar: D:\maven_projects\maven\KeyGenZkoss\target\KeyGenZkoss-0.0.1-SNAPSHOT.jar</text:p>
      <text:p text:style-name="P45">[INFO] [install:install]</text:p>
      <text:p text:style-name="P45">[INFO] Installing D:\maven_projects\maven\KeyGenZkoss\target\KeyGenZkoss-0.0.1-SNAPSHOT.jar to C:\Users\sge\.m2\repository\de\daibutsu\KeyGenZkoss\0.0.1-SNAPSHOT\KeyGenZkoss-0.0.1-SNAPSHOT.jar</text:p>
      <text:p text:style-name="P45">[INFO] ------------------------------------------------------------------------</text:p>
      <text:p text:style-name="P45">[INFO] BUILD SUCCESSFUL</text:p>
      <text:p text:style-name="P45">[INFO] ------------------------------------------------------------------------</text:p>
      <text:p text:style-name="P45">[INFO] Total time: 7 seconds</text:p>
      <text:p text:style-name="P45">[INFO] Finished at: Fri Jan 15 18:40:28 CET 2010</text:p>
      <text:p text:style-name="P45">[INFO] Final Memory: 1M/9M</text:p>
      <text:p text:style-name="P45"><text:soft-page-break/>[INFO] ------------------------------------------------------------------------</text:p>
      <text:p text:style-name="P12"/>
      <text:p text:style-name="P3"/>
      <text:p text:style-name="P3"/>
      <text:p text:style-name="P3"><draw:frame draw:style-name="fr3" draw:name="Grafik12" text:anchor-type="paragraph" svg:x="0.065cm" svg:y="0.074cm" svg:width="5.128cm" svg:height="2.184cm" draw:z-index="52"><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53"><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54"><draw:image xlink:href="../../../../../maven_projects/maven/zksample2_doc/docs/pics/KeyGen_ContextMenu.jpg" xlink:type="simple" xlink:show="embed" xlink:actuate="onLoad"/></draw:frame></text:p>
      <text:p text:style-name="P3"/>
      <text:p text:style-name="P37">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55"><draw:image xlink:href="../../../../../maven_projects/maven/zksample2_doc/docs/pics/KeyGen_TokenId.jpg" xlink:type="simple" xlink:show="embed" xlink:actuate="onLoad"/></draw:frame><draw:frame draw:style-name="fr3" draw:name="Grafik18" text:anchor-type="paragraph" svg:x="10.83cm" svg:y="0.032cm" svg:width="6.101cm" svg:height="2.399cm" draw:z-index="58"><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56"><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57"><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50"/>
      <text:p text:style-name="P50"/>
      <text:h text:style-name="Heading_20_1" text:outline-level="1">How To's and special components</text:h>
      <text:h text:style-name="Heading_20_2" text:outline-level="2">How to build a custom constraint with a parameter</text:h>
      <text:p text:style-name="P3">In the user dialog we have a text field for the used password and a reTyped password field for <text:soft-page-break/>checking that the password is written correctly. For hat case that we do compare the two passwords we write a small constraint by implementing the <text:span text:style-name="T25">Constraint</text:span> interface.</text:p>
      <text:p text:style-name="P3"/>
      <text:p text:style-name="P3">We do that by calling our constraint with the component to be compared as a parameter.</text:p>
      <text:p text:style-name="P27">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6"/>
      <text:p text:style-name="P41">public<text:span text:style-name="T31"> </text:span>class<text:span text:style-name="T31"> NoEmptyAndEqualStringsConstraint </text:span>implements<text:span text:style-name="T31"> Constraint, java.io.Serializable {</text:span></text:p>
      <text:p text:style-name="P40"/>
      <text:p text:style-name="P40"><text:span text:style-name="T17"><text:tab/></text:span><text:span text:style-name="T13">private</text:span><text:span text:style-name="T17"> </text:span><text:span text:style-name="T13">static</text:span><text:span text:style-name="T17"> </text:span><text:span text:style-name="T13">final</text:span><text:span text:style-name="T17"> </text:span><text:span text:style-name="T13">long</text:span><text:span text:style-name="T17"> </text:span><text:span text:style-name="T93">serialVersionUID</text:span><text:span text:style-name="T17"> = 4052163775381888061L;</text:span></text:p>
      <text:p text:style-name="P40"><text:span text:style-name="T17"><text:tab/></text:span><text:span text:style-name="T13">private</text:span><text:span text:style-name="T17"> </text:span><text:span text:style-name="T13">final</text:span><text:span text:style-name="T17"> Component </text:span><text:span text:style-name="T92">compareComponent</text:span><text:span text:style-name="T17">;</text:span></text:p>
      <text:p text:style-name="P40"/>
      <text:p text:style-name="P40"><text:span text:style-name="T17"><text:tab/></text:span><text:span text:style-name="T13">public</text:span><text:span text:style-name="T17"> NoEmptyAndEqualStringsConstraint(Component compareComponent) {</text:span></text:p>
      <text:p text:style-name="P40"><text:span text:style-name="T17"><text:tab/><text:tab/></text:span><text:span text:style-name="T13">super</text:span><text:span text:style-name="T17">();</text:span></text:p>
      <text:p text:style-name="P40"><text:span text:style-name="T17"><text:tab/><text:tab/></text:span><text:span text:style-name="T13">this</text:span><text:span text:style-name="T17">.</text:span><text:span text:style-name="T92">compareComponent</text:span><text:span text:style-name="T17"> = compareComponent;</text:span></text:p>
      <text:p text:style-name="P44"><text:tab/>}</text:p>
      <text:p text:style-name="P40"/>
      <text:p text:style-name="P40"><text:span text:style-name="T17"><text:tab/></text:span><text:span text:style-name="T105">@Override</text:span></text:p>
      <text:p text:style-name="P40"><text:span text:style-name="T17"><text:tab/></text:span><text:span text:style-name="T13">public</text:span><text:span text:style-name="T17"> </text:span><text:span text:style-name="T13">void</text:span><text:span text:style-name="T17"> validate(Component comp, Object value) </text:span><text:span text:style-name="T13">throws</text:span><text:span text:style-name="T17"> WrongValueException {</text:span></text:p>
      <text:p text:style-name="P40"/>
      <text:p text:style-name="P40"><text:span text:style-name="T17"><text:tab/><text:tab/></text:span><text:span text:style-name="T13">if</text:span><text:span text:style-name="T17"> (comp </text:span><text:span text:style-name="T13">instanceof</text:span><text:span text:style-name="T17"> Textbox) {</text:span></text:p>
      <text:p text:style-name="P40"/>
      <text:p text:style-name="P40"><text:span text:style-name="T17"><text:tab/><text:tab/><text:tab/></text:span><text:span text:style-name="T13">final</text:span><text:span text:style-name="T17"> String enteredValue = (String) value;</text:span></text:p>
      <text:p text:style-name="P40"><text:span text:style-name="T17"><text:tab/><text:tab/><text:tab/></text:span><text:span text:style-name="T13">if</text:span><text:span text:style-name="T17"> (</text:span><text:span text:style-name="T92">compareComponent</text:span><text:span text:style-name="T17"> </text:span><text:span text:style-name="T13">instanceof</text:span><text:span text:style-name="T17"> Textbox) {</text:span></text:p>
      <text:p text:style-name="P40"><text:span text:style-name="T17"><text:tab/><text:tab/><text:tab/><text:tab/></text:span><text:span text:style-name="T13">if</text:span><text:span text:style-name="T17"> (enteredValue.isEmpty()) {</text:span></text:p>
      <text:p text:style-name="P40"><text:span text:style-name="T17"><text:tab/><text:tab/><text:tab/><text:tab/><text:tab/></text:span><text:span text:style-name="T13">throw</text:span><text:span text:style-name="T17"> </text:span><text:span text:style-name="T13">new</text:span><text:span text:style-name="T17"> WrongValueException(comp,</text:span></text:p>
      <text:p text:style-name="P40"><text:span text:style-name="T17"><text:s/><text:tab/><text:tab/><text:tab/><text:tab/><text:tab/><text:tab/><text:tab/> Labels.</text:span><text:span text:style-name="T33">getLabel</text:span><text:span text:style-name="T17">(</text:span><text:span text:style-name="T58">"message.error.CannotBeEmpty"</text:span><text:span text:style-name="T17">));</text:span></text:p>
      <text:p text:style-name="P44"><text:tab/><text:tab/><text:tab/><text:tab/>}</text:p>
      <text:p text:style-name="P40"/>
      <text:p text:style-name="P40"><text:span text:style-name="T17"><text:tab/><text:tab/><text:tab/><text:tab/></text:span><text:span text:style-name="T13">final</text:span><text:span text:style-name="T17"> String comparedValue = ((Textbox) </text:span><text:span text:style-name="T92">compareComponent</text:span><text:span text:style-name="T17">).getValue();</text:span></text:p>
      <text:p text:style-name="P40"><text:span text:style-name="T17"><text:tab/><text:tab/><text:tab/><text:tab/></text:span><text:span text:style-name="T13">if</text:span><text:span text:style-name="T17"> (!enteredValue.equals(comparedValue)) {</text:span></text:p>
      <text:p text:style-name="P40"><text:span text:style-name="T17"><text:tab/><text:tab/><text:tab/><text:tab/><text:tab/></text:span><text:span text:style-name="T13">throw</text:span><text:span text:style-name="T17"> </text:span><text:span text:style-name="T13">new</text:span><text:span text:style-name="T17"> WrongValueException(comp,</text:span></text:p>
      <text:p text:style-name="P40"><text:span text:style-name="T17"><text:tab/><text:tab/><text:tab/><text:tab/><text:tab/><text:tab/> Labels.</text:span><text:span text:style-name="T33">getLabel</text:span><text:span text:style-name="T17">(</text:span><text:span text:style-name="T58">"message.error.RetypedPasswordMustBeSame"</text:span><text:span text:style-name="T17">));</text:span></text:p>
      <text:p text:style-name="P44"><text:tab/><text:tab/><text:tab/><text:tab/>}</text:p>
      <text:p text:style-name="P44"><text:tab/><text:tab/><text:tab/>}</text:p>
      <text:p text:style-name="P44"><text:tab/><text:tab/>}</text:p>
      <text:p text:style-name="P44"><text:tab/>}</text:p>
      <text:p text:style-name="P3"/>
      <text:p text:style-name="P3">you can setup this custom constraint in java with .setConstraint() like the next lines:</text:p>
      <text:p text:style-name="P17"><text:span text:style-name="T17"/></text:p>
      <text:p text:style-name="P17"><text:span text:style-name="T17"><text:tab/></text:span><text:span text:style-name="T39">/**</text:span></text:p>
      <text:p text:style-name="P117"><text:tab/> * Sets the Validation by setting the accordingly constraints to the fields.</text:p>
      <text:p text:style-name="P117"><text:tab/> */</text:p>
      <text:p text:style-name="P116"><text:span text:style-name="T17"><text:tab/></text:span><text:span text:style-name="T13">private</text:span><text:span text:style-name="T17"> </text:span><text:span text:style-name="T13">void</text:span><text:span text:style-name="T17"> doSetValidation() {</text:span></text:p>
      <text:p text:style-name="P116"><text:span text:style-name="T17"><text:s text:c="17"/>. . .</text:span></text:p>
      <text:p text:style-name="P116"><text:span text:style-name="T17"><text:tab/><text:tab/></text:span><text:span text:style-name="T92">usrPassword</text:span><text:span text:style-name="T17">.setConstraint(</text:span><text:span text:style-name="T58">"NO EMPTY"</text:span><text:span text:style-name="T17">);</text:span></text:p>
      <text:p text:style-name="P116"><text:span text:style-name="T17"><text:tab/><text:tab/></text:span><text:span text:style-name="T92">usrPasswordRetype</text:span><text:span text:style-name="T17">.setConstraint(</text:span><text:span text:style-name="T13">new</text:span><text:span text:style-name="T17"> NoEmptyAndEqualStringsConstraint(</text:span><text:span text:style-name="T13">this</text:span><text:span text:style-name="T17">.</text:span><text:span text:style-name="T92">usrPassword</text:span><text:span text:style-name="T17">));</text:span></text:p>
      <text:p text:style-name="P116"><text:span text:style-name="T17"><text:s text:c="17"/>. . .</text:span></text:p>
      <text:p text:style-name="P116"><text:span text:style-name="T17"><text:tab/>}</text:span></text:p>
      <text:p text:style-name="P12"/>
      <text:p text:style-name="P3"/>
      <text:h text:style-name="Heading_20_2" text:outline-level="2">How to declare a custom constraint with parameter in zuml </text:h>
      <text:p text:style-name="Text_20_body"><text:span text:style-name="T9">The normal way to setup an inBuild constraint in zuml we declare such an thing like this: </text:span></text:p>
      <text:p text:style-name="P16"><text:tab/><text:tab/><text:tab/><text:tab/><text:tab/><text:tab/><text:tab/><text:tab/><text:tab/><text:tab/><text:tab/><text:tab/><text:tab/><text:span text:style-name="T10"><text:tab/></text:span><text:span text:style-name="T47">&lt;</text:span><text:span text:style-name="T52">textbox </text:span><text:span text:style-name="T56">id</text:span><text:span text:style-name="T38">=</text:span><text:span text:style-name="T66">"txtb_User_Password"</text:span><text:span text:style-name="T10"> </text:span></text:p>
      <text:p text:style-name="P16"><text:span text:style-name="T56"><text:s text:c="17"/>type</text:span><text:span text:style-name="T38">=</text:span><text:span text:style-name="T66">"password"</text:span></text:p>
      <text:p text:style-name="P16"><text:span text:style-name="T10"><text:s text:c="17"/></text:span><text:span text:style-name="T56">value</text:span><text:span text:style-name="T38">=</text:span><text:span text:style-name="T66">"@{controller.user.password}"</text:span><text:span text:style-name="T10"> </text:span></text:p>
      <text:p text:style-name="P16"><text:span text:style-name="T56"><text:s text:c="17"/>constraint</text:span><text:span text:style-name="T38">=</text:span><text:span text:style-name="T66">"no empty" /&gt;</text:span></text:p>
      <text:p text:style-name="P79"><text:span text:style-name="T2"/></text:p>
      <text:p text:style-name="Text_20_body"><text:span text:style-name="T9">If we would setup our custom constraint with a parameter in zuml we must do that in an java like way that we first make an instance of our custom constraint and than use it in the constraint tag:</text:span></text:p>
      <text:p text:style-name="P118"><text:span text:style-name="T9"><text:s/></text:span><text:span text:style-name="T101"><text:tab/></text:span><text:span text:style-name="T48">&lt;</text:span><text:span text:style-name="T53">textbox </text:span><text:span text:style-name="T57">id</text:span><text:span text:style-name="T25">=</text:span><text:span text:style-name="T63">"txtb_User_Password"</text:span><text:span text:style-name="T101"> </text:span></text:p>
      <text:p text:style-name="P16"><text:span text:style-name="T56"><text:s text:c="17"/>type</text:span><text:span text:style-name="T38">=</text:span><text:span text:style-name="T66">"password"</text:span></text:p>
      <text:p text:style-name="P16"><text:span text:style-name="T10"><text:s text:c="17"/></text:span><text:span text:style-name="T56">value</text:span><text:span text:style-name="T38">=</text:span><text:span text:style-name="T66">"@{controller.user.password}"</text:span><text:span text:style-name="T10"> </text:span></text:p>
      <text:p text:style-name="P16"><text:span text:style-name="T56"><text:s text:c="17"/>constraint</text:span><text:span text:style-name="T38">=</text:span><text:span text:style-name="T66">"no empty" /&gt;</text:span></text:p>
      <text:p text:style-name="P118"><text:span text:style-name="T10"><text:s text:c="15"/></text:span></text:p>
      <text:p text:style-name="P118"><text:span text:style-name="T73"><text:s text:c="4"/>&lt;/row&gt;</text:span></text:p>
      <text:p text:style-name="P120"/>
      <text:p text:style-name="P120"/>
      <text:p text:style-name="P119"><text:s text:c="8"/><text:span text:style-name="T72">&lt;zscript&gt; <text:s text:c="6"/></text:span></text:p>
      <text:p text:style-name="P119"><text:span text:style-name="T72"><text:s text:c="11"/>NoEmptyAndEqualStringsConstraint </text:span><text:span text:style-name="T108">cc</text:span><text:span text:style-name="T72"> = </text:span><text:span text:style-name="T108">new NoEmptyAndEqualStringsConstraint( txtb_User_Password )</text:span></text:p>
      <text:p text:style-name="P119"><text:s text:c="8"/><text:span text:style-name="T72">&lt;/zscript&gt; <text:s text:c="6"/></text:span></text:p>
      <text:p text:style-name="P119"><text:span text:style-name="T72"/></text:p>
      <text:p text:style-name="P119"><text:s text:c="6"/><text:span text:style-name="T72">. . .</text:span></text:p>
      <text:p text:style-name="P120"/>
      <text:p text:style-name="P119"><text:soft-page-break/></text:p>
      <text:p text:style-name="P119"><text:s/><text:span text:style-name="T72">&lt;!-- Password Re-Type / Passwort Wiederholung --&gt;</text:span></text:p>
      <text:p text:style-name="P119"><text:s text:c="3"/><text:span text:style-name="T72">&lt;row&gt;</text:span></text:p>
      <text:p text:style-name="P119"><text:s text:c="7"/><text:span text:style-name="T72">. . .</text:span></text:p>
      <text:p text:style-name="P119"><text:s text:c="8"/><text:span text:style-name="T72">&lt;textbox <text:s/>id="txtb_User_PasswordRetype" </text:span></text:p>
      <text:p text:style-name="P119"><text:span text:style-name="T72"><text:s text:c="18"/>type="password"</text:span></text:p>
      <text:p text:style-name="P119"><text:s text:c="18"/><text:span text:style-name="T108">constraint="${cc}" </text:span><text:span text:style-name="T72"><text:s/>/&gt;</text:span></text:p>
      <text:p text:style-name="P119"><text:s text:c="18"/></text:p>
      <text:p text:style-name="P121"><text:s text:c="3"/><text:span text:style-name="T72">&lt;/row&gt;</text:span></text:p>
      <text:h text:style-name="Heading_20_2" text:outline-level="2">TypeConverters</text:h>
      <text:p text:style-name="P3">We use TypeConverters in the case if we need a special format of a beans property value for rendering in a databinded Listbox. As a sample we have a look on the zuml code pieces for a Listbox:</text:p>
      <text:p text:style-name="P32"><text:tab/></text:p>
      <text:p text:style-name="P17"><text:span text:style-name="T44">&lt;</text:span><text:span text:style-name="T49">listbox</text:span><text:span text:style-name="T17"> </text:span><text:span text:style-name="T54">id</text:span><text:span text:style-name="T17">=</text:span><text:span text:style-name="T59">"listBoxBookingRealAccounts"</text:span></text:p>
      <text:p text:style-name="P40"><text:tab/> <text:span text:style-name="T54">model</text:span><text:span text:style-name="T17">=</text:span><text:span text:style-name="T59">"@{controller.bookings}"</text:span></text:p>
      <text:p text:style-name="P40"><text:tab/> <text:span text:style-name="T54">selectedItem</text:span><text:span text:style-name="T17">=</text:span><text:span text:style-name="T59">"@{controller.selectedBooking}"</text:span> <text:span text:style-name="T54">vflex</text:span><text:span text:style-name="T17">=</text:span><text:span text:style-name="T59">"true"</text:span></text:p>
      <text:p text:style-name="P40"><text:tab/> <text:span text:style-name="T54">style</text:span><text:span text:style-name="T17">=</text:span><text:span text:style-name="T59">"border-top-width: 0px; border-left-width: 0px; border-right-width: 0px; border-bottom-width: 1px;"</text:span></text:p>
      <text:p text:style-name="P40"><text:tab/> <text:span text:style-name="T54">tooltiptext</text:span><text:span text:style-name="T17">=</text:span><text:span text:style-name="T59">"${c:l('listbox.tooltiptext')}"</text:span> <text:span text:style-name="T54">width</text:span><text:span text:style-name="T17">=</text:span><text:span text:style-name="T59">"100%"</text:span></text:p>
      <text:p text:style-name="P40"><text:tab/> <text:span text:style-name="T54">height</text:span><text:span text:style-name="T17">=</text:span><text:span text:style-name="T59">"100%"</text:span> <text:span text:style-name="T54">multiple</text:span><text:span text:style-name="T17">=</text:span><text:span text:style-name="T59">"false"</text:span><text:span text:style-name="T44">&gt;</text:span></text:p>
      <text:p text:style-name="P40"><text:span text:style-name="T17"><text:s text:c="3"/></text:span><text:span text:style-name="T44">&lt;</text:span><text:span text:style-name="T49">listhead</text:span> <text:span text:style-name="T54">sizable</text:span><text:span text:style-name="T17">=</text:span><text:span text:style-name="T59">"true"</text:span><text:span text:style-name="T44">&gt;</text:span></text:p>
      <text:p text:style-name="P40"><text:span text:style-name="T17"><text:s text:c="7"/></text:span><text:span text:style-name="T44">&lt;</text:span><text:span text:style-name="T49">listheader</text:span> <text:span text:style-name="T54">id</text:span><text:span text:style-name="T17">=</text:span><text:span text:style-name="T59">"listheader_1"</text:span></text:p>
      <text:p text:style-name="P40"><text:tab/> <text:s text:c="10"/><text:span text:style-name="T54">sclass</text:span><text:span text:style-name="T17">=</text:span><text:span text:style-name="T59">"FDListBoxHeader1"</text:span> <text:span text:style-name="T54">image</text:span><text:span text:style-name="T17">=</text:span><text:span text:style-name="T59">"/images/icons/builder.gif"</text:span></text:p>
      <text:p text:style-name="P40"><text:tab/> <text:s text:c="10"/><text:span text:style-name="T54">label</text:span><text:span text:style-name="T17">=</text:span><text:span text:style-name="T59">"id"</text:span> <text:span text:style-name="T54">sort</text:span><text:span text:style-name="T17">=</text:span><text:span text:style-name="T59">"auto"</text:span> <text:span text:style-name="T54">width</text:span><text:span text:style-name="T17">=</text:span><text:span text:style-name="T59">"10%"</text:span> <text:span text:style-name="T44">/&gt;</text:span></text:p>
      <text:p text:style-name="P33"/>
      <text:p text:style-name="P33"><text:s text:c="7"/>. . .</text:p>
      <text:p text:style-name="P17"><text:span text:style-name="T17"><text:s text:c="7"/></text:span><text:span text:style-name="T44">&lt;/</text:span><text:span text:style-name="T49">listhead</text:span><text:span text:style-name="T44">&gt;</text:span></text:p>
      <text:p text:style-name="P33"><text:tab/><text:tab/><text:tab/></text:p>
      <text:p text:style-name="P17"><text:span text:style-name="T17"><text:tab/> <text:s text:c="3"/></text:span><text:span text:style-name="T44">&lt;</text:span><text:span text:style-name="T49">listitem</text:span> <text:span text:style-name="T54">id</text:span><text:span text:style-name="T17">=</text:span><text:span text:style-name="T59">"listBoxBookingRealAccountsListItem"</text:span></text:p>
      <text:p text:style-name="P40"><text:tab/><text:tab/> <text:s text:c="5"/><text:span text:style-name="T54">self</text:span><text:span text:style-name="T17">=</text:span><text:span text:style-name="T59">"@{each='booking'}"</text:span> <text:span text:style-name="T54">value</text:span><text:span text:style-name="T17">=</text:span><text:span text:style-name="T59">"@{booking}"</text:span></text:p>
      <text:p text:style-name="P40"><text:tab/><text:tab/> <text:s text:c="5"/><text:span text:style-name="T54">forward</text:span><text:span text:style-name="T17">=</text:span><text:span text:style-name="T59">"onDoubleClick=onEditBooking"</text:span><text:span text:style-name="T44">&gt;</text:span></text:p>
      <text:p text:style-name="P40"><text:span text:style-name="T17"><text:s text:c="17"/></text:span><text:span text:style-name="T44">&lt;</text:span><text:span text:style-name="T49">listcell</text:span> <text:span text:style-name="T54">label</text:span><text:span text:style-name="T17">=</text:span><text:span text:style-name="T59">"@{booking.id}"</text:span></text:p>
      <text:p text:style-name="P40"><text:tab/><text:tab/><text:tab/> <text:s/><text:span text:style-name="T54">style</text:span><text:span text:style-name="T17">=</text:span><text:span text:style-name="T59">"text-align: right"</text:span> <text:span text:style-name="T44">/&gt;</text:span></text:p>
      <text:p text:style-name="P40"><text:span text:style-name="T17"><text:tab/><text:tab/></text:span><text:span text:style-name="T44">&lt;</text:span><text:span text:style-name="T49">listcell </text:span><text:span text:style-name="T54">label</text:span><text:span text:style-name="T17">=</text:span><text:span text:style-name="T59">"@{booking.documentDate,</text:span></text:p>
      <text:p text:style-name="P40"><text:span text:style-name="T59"><text:s text:c="34"/></text:span><text:span text:style-name="T65">converter</text:span><text:span text:style-name="T59">='de.forsthaus.webui.util.binding.converter.DateConverter'}"</text:span> <text:span text:style-name="T44">/&gt;</text:span></text:p>
      <text:p text:style-name="P44"><text:s text:c="17"/>. . .</text:p>
      <text:p text:style-name="P46"><text:tab/></text:p>
      <text:p text:style-name="P50">The TypeConverter class code looks like this :</text:p>
      <text:p text:style-name="P50"/>
      <text:p text:style-name="P43">/**</text:p>
      <text:p text:style-name="P43"><text:s/>* DatabindingConverter Direction: Output only</text:p>
      <text:p text:style-name="P43"><text:s/>* </text:p>
      <text:p text:style-name="P40"><text:span text:style-name="T39"><text:s/>* Source: Date, </text:span><text:span text:style-name="T40">Timestamp</text:span><text:span text:style-name="T39"> </text:span><text:span text:style-name="T41">&lt;br&gt;</text:span></text:p>
      <text:p text:style-name="P40"><text:span text:style-name="T39"><text:s/>* Destination: Label, </text:span><text:span text:style-name="T40">Listcell</text:span><text:span text:style-name="T41">&lt;br&gt;</text:span></text:p>
      <text:p text:style-name="P43"><text:s/>* </text:p>
      <text:p text:style-name="P43"><text:s/>* <text:span text:style-name="T85">Dateformat</text:span> is retrieved from the I3Labels_x.properties or if not declared</text:p>
      <text:p text:style-name="P43"><text:s/>* than as</text:p>
      <text:p text:style-name="P43"><text:s/>* </text:p>
      <text:p text:style-name="P43"><text:s/>* Examples: &lt;listcell label=</text:p>
      <text:p text:style-name="P40"><text:span text:style-name="T39"><text:s/>* "@{person.birthdate, converter='de.forst....converters.DateConverter'}" /&gt;</text:span><text:span text:style-name="T41">&lt;br&gt;</text:span></text:p>
      <text:p text:style-name="P43"><text:s/>* &lt;label value=</text:p>
      <text:p text:style-name="P40"><text:span text:style-name="T39"><text:s/>* "@{person.birthdate, converter='de.forst....converters.DateConverter'}" /&gt;</text:span><text:span text:style-name="T41">&lt;br&gt;</text:span></text:p>
      <text:p text:style-name="P43"><text:s/>* </text:p>
      <text:p text:style-name="P40"><text:span text:style-name="T39"><text:s/>* </text:span><text:span text:style-name="T43">@author</text:span><text:span text:style-name="T39"> </text:span><text:span text:style-name="T40">bbruhns</text:span></text:p>
      <text:p text:style-name="P40"><text:span text:style-name="T39"><text:s/>* </text:span><text:span text:style-name="T43">@author</text:span><text:span text:style-name="T39"> </text:span><text:span text:style-name="T40">Stephan</text:span><text:span text:style-name="T39"> </text:span><text:span text:style-name="T40">Gerth</text:span></text:p>
      <text:p text:style-name="P43"><text:s/>* </text:p>
      <text:p text:style-name="P43"><text:s/>*/</text:p>
      <text:p text:style-name="P40"><text:span text:style-name="T13">public</text:span><text:span text:style-name="T17"> </text:span><text:span text:style-name="T13">class</text:span><text:span text:style-name="T17"> DateConverter </text:span><text:span text:style-name="T13">implements</text:span><text:span text:style-name="T17"> TypeConverter {</text:span></text:p>
      <text:p text:style-name="P40"/>
      <text:p text:style-name="P40"><text:span text:style-name="T17"><text:tab/></text:span><text:span text:style-name="T13">public</text:span><text:span text:style-name="T17"> DateConverter() {</text:span></text:p>
      <text:p text:style-name="P44"><text:tab/>}</text:p>
      <text:p text:style-name="P40"/>
      <text:p text:style-name="P40"><text:span text:style-name="T17"><text:tab/></text:span><text:span text:style-name="T87">/*</text:span></text:p>
      <text:p text:style-name="P55"><text:tab/> * (non-<text:span text:style-name="T85">Javadoc</text:span>)</text:p>
      <text:p text:style-name="P55"><text:tab/> * </text:p>
      <text:p text:style-name="P55"><text:tab/> * @see</text:p>
      <text:p text:style-name="P55"><text:tab/> * org.zkoss.zkplus.databind.TypeConverter#coerceToBean(java.lang.Object,</text:p>
      <text:p text:style-name="P55"><text:tab/> * org.zkoss.zk.ui.Component)</text:p>
      <text:p text:style-name="P55"><text:tab/> */</text:p>
      <text:p text:style-name="P40"><text:span text:style-name="T17"><text:tab/></text:span><text:span text:style-name="T13">public</text:span><text:span text:style-name="T17"> Object coerceToBean(Object arg0, Component arg1) {</text:span></text:p>
      <text:p text:style-name="P40"><text:span text:style-name="T17"><text:tab/><text:tab/></text:span><text:span text:style-name="T87">// this is an </text:span><text:span text:style-name="T91">output</text:span><text:span text:style-name="T87"> converter, no action here</text:span></text:p>
      <text:p text:style-name="P40"><text:span text:style-name="T17"><text:tab/><text:tab/></text:span><text:span text:style-name="T13">return</text:span><text:span text:style-name="T17"> </text:span><text:span text:style-name="T13">null</text:span><text:span text:style-name="T17">;</text:span></text:p>
      <text:p text:style-name="P44"><text:tab/>}</text:p>
      <text:p text:style-name="P40"/>
      <text:p text:style-name="P40"><text:span text:style-name="T17"><text:tab/></text:span><text:span text:style-name="T87">/*</text:span></text:p>
      <text:p text:style-name="P55"><text:tab/> * (non-<text:span text:style-name="T85">Javadoc</text:span>)</text:p>
      <text:p text:style-name="P55"><text:tab/> * </text:p>
      <text:p text:style-name="P55"><text:tab/> * @see org.zkoss.zkplus.databind.TypeConverter#coerceToUi(java.lang.Object,</text:p>
      <text:p text:style-name="P55"><text:tab/> * org.zkoss.zk.ui.Component)</text:p>
      <text:p text:style-name="P55"><text:tab/> */</text:p>
      <text:p text:style-name="P40"><text:span text:style-name="T17"><text:tab/></text:span><text:span text:style-name="T13">public</text:span><text:span text:style-name="T17"> Object coerceToUi(Object arg0, Component arg1) {</text:span></text:p>
      <text:p text:style-name="P40"><text:soft-page-break/></text:p>
      <text:p text:style-name="P40"><text:span text:style-name="T17"><text:tab/><text:tab/></text:span><text:span text:style-name="T13">if</text:span><text:span text:style-name="T17"> (arg0 == </text:span><text:span text:style-name="T13">null</text:span><text:span text:style-name="T17">) {</text:span></text:p>
      <text:p text:style-name="P40"><text:span text:style-name="T17"><text:tab/><text:tab/><text:tab/></text:span><text:span text:style-name="T13">return</text:span><text:span text:style-name="T17"> </text:span><text:span text:style-name="T13">null</text:span><text:span text:style-name="T17">;</text:span></text:p>
      <text:p text:style-name="P44"><text:tab/><text:tab/>}</text:p>
      <text:p text:style-name="P40"/>
      <text:p text:style-name="P40"><text:span text:style-name="T17"><text:tab/><text:tab/></text:span><text:span text:style-name="T13">return</text:span><text:span text:style-name="T17"> getDateTime((Date) arg0);</text:span></text:p>
      <text:p text:style-name="P40"/>
      <text:p text:style-name="P44"><text:tab/>}</text:p>
      <text:p text:style-name="P40"/>
      <text:p text:style-name="P40"><text:span text:style-name="T17"><text:tab/></text:span><text:span text:style-name="T39">/**</text:span></text:p>
      <text:p text:style-name="P40"><text:span text:style-name="T39"><text:tab/> * Format the date/time. </text:span><text:span text:style-name="T41">&lt;br&gt;</text:span></text:p>
      <text:p text:style-name="P43"><text:tab/> * </text:p>
      <text:p text:style-name="P40"><text:span text:style-name="T39"><text:tab/> * </text:span><text:span text:style-name="T43">@return</text:span><text:span text:style-name="T39"> String of date/time</text:span></text:p>
      <text:p text:style-name="P43"><text:tab/> */</text:p>
      <text:p text:style-name="P40"><text:span text:style-name="T17"><text:tab/></text:span><text:span text:style-name="T13">protected</text:span><text:span text:style-name="T17"> String getDateTime(Date date) {</text:span></text:p>
      <text:p text:style-name="P40"><text:span text:style-name="T17"><text:tab/><text:tab/></text:span><text:span text:style-name="T13">if</text:span><text:span text:style-name="T17"> (date != </text:span><text:span text:style-name="T13">null</text:span><text:span text:style-name="T17">) {</text:span></text:p>
      <text:p text:style-name="P40"><text:span text:style-name="T17"><text:tab/><text:tab/><text:tab/></text:span><text:span text:style-name="T13">return</text:span><text:span text:style-name="T17"> FDDateFormat.</text:span><text:span text:style-name="T33">getDateFormater</text:span><text:span text:style-name="T17">().format(date);</text:span></text:p>
      <text:p text:style-name="P44"><text:tab/><text:tab/>}</text:p>
      <text:p text:style-name="P40"><text:span text:style-name="T17"><text:tab/><text:tab/></text:span><text:span text:style-name="T13">return</text:span><text:span text:style-name="T17"> </text:span><text:span text:style-name="T58">""</text:span><text:span text:style-name="T17">;</text:span></text:p>
      <text:p text:style-name="P44"><text:tab/>}</text:p>
      <text:p text:style-name="P44">}</text:p>
      <text:p text:style-name="P46"/>
      <text:p text:style-name="P46"/>
      <text:h text:style-name="Heading_20_2" text:outline-level="2">Long running operations – The Echo Event</text:h>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11">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We can see in the codes that we have get the translated message from the i3-labels_XX.properties file.</text:p>
      <text:p text:style-name="P3"/>
      <text:p text:style-name="P3">These codes are in the <text:span text:style-name="T107">de.forsthaus.webui.InitApplicationCtrl.java <text:s/></text:span><text:span text:style-name="T35">class.</text:span></text:p>
      <text:p text:style-name="P3"/>
      <text:p text:style-name="P24"><text:s text:c="9"/>/**</text:p>
      <text:p text:style-name="P40"><text:span text:style-name="T39"><text:tab/> * EventListener for the inserted 1000 customers Button.</text:span><text:span text:style-name="T41">&lt;br&gt;</text:span></text:p>
      <text:p text:style-name="P40"><text:span text:style-name="T39"><text:tab/> * The creation of the records runs in an Echo</text:span><text:span text:style-name="T41">-</text:span><text:span text:style-name="T39">event that shows the user a</text:span></text:p>
      <text:p text:style-name="P43"><text:tab/> * busy message.</text:p>
      <text:p text:style-name="P43"><text:tab/> */</text:p>
      <text:p text:style-name="P40"><text:span text:style-name="T17"><text:tab/></text:span><text:span text:style-name="T13">public</text:span><text:span text:style-name="T17"> </text:span><text:span text:style-name="T13">final</text:span><text:span text:style-name="T17"> </text:span><text:span text:style-name="T13">class</text:span><text:span text:style-name="T17"> OnClick1000Eventlistener </text:span><text:span text:style-name="T13">implements</text:span><text:span text:style-name="T17"> EventListener {</text:span></text:p>
      <text:p text:style-name="P40"/>
      <text:p text:style-name="P40"><text:span text:style-name="T17"><text:tab/><text:tab/></text:span><text:span text:style-name="T105">@Override</text:span></text:p>
      <text:p text:style-name="P40"><text:span text:style-name="T17"><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0"><text:span text:style-name="T17"><text:tab/><text:tab/><text:tab/></text:span><text:span text:style-name="T87">// we create the records in an Echo-event to show a message to the</text:span></text:p>
      <text:p text:style-name="P40"><text:span text:style-name="T17"><text:tab/><text:tab/><text:tab/></text:span><text:span text:style-name="T87">// user for this long running operation.</text:span></text:p>
      <text:p text:style-name="P40"><text:span text:style-name="T17"><text:tab/><text:tab/><text:tab/>Clients.</text:span><text:span text:style-name="T33">showBusy</text:span><text:span text:style-name="T17">(Labels.</text:span><text:span text:style-name="T33">getLabel</text:span><text:span text:style-name="T17">(</text:span><text:span text:style-name="T58">"message.Information.LongOperationIsRunning"</text:span><text:span text:style-name="T17">), </text:span><text:span text:style-name="T13">true</text:span><text:span text:style-name="T17">);</text:span></text:p>
      <text:p text:style-name="P40"><text:span text:style-name="T17"><text:tab/><text:tab/><text:tab/>Events.</text:span><text:span text:style-name="T33">echoEvent</text:span><text:span text:style-name="T17">(</text:span><text:span text:style-name="T58">"onCreate1000Customers"</text:span><text:span text:style-name="T17">, </text:span><text:span text:style-name="T92">startWindow</text:span><text:span text:style-name="T17">, </text:span><text:span text:style-name="T13">null</text:span><text:span text:style-name="T17">);</text:span></text:p>
      <text:p text:style-name="P44"><text:tab/><text:tab/>}</text:p>
      <text:p text:style-name="P44"><text:tab/>}</text:p>
      <text:p text:style-name="P40"/>
      <text:p text:style-name="P40"><text:span text:style-name="T17"><text:tab/></text:span><text:span text:style-name="T39">/**</text:span></text:p>
      <text:p text:style-name="P43"><text:tab/> * Calls the long running method that creates the records and closes </text:p>
      <text:p text:style-name="P43"><text:tab/> * the echo event message if ready.</text:p>
      <text:p text:style-name="P43"><text:tab/> * </text:p>
      <text:p text:style-name="P40"><text:span text:style-name="T39"><text:tab/> * </text:span><text:span text:style-name="T43">@param</text:span><text:span text:style-name="T39"> event</text:span></text:p>
      <text:p text:style-name="P40"><text:span text:style-name="T39"><text:tab/> * </text:span><text:span text:style-name="T43">@throws</text:span><text:span text:style-name="T39"> Exception</text:span></text:p>
      <text:p text:style-name="P43"><text:tab/> */</text:p>
      <text:p text:style-name="P40"><text:span text:style-name="T17"><text:tab/></text:span><text:span text:style-name="T13">public</text:span><text:span text:style-name="T17"> </text:span><text:span text:style-name="T13">void</text:span><text:span text:style-name="T17"> onCreate1000Customers(Event event) </text:span><text:span text:style-name="T13">throws</text:span><text:span text:style-name="T17"> Exception {</text:span></text:p>
      <text:p text:style-name="P44"/>
      <text:p text:style-name="P44"><text:tab/><text:tab/>createDemoCustomers(1000);<text:span text:style-name="T87">// the long running process</text:span></text:p>
      <text:p text:style-name="P40"><text:span text:style-name="T17"><text:tab/><text:tab/>Clients.</text:span><text:span text:style-name="T33">showBusy</text:span><text:span text:style-name="T17">(</text:span><text:span text:style-name="T58">""</text:span><text:span text:style-name="T17">, </text:span><text:span text:style-name="T13">false</text:span><text:span text:style-name="T17">); </text:span><text:span text:style-name="T87">// close the message</text:span></text:p>
      <text:p text:style-name="P44"><text:tab/>}</text:p>
      <text:p text:style-name="P12"/>
      <text:p text:style-name="P3"><draw:frame draw:style-name="fr1" draw:name="Grafik19" text:anchor-type="paragraph" svg:x="0.005cm" svg:y="0.108cm" svg:width="8.975cm" svg:height="2.99cm" draw:z-index="46"><draw:image xlink:href="../pics/long_running.jpg" xlink:type="simple" xlink:show="embed" xlink:actuate="onLoad"/></draw:frame></text:p>
      <text:p text:style-name="P3"><text:soft-page-break/></text:p>
      <text:h text:style-name="Heading_20_2" text:outline-level="2">Modal <text:s/>(Search) Dialogs that are getting back an object</text:h>
      <text:p text:style-name="P62">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62"><text:span text:style-name="T80">The </text:span><text:span text:style-name="Strong_20_Emphasis"><text:span text:style-name="T80">second </text:span></text:span><text:span text:style-name="T80">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SearchListBox for needed limitation components and logic features and </text:span><text:span text:style-name="Strong_20_Emphasis"><text:span text:style-name="T81">get back an object</text:span></text:span><text:span text:style-name="T80"> of the needed bean from a window in a modal state.</text:span></text:p>
      <text:p text:style-name="P91">For this requirement we let our SearchListBox classes created by a private constructor that we called in a static way. <text:s/>So we have an simple call for those boxes like:</text:p>
      <text:p text:style-name="P91"><text:span text:style-name="T36">Bean bean = XXXXXSearchListBox.show(parentComponent);</text:span> </text:p>
      <text:p text:style-name="P23"/>
      <text:p text:style-name="P60"><text:span text:style-name="T11">SimpleSearchListBox.java:</text:span> </text:p>
      <text:p text:style-name="P19"/>
      <text:p text:style-name="P21"><text:span text:style-name="T13">public</text:span> <text:span text:style-name="T13">class</text:span> BranchSimpleSearchListBox <text:span text:style-name="T13">extends</text:span> Window <text:span text:style-name="T13">implements</text:span> Serializable {</text:p>
      <text:p text:style-name="P40"/>
      <text:p text:style-name="P40"><text:span text:style-name="T17"><text:tab/></text:span><text:span text:style-name="T13">private</text:span><text:span text:style-name="T17"> </text:span><text:span text:style-name="T13">static</text:span><text:span text:style-name="T17"> </text:span><text:span text:style-name="T13">final</text:span><text:span text:style-name="T17"> </text:span><text:span text:style-name="T13">long</text:span><text:span text:style-name="T17"> </text:span><text:span text:style-name="T93">serialVersionUID</text:span><text:span text:style-name="T17"> = 1L;</text:span></text:p>
      <text:p text:style-name="P40"><text:span text:style-name="T17"><text:tab/></text:span><text:span text:style-name="T13">private</text:span><text:span text:style-name="T17"> </text:span><text:span text:style-name="T13">static</text:span><text:span text:style-name="T17"> </text:span><text:span text:style-name="T13">final</text:span><text:span text:style-name="T17"> Logger </text:span><text:span text:style-name="T93">logger</text:span><text:span text:style-name="T17"> = Logger.</text:span><text:span text:style-name="T33">getLogger</text:span><text:span text:style-name="T17">(BranchSimpleSearchListBox.</text:span><text:span text:style-name="T13">class</text:span><text:span text:style-name="T17">);</text:span></text:p>
      <text:p text:style-name="P40"/>
      <text:p text:style-name="P40"><text:span text:style-name="T17"><text:tab/></text:span><text:span text:style-name="T13">private</text:span><text:span text:style-name="T17"> Listbox </text:span><text:span text:style-name="T92">listbox</text:span><text:span text:style-name="T17">;</text:span></text:p>
      <text:p text:style-name="P40"><text:span text:style-name="T17"><text:tab/></text:span><text:span text:style-name="T87">// the windows title</text:span></text:p>
      <text:p text:style-name="P40"><text:span text:style-name="T17"><text:tab/></text:span><text:span text:style-name="T13">private</text:span><text:span text:style-name="T17"> String </text:span><text:span text:style-name="T92">_title</text:span><text:span text:style-name="T17"> = Labels.</text:span><text:span text:style-name="T33">getLabel</text:span><text:span text:style-name="T17">(</text:span><text:span text:style-name="T58">"message.Information.SimpleSearch"</text:span><text:span text:style-name="T17">) + </text:span><text:span text:style-name="T58">" / "</text:span><text:span text:style-name="T17"> + </text:span></text:p>
      <text:p text:style-name="P40"><text:span text:style-name="T17"><text:s text:c="32"/>Labels.</text:span><text:span text:style-name="T33">getLabel</text:span><text:span text:style-name="T17">(</text:span><text:span text:style-name="T58">"common.Branch"</text:span><text:span text:style-name="T17">);</text:span></text:p>
      <text:p text:style-name="P40"><text:span text:style-name="T17"><text:tab/></text:span><text:span text:style-name="T87">// 1. </text:span><text:span text:style-name="T88">Listheader</text:span></text:p>
      <text:p text:style-name="P40"><text:span text:style-name="T17"><text:tab/></text:span><text:span text:style-name="T13">private</text:span><text:span text:style-name="T17"> String </text:span><text:span text:style-name="T92">_listHeader1</text:span><text:span text:style-name="T17"> = Labels.</text:span><text:span text:style-name="T33">getLabel</text:span><text:span text:style-name="T17">(</text:span><text:span text:style-name="T58">"common.Description"</text:span><text:span text:style-name="T17">);</text:span></text:p>
      <text:p text:style-name="P40"><text:span text:style-name="T17"><text:tab/></text:span><text:span text:style-name="T87">// the windows height</text:span></text:p>
      <text:p text:style-name="P40"><text:span text:style-name="T17"><text:tab/></text:span><text:span text:style-name="T13">private</text:span><text:span text:style-name="T17"> </text:span><text:span text:style-name="T13">int</text:span><text:span text:style-name="T17"> </text:span><text:span text:style-name="T92">_height</text:span><text:span text:style-name="T17"> = 400;</text:span></text:p>
      <text:p text:style-name="P40"><text:span text:style-name="T17"><text:tab/></text:span><text:span text:style-name="T87">// the windows width</text:span></text:p>
      <text:p text:style-name="P40"><text:span text:style-name="T17"><text:tab/></text:span><text:span text:style-name="T13">private</text:span><text:span text:style-name="T17"> </text:span><text:span text:style-name="T13">int</text:span><text:span text:style-name="T17"> </text:span><text:span text:style-name="T92">_width</text:span><text:span text:style-name="T17"> = 300;</text:span></text:p>
      <text:p text:style-name="P40"/>
      <text:p text:style-name="P40"><text:span text:style-name="T17"><text:tab/></text:span><text:span text:style-name="T87">// the returned bean object</text:span></text:p>
      <text:p text:style-name="P40"><text:span text:style-name="T17"><text:tab/></text:span><text:span text:style-name="T13">private</text:span><text:span text:style-name="T17"> Branche </text:span><text:span text:style-name="T92">branche</text:span><text:span text:style-name="T17"> = </text:span><text:span text:style-name="T13">null</text:span><text:span text:style-name="T17">;</text:span></text:p>
      <text:p text:style-name="P40"/>
      <text:p text:style-name="P40"><text:span text:style-name="T17"><text:tab/></text:span><text:span text:style-name="T87">// The service from which we get the data</text:span></text:p>
      <text:p text:style-name="P40"><text:span text:style-name="T17"><text:tab/></text:span><text:span text:style-name="T13">private</text:span><text:span text:style-name="T17"> BrancheService </text:span><text:span text:style-name="T92">brancheService</text:span><text:span text:style-name="T17">;</text:span></text:p>
      <text:p text:style-name="P40"/>
      <text:p text:style-name="P40"><text:span text:style-name="T17"><text:tab/></text:span><text:span text:style-name="T39">/**</text:span></text:p>
      <text:p text:style-name="P43"><text:tab/> * The Call method.</text:p>
      <text:p text:style-name="P43"><text:tab/> * </text:p>
      <text:p text:style-name="P40"><text:span text:style-name="T39"><text:tab/> * </text:span><text:span text:style-name="T43">@param</text:span><text:span text:style-name="T39"> parent</text:span></text:p>
      <text:p text:style-name="P43"><text:tab/> * <text:s text:c="11"/>The parent component</text:p>
      <text:p text:style-name="P40"><text:span text:style-name="T39"><text:tab/> * </text:span><text:span text:style-name="T43">@return</text:span><text:span text:style-name="T39"> a BeanObject from the listBox or null.</text:span></text:p>
      <text:p text:style-name="P43"><text:tab/> */</text:p>
      <text:p text:style-name="P40"><text:span text:style-name="T17"><text:tab/></text:span><text:span text:style-name="T13">public</text:span><text:span text:style-name="T17"> </text:span><text:span text:style-name="T13">static</text:span><text:span text:style-name="T17"> Branche show(Component parent) {</text:span></text:p>
      <text:p text:style-name="P40"><text:span text:style-name="T17"><text:tab/><text:tab/></text:span><text:span text:style-name="T13">return</text:span><text:span text:style-name="T17"> </text:span><text:span text:style-name="T13">new</text:span><text:span text:style-name="T17"> BranchSimpleSearchListBox(parent).getBranche();</text:span></text:p>
      <text:p text:style-name="P44"><text:tab/>}</text:p>
      <text:p text:style-name="P40"/>
      <text:p text:style-name="P40"><text:span text:style-name="T17"><text:tab/></text:span><text:span text:style-name="T39">/**</text:span></text:p>
      <text:p text:style-name="P43"><text:tab/> * Private Constructor. So it can only be created with the static show()</text:p>
      <text:p text:style-name="P40"><text:span text:style-name="T39"><text:tab/> * method.</text:span><text:span text:style-name="T41">&lt;br&gt;</text:span></text:p>
      <text:p text:style-name="P43"><text:tab/> * </text:p>
      <text:p text:style-name="P40"><text:span text:style-name="T39"><text:tab/> * </text:span><text:span text:style-name="T43">@param</text:span><text:span text:style-name="T39"> parent</text:span></text:p>
      <text:p text:style-name="P43"><text:tab/> */</text:p>
      <text:p text:style-name="P40"><text:span text:style-name="T17"><text:tab/></text:span><text:span text:style-name="T13">private</text:span><text:span text:style-name="T17"> BranchSimpleSearchListBox(Component parent) {</text:span></text:p>
      <text:p text:style-name="P40"><text:span text:style-name="T17"><text:tab/><text:tab/></text:span><text:span text:style-name="T13">super</text:span><text:span text:style-name="T17">();</text:span></text:p>
      <text:p text:style-name="P40"/>
      <text:p text:style-name="P44"><text:tab/><text:tab/>setParent(parent);</text:p>
      <text:p text:style-name="P40"/>
      <text:p text:style-name="P44"><text:tab/><text:tab/>createBox();</text:p>
      <text:p text:style-name="P44"><text:tab/>}</text:p>
      <text:p text:style-name="P44"/>
      <text:p text:style-name="P59"/>
      <text:p text:style-name="P59"/>
      <text:p text:style-name="P65">AdvancedSearchListBox.java</text:p>
      <text:p text:style-name="P82">As we have seen in the above part of the modal search dialogs story we build all search/selection <text:soft-page-break/>components in a modal window component and by closing these window we can get back the selected object from the list.</text:p>
      <text:p text:style-name="P91">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91">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91"/>
      <text:p text:style-name="P91">So we call in our onPagingEventListener a <text:span text:style-name="T25">refreshModel(start) </text:span>method that calls a backend method with parameters for pageSize and startByRecord <text:s/>that gives back a ResultObject that holds the resultList and the totalCount of the potentially possible records without paging.</text:p>
      <text:p text:style-name="P91"/>
      <text:p text:style-name="P24"><text:span text:style-name="T80"><text:s text:c="9"/></text:span><text:span text:style-name="T78">/**</text:span></text:p>
      <text:p text:style-name="P40"><text:span text:style-name="T39"><text:tab/> * "onPaging" EventListener for the paging component. </text:span><text:span text:style-name="T41">&lt;br&gt;</text:span></text:p>
      <text:p text:style-name="P40"><text:span text:style-name="T39"><text:tab/> * </text:span><text:span text:style-name="T41">&lt;br&gt;</text:span></text:p>
      <text:p text:style-name="P40"><text:span text:style-name="T39"><text:tab/> * Calculates the next page by currentPage and pageSize values. </text:span><text:span text:style-name="T41">&lt;br&gt;</text:span></text:p>
      <text:p text:style-name="P43"><text:tab/> * Calls the method for refreshing the data with the new rowStart and</text:p>
      <text:p text:style-name="P40"><text:span text:style-name="T39"><text:tab/> * pageSize. </text:span><text:span text:style-name="T41">&lt;br&gt;</text:span></text:p>
      <text:p text:style-name="P43"><text:tab/> */</text:p>
      <text:p text:style-name="P40"><text:span text:style-name="T17"><text:tab/></text:span><text:span text:style-name="T13">public</text:span><text:span text:style-name="T17"> </text:span><text:span text:style-name="T13">final</text:span><text:span text:style-name="T17"> </text:span><text:span text:style-name="T13">class</text:span><text:span text:style-name="T17"> OnPagingEventListener </text:span><text:span text:style-name="T13">implements</text:span><text:span text:style-name="T17"> EventListener {</text:span></text:p>
      <text:p text:style-name="P40"><text:span text:style-name="T17"><text:tab/><text:tab/></text:span><text:span text:style-name="T105">@Override</text:span></text:p>
      <text:p text:style-name="P40"><text:span text:style-name="T17"><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0"/>
      <text:p text:style-name="P44"><text:tab/><text:tab/><text:tab/>PagingEvent pe = (PagingEvent) event;</text:p>
      <text:p text:style-name="P40"><text:span text:style-name="T17"><text:tab/><text:tab/><text:tab/></text:span><text:span text:style-name="T13">int</text:span><text:span text:style-name="T17"> pageNo = pe.getActivePage();</text:span></text:p>
      <text:p text:style-name="P40"><text:span text:style-name="T17"><text:tab/><text:tab/><text:tab/></text:span><text:span text:style-name="T13">int</text:span><text:span text:style-name="T17"> start = pageNo * getPageSize();</text:span></text:p>
      <text:p text:style-name="P40"/>
      <text:p text:style-name="P40"><text:span text:style-name="T17"><text:tab/><text:tab/><text:tab/></text:span><text:span text:style-name="T13">if</text:span><text:span text:style-name="T17"> (</text:span><text:span text:style-name="T93">logger</text:span><text:span text:style-name="T17">.isDebugEnabled()) {</text:span></text:p>
      <text:p text:style-name="P40"><text:span text:style-name="T17"><text:tab/><text:tab/><text:tab/><text:tab/></text:span><text:span text:style-name="T93">logger</text:span><text:span text:style-name="T17">.debug(</text:span><text:span text:style-name="T58">"--&gt; : "</text:span><text:span text:style-name="T17"> + start + </text:span><text:span text:style-name="T58">"/"</text:span><text:span text:style-name="T17"> + getPageSize());</text:span></text:p>
      <text:p text:style-name="P44"><text:tab/><text:tab/><text:tab/>}</text:p>
      <text:p text:style-name="P40"/>
      <text:p text:style-name="P40"><text:span text:style-name="T17"><text:tab/><text:tab/><text:tab/></text:span><text:span text:style-name="T87">// refresh the list</text:span></text:p>
      <text:p text:style-name="P44"><text:tab/><text:tab/><text:tab/>refreshModel(start);</text:p>
      <text:p text:style-name="P44"><text:tab/><text:tab/>}</text:p>
      <text:p text:style-name="P44"><text:tab/>}</text:p>
      <text:p text:style-name="P40"/>
      <text:p text:style-name="P40"><text:span text:style-name="T17"><text:tab/></text:span><text:span text:style-name="T39">/**</text:span></text:p>
      <text:p text:style-name="P43"><text:tab/> * Refreshes the list by calling the DAO <text:span text:style-name="T85">methode</text:span> with the modified search</text:p>
      <text:p text:style-name="P40"><text:span text:style-name="T39"><text:tab/> * object. </text:span><text:span text:style-name="T41">&lt;br&gt;</text:span></text:p>
      <text:p text:style-name="P43"><text:tab/> * </text:p>
      <text:p text:style-name="P40"><text:span text:style-name="T39"><text:tab/> * </text:span><text:span text:style-name="T43">@param</text:span><text:span text:style-name="T39"> so</text:span></text:p>
      <text:p text:style-name="P40"><text:span text:style-name="T39"><text:tab/> * <text:s text:c="11"/>SearchObject, holds the entity and properties to search. </text:span><text:span text:style-name="T41">&lt;br&gt;</text:span></text:p>
      <text:p text:style-name="P40"><text:span text:style-name="T39"><text:tab/> * </text:span><text:span text:style-name="T43">@param</text:span><text:span text:style-name="T39"> start</text:span></text:p>
      <text:p text:style-name="P40"><text:span text:style-name="T39"><text:tab/> * <text:s text:c="11"/>Row to start. </text:span><text:span text:style-name="T41">&lt;br&gt;</text:span></text:p>
      <text:p text:style-name="P43"><text:tab/> */</text:p>
      <text:p text:style-name="P40"><text:span text:style-name="T17"><text:tab/></text:span><text:span text:style-name="T105">@SuppressWarnings</text:span><text:span text:style-name="T17">(</text:span><text:span text:style-name="T58">"unchecked"</text:span><text:span text:style-name="T17">)</text:span></text:p>
      <text:p text:style-name="P40"><text:span text:style-name="T17"><text:tab/></text:span><text:span text:style-name="T13">void</text:span><text:span text:style-name="T17"> refreshModel(</text:span><text:span text:style-name="T13">int</text:span><text:span text:style-name="T17"> start) {</text:span></text:p>
      <text:p text:style-name="P40"/>
      <text:p text:style-name="P40"><text:span text:style-name="T17"><text:tab/><text:tab/></text:span><text:span text:style-name="T87">// clear old data</text:span></text:p>
      <text:p text:style-name="P44"><text:tab/><text:tab/>getListModelList().clear();</text:p>
      <text:p text:style-name="P40"/>
      <text:p text:style-name="P40"><text:span text:style-name="T17"><text:tab/><text:tab/></text:span><text:span text:style-name="T87">// </text:span><text:span text:style-name="T88">init</text:span><text:span text:style-name="T87"> the model</text:span></text:p>
      <text:p text:style-name="P44"><text:tab/><text:tab/>ResultObject ro = getBrancheService().getAllBranches(start, getPageSize());</text:p>
      <text:p text:style-name="P44"><text:tab/><text:tab/>List&lt;Branche&gt; resultList = (List&lt;Branche&gt;) ro.getList();</text:p>
      <text:p text:style-name="P40"><text:span text:style-name="T17"><text:tab/><text:tab/></text:span><text:span text:style-name="T92">_paging</text:span><text:span text:style-name="T17">.setTotalSize(ro.getTotalCount());</text:span></text:p>
      <text:p text:style-name="P40"/>
      <text:p text:style-name="P40"><text:span text:style-name="T17"><text:tab/><text:tab/></text:span><text:span text:style-name="T87">// set the model</text:span></text:p>
      <text:p text:style-name="P40"><text:span text:style-name="T17"><text:tab/><text:tab/>setListModelList(</text:span><text:span text:style-name="T13">new</text:span><text:span text:style-name="T17"> ListModelList(resultList));</text:span></text:p>
      <text:p text:style-name="P40"><text:span text:style-name="T17"><text:tab/><text:tab/></text:span><text:span text:style-name="T92">listbox</text:span><text:span text:style-name="T17">.setModel(getListModelList());</text:span></text:p>
      <text:p text:style-name="P44"><text:tab/>}</text:p>
      <text:p text:style-name="Text_20_body"/>
      <text:p text:style-name="P66">ExtendedSearchListBox.java</text:p>
      <text:p text:style-name="P62"><text:span text:style-name="T80">As we see in  the </text:span><text:a xlink:type="simple" xlink:href="http://www.forsthaus.de/blog/?p=274"><text:span text:style-name="T82">part 1</text:span></text:a><text:span text:style-name="T80"> and </text:span><text:a xlink:type="simple" xlink:href="http://www.forsthaus.de/blog/?p=340"><text:span text:style-name="T82">part 2</text:span></text:a><text:span text:style-name="T80"> of the modal search dialogs story we build all search/selection components in a modal window component and by closing these window we can get back the selected object from the list.</text:span></text:p>
      <text:p text:style-name="P92"><text:span text:style-name="T83">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text:span><text:soft-page-break/><text:span text:style-name="T83">with the ‘like’ keyword, so that every record comes back where in their field ‘Description’ i.e. the signs ‘</text:span><text:span text:style-name="Emphasis"><text:span text:style-name="T83">ar</text:span></text:span><text:span text:style-name="T83">‘ exists. We start the retrieving of the records by pressing the search button right next the textbox. If we want get all records that we must clear the textbox and press the search button again.</text:span></text:p>
      <text:p text:style-name="P91">From the backend we get back a helper class called: ResultObject() . This class holds only two things. First a generic list that we must cast them back and second an int value that represents the totalSize of possible records (not the paged one’s size).</text:p>
      <text:p text:style-name="P82"/>
      <text:p text:style-name="P17"><text:span text:style-name="T84">public</text:span><text:span text:style-name="T76"> </text:span><text:span text:style-name="T84">class</text:span><text:span text:style-name="T76"> ResultObject </text:span><text:span text:style-name="T84">implements</text:span><text:span text:style-name="T76"> Serializable {</text:span></text:p>
      <text:p text:style-name="P40"/>
      <text:p text:style-name="P40"><text:span text:style-name="T17"><text:tab/></text:span><text:span text:style-name="T13">private</text:span><text:span text:style-name="T17"> </text:span><text:span text:style-name="T13">static</text:span><text:span text:style-name="T17"> </text:span><text:span text:style-name="T13">final</text:span><text:span text:style-name="T17"> </text:span><text:span text:style-name="T13">long</text:span><text:span text:style-name="T17"> </text:span><text:span text:style-name="T93">serialVersionUID</text:span><text:span text:style-name="T17"> = 1L;</text:span></text:p>
      <text:p text:style-name="P40"/>
      <text:p text:style-name="P40"><text:span text:style-name="T17"><text:tab/></text:span><text:span text:style-name="T87">// holds a generic List</text:span></text:p>
      <text:p text:style-name="P40"><text:span text:style-name="T17"><text:tab/></text:span><text:span text:style-name="T13">private</text:span><text:span text:style-name="T17"> List&lt;?&gt; </text:span><text:span text:style-name="T92">list</text:span><text:span text:style-name="T17">;</text:span></text:p>
      <text:p text:style-name="P40"/>
      <text:p text:style-name="P40"><text:span text:style-name="T17"><text:tab/></text:span><text:span text:style-name="T87">// holds an </text:span><text:span text:style-name="T88">int</text:span></text:p>
      <text:p text:style-name="P40"><text:span text:style-name="T17"><text:tab/></text:span><text:span text:style-name="T13">private</text:span><text:span text:style-name="T17"> </text:span><text:span text:style-name="T13">int</text:span><text:span text:style-name="T17"> </text:span><text:span text:style-name="T92">totalCount</text:span><text:span text:style-name="T17">;</text:span></text:p>
      <text:p text:style-name="P40"/>
      <text:p text:style-name="P40"><text:span text:style-name="T17"><text:tab/></text:span><text:span text:style-name="T13">public</text:span><text:span text:style-name="T17"> ResultObject() {</text:span></text:p>
      <text:p text:style-name="P44"><text:tab/>}</text:p>
      <text:p text:style-name="P40"/>
      <text:p text:style-name="P40"><text:span text:style-name="T17"><text:tab/></text:span><text:span text:style-name="T13">public</text:span><text:span text:style-name="T17"> ResultObject(List&lt;?&gt; list, </text:span><text:span text:style-name="T13">int</text:span><text:span text:style-name="T17"> totalCount) {</text:span></text:p>
      <text:p text:style-name="P40"><text:span text:style-name="T17"><text:tab/><text:tab/></text:span><text:span text:style-name="T13">super</text:span><text:span text:style-name="T17">();</text:span></text:p>
      <text:p text:style-name="P44"><text:tab/><text:tab/>setList(list);</text:p>
      <text:p text:style-name="P44"><text:tab/><text:tab/>setTotalCount(totalCount);</text:p>
      <text:p text:style-name="P44"><text:tab/>}</text:p>
      <text:p text:style-name="P40"/>
      <text:p text:style-name="P40"><text:span text:style-name="T17"><text:tab/></text:span><text:span text:style-name="T13">public</text:span><text:span text:style-name="T17"> List&lt;?&gt; getList() {</text:span></text:p>
      <text:p text:style-name="P40"><text:span text:style-name="T17"><text:tab/><text:tab/></text:span><text:span text:style-name="T13">return</text:span><text:span text:style-name="T17"> </text:span><text:span text:style-name="T92">list</text:span><text:span text:style-name="T17">;</text:span></text:p>
      <text:p text:style-name="P44"><text:tab/>}</text:p>
      <text:p text:style-name="P40"/>
      <text:p text:style-name="P40"><text:span text:style-name="T17"><text:tab/></text:span><text:span text:style-name="T13">public</text:span><text:span text:style-name="T17"> </text:span><text:span text:style-name="T13">void</text:span><text:span text:style-name="T17"> setList(List&lt;?&gt; list) {</text:span></text:p>
      <text:p text:style-name="P40"><text:span text:style-name="T17"><text:tab/><text:tab/></text:span><text:span text:style-name="T13">this</text:span><text:span text:style-name="T17">.</text:span><text:span text:style-name="T92">list</text:span><text:span text:style-name="T17"> = list;</text:span></text:p>
      <text:p text:style-name="P44"><text:tab/>}</text:p>
      <text:p text:style-name="P40"/>
      <text:p text:style-name="P40"><text:span text:style-name="T17"><text:tab/></text:span><text:span text:style-name="T13">public</text:span><text:span text:style-name="T17"> </text:span><text:span text:style-name="T13">int</text:span><text:span text:style-name="T17"> getTotalCount() {</text:span></text:p>
      <text:p text:style-name="P40"><text:span text:style-name="T17"><text:tab/><text:tab/></text:span><text:span text:style-name="T13">return</text:span><text:span text:style-name="T17"> </text:span><text:span text:style-name="T92">totalCount</text:span><text:span text:style-name="T17">;</text:span></text:p>
      <text:p text:style-name="P44"><text:tab/>}</text:p>
      <text:p text:style-name="P40"/>
      <text:p text:style-name="P40"><text:span text:style-name="T17"><text:tab/></text:span><text:span text:style-name="T13">public</text:span><text:span text:style-name="T17"> </text:span><text:span text:style-name="T13">void</text:span><text:span text:style-name="T17"> setTotalCount(</text:span><text:span text:style-name="T13">int</text:span><text:span text:style-name="T17"> totalCount) {</text:span></text:p>
      <text:p text:style-name="P40"><text:span text:style-name="T17"><text:tab/><text:tab/></text:span><text:span text:style-name="T13">this</text:span><text:span text:style-name="T17">.</text:span><text:span text:style-name="T92">totalCount</text:span><text:span text:style-name="T17"> = totalCount;</text:span></text:p>
      <text:p text:style-name="P44"><text:tab/>}</text:p>
      <text:p text:style-name="P40"/>
      <text:p text:style-name="P44">}</text:p>
      <text:p text:style-name="P83"/>
      <text:p text:style-name="Text_20_body"><draw:frame draw:style-name="fr1" draw:name="Grafik20" text:anchor-type="paragraph" svg:x="0.025cm" svg:y="0.603cm" svg:width="4.634cm" svg:height="4.856cm" draw:z-index="47"><draw:image xlink:href="../pics/simpleSearchListBox.jpg" xlink:type="simple" xlink:show="embed" xlink:actuate="onLoad"/></draw:frame></text:p>
      <text:p text:style-name="Text_20_body"><draw:frame draw:style-name="fr1" draw:name="Grafik21" text:anchor-type="paragraph" svg:x="5.482cm" svg:y="-0.104cm" svg:width="4.614cm" svg:height="4.822cm" draw:z-index="48"><draw:image xlink:href="../pics/advancedSearchListBox.jpg" xlink:type="simple" xlink:show="embed" xlink:actuate="onLoad"/></draw:frame><draw:frame draw:style-name="fr1" draw:name="Grafik22" text:anchor-type="paragraph" svg:x="10.605cm" svg:y="-0.049cm" svg:width="4.549cm" svg:height="4.764cm" draw:z-index="49"><draw:image xlink:href="../pics/extendedSearchListBox.jpg" xlink:type="simple" xlink:show="embed" xlink:actuate="onLoad"/></draw:frame></text:p>
      <text:p text:style-name="P62">You will find all three searchBoxes working in the customer dialog. </text:p>
      <text:p text:style-name="P62"/>
      <text:h text:style-name="Heading_20_2" text:outline-level="2">EventQueues. We are building a StatusBar controller.</text:h>
      <text:p text:style-name="P3">With zk5 comes the EventQueues. <text:s/>Imagine that these new features are working like global listeners. So, what is nearer than building a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ext:soft-page-break/>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56"/>
      <text:p text:style-name="P56">// Listener for selected Record</text:p>
      <text:p text:style-name="P42"><text:span text:style-name="T17">EventQueues.</text:span><text:span text:style-name="T33">lookup</text:span><text:span text:style-name="T17">(</text:span><text:span text:style-name="T58">"selectedObjectEventQueue"</text:span><text:span text:style-name="T17">, EventQueues.</text:span><text:span text:style-name="T93">DESKTOP</text:span><text:span text:style-name="T17">, </text:span><text:span text:style-name="T13">true</text:span><text:span text:style-name="T17">).subscribe(</text:span><text:span text:style-name="T13">new</text:span><text:span text:style-name="T17"> EventListener() {</text:span></text:p>
      <text:p text:style-name="P45"/>
      <text:p text:style-name="P42"><text:span text:style-name="T17"><text:tab/></text:span><text:span text:style-name="T105">@Override</text:span></text:p>
      <text:p text:style-name="P42"><text:span text:style-name="T17"><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2"><text:span text:style-name="T17"><text:tab/> <text:s text:c="5"/></text:span><text:span text:style-name="T13">final</text:span><text:span text:style-name="T17"> String msg = (String) event.getData();</text:span></text:p>
      <text:p text:style-name="P42"><text:span text:style-name="T17"><text:tab/> <text:s text:c="5"/>StatusBarCtrl.</text:span><text:span text:style-name="T13">this</text:span><text:span text:style-name="T17">.</text:span><text:span text:style-name="T92">statusBarSelectedObject</text:span><text:span text:style-name="T17">.setLabel(StatusBarCtrl.</text:span><text:span text:style-name="T13">this</text:span><text:span text:style-name="T17">.</text:span><text:span text:style-name="T92">_labelSelectedObject</text:span><text:span text:style-name="T17"> + msg);</text:span></text:p>
      <text:p text:style-name="P45"><text:tab/><text:tab/></text:p>
      <text:p text:style-name="P45">}});</text:p>
      <text:p text:style-name="P3"/>
      <text:p text:style-name="P3">The whole class is nothing more than these lines:</text:p>
      <text:p text:style-name="P3"/>
      <text:p text:style-name="P24">/**</text:p>
      <text:p text:style-name="P40"><text:span text:style-name="T39"><text:s/>* =======================================================================</text:span><text:span text:style-name="T41">&lt;br&gt;</text:span></text:p>
      <text:p text:style-name="P40"><text:span text:style-name="T39"><text:s/>* StatusBarController. </text:span><text:span text:style-name="T41">&lt;br&gt;</text:span></text:p>
      <text:p text:style-name="P40"><text:span text:style-name="T39"><text:s/>* =======================================================================</text:span><text:span text:style-name="T41">&lt;br&gt;</text:span></text:p>
      <text:p text:style-name="P43"><text:s/>* Works with the EventQueues mechanism of <text:span text:style-name="T85">zk</text:span>. ALl needed components are created</text:p>
      <text:p text:style-name="P40"><text:span text:style-name="T39"><text:s/>* in this class. In the </text:span><text:span text:style-name="T40">zul</text:span><text:span text:style-name="T41">-</text:span><text:span text:style-name="T39">template declare only this controller with 'apply'</text:span></text:p>
      <text:p text:style-name="P40"><text:span text:style-name="T39"><text:s/>* to a winStatusBar window component.</text:span><text:span text:style-name="T41">&lt;br&gt;</text:span></text:p>
      <text:p text:style-name="P43"><text:s/>* </text:p>
      <text:p text:style-name="P40"><text:span text:style-name="T39"><text:s/>* Declaration in the </text:span><text:span text:style-name="T40">zul</text:span><text:span text:style-name="T41">-</text:span><text:span text:style-name="T39">file:</text:span><text:span text:style-name="T41">&lt;br&gt;</text:span></text:p>
      <text:p text:style-name="P43"><text:s/>* </text:p>
      <text:p text:style-name="P40"><text:span text:style-name="T39"><text:s/>* </text:span><text:span text:style-name="T41">&lt;pre&gt;</text:span></text:p>
      <text:p text:style-name="P40"><text:span text:style-name="T39"><text:s/>* </text:span><text:span text:style-name="T41">&lt; </text:span><text:span text:style-name="T42">borderlayout</text:span><text:span text:style-name="T41"> &gt;</text:span></text:p>
      <text:p text:style-name="P43"><text:s/>* <text:s text:c="2"/>. . .</text:p>
      <text:p text:style-name="P43"><text:s/>* <text:s text:c="3"/>&lt; !-- STATUS BAR AREA -- &gt;</text:p>
      <text:p text:style-name="P43"><text:s/>* <text:s text:c="3"/>&lt; south id="south" border="none" margins="1,0,0,0"</text:p>
      <text:p text:style-name="P43"><text:s/>* <text:tab/><text:tab/>height="20px" <text:span text:style-name="T85">splittable</text:span>="false" <text:span text:style-name="T85">flex</text:span>="true" &gt;</text:p>
      <text:p text:style-name="P43"><text:s/>* <text:tab/> <text:s text:c="5"/>&lt; <text:span text:style-name="T85">div</text:span> id="divSouth" &gt;</text:p>
      <text:p text:style-name="P43"><text:s/>* </text:p>
      <text:p text:style-name="P43"><text:s/>* <text:s text:c="9"/>&lt; !-- The StatusBar. <text:span text:style-name="T85">Comps</text:span> are created in the Controller -- &gt;</text:p>
      <text:p text:style-name="P43"><text:s/>* <text:s text:c="9"/>&lt; window id="winStatusBar" apply="${statusBarCtrl}"</text:p>
      <text:p text:style-name="P43"><text:s/>* <text:s text:c="18"/>border="none" width="100%" height="100%" /&gt;</text:p>
      <text:p text:style-name="P43"><text:s/>* </text:p>
      <text:p text:style-name="P43"><text:s/>* <text:s text:c="7"/>&lt; /<text:span text:style-name="T85">div</text:span> &gt;</text:p>
      <text:p text:style-name="P43"><text:s/>* <text:s text:c="3"/>&lt; /south &gt;</text:p>
      <text:p text:style-name="P43"><text:s/>* <text:s/>&lt; /<text:span text:style-name="T85">borderlayout</text:span> &gt;</text:p>
      <text:p text:style-name="P40"><text:span text:style-name="T39"><text:s/>* </text:span><text:span text:style-name="T41">&lt;/pre&gt;</text:span></text:p>
      <text:p text:style-name="P43"><text:s/>* </text:p>
      <text:p text:style-name="P43"><text:s/>* call in java to actualize a columns label:</text:p>
      <text:p text:style-name="P43"><text:s/>* </text:p>
      <text:p text:style-name="P40"><text:span text:style-name="T39"><text:s/>* </text:span><text:span text:style-name="T41">&lt;pre&gt;</text:span></text:p>
      <text:p text:style-name="P43"><text:s/>* EventQueues.lookup(&amp;quot;userNameEventQueue&amp;quot;, EventQueues.DESKTOP, true).publish(</text:p>
      <text:p text:style-name="P43"><text:s/>* <text:tab/><text:tab/>new Event(&amp;quot;onChangeSelectedObject&amp;quot;, null, &amp;quot;new Value&amp;quot;));</text:p>
      <text:p text:style-name="P40"><text:span text:style-name="T39"><text:s/>* </text:span><text:span text:style-name="T41">&lt;/pre&gt;</text:span></text:p>
      <text:p text:style-name="P43"><text:s/>* </text:p>
      <text:p text:style-name="P43"><text:s/>* Spring bean declaration:</text:p>
      <text:p text:style-name="P43"><text:s/>* </text:p>
      <text:p text:style-name="P40"><text:span text:style-name="T39"><text:s/>* </text:span><text:span text:style-name="T41">&lt;pre&gt;</text:span></text:p>
      <text:p text:style-name="P43"><text:s/>* &lt; !-- StatusBarController --&gt;</text:p>
      <text:p text:style-name="P43"><text:s/>* &lt; bean id="statusBarCtrl" class="de.forsthaus.webui.util.StatusBarCtrl"</text:p>
      <text:p text:style-name="P43"><text:s/>* <text:s text:c="3"/>scope="prototype"&gt;</text:p>
      <text:p text:style-name="P43"><text:s/>* &lt; /bean&gt;</text:p>
      <text:p text:style-name="P40"><text:span text:style-name="T39"><text:s/>* </text:span><text:span text:style-name="T41">&lt;/pre&gt;</text:span></text:p>
      <text:p text:style-name="P43"><text:s/>* </text:p>
      <text:p text:style-name="P43"><text:s/>* since: <text:span text:style-name="T85">zk</text:span> 5.0.0</text:p>
      <text:p text:style-name="P43"><text:s/>* </text:p>
      <text:p text:style-name="P40"><text:span text:style-name="T39"><text:s/>* </text:span><text:span text:style-name="T43">@author</text:span><text:span text:style-name="T39"> </text:span><text:span text:style-name="T40">sgerth</text:span></text:p>
      <text:p text:style-name="P43"><text:s/>* </text:p>
      <text:p text:style-name="P43"><text:s/>*/</text:p>
      <text:p text:style-name="P40"><text:span text:style-name="T13">public</text:span><text:span text:style-name="T17"> </text:span><text:span text:style-name="T13">class</text:span><text:span text:style-name="T17"> StatusBarCtrl </text:span><text:span text:style-name="T13">extends</text:span><text:span text:style-name="T17"> GenericForwardComposer </text:span><text:span text:style-name="T13">implements</text:span><text:span text:style-name="T17"> Serializable {</text:span></text:p>
      <text:p text:style-name="P40"/>
      <text:p text:style-name="P40"><text:span text:style-name="T17"><text:tab/></text:span><text:span text:style-name="T13">private</text:span><text:span text:style-name="T17"> </text:span><text:span text:style-name="T13">static</text:span><text:span text:style-name="T17"> </text:span><text:span text:style-name="T13">final</text:span><text:span text:style-name="T17"> </text:span><text:span text:style-name="T13">long</text:span><text:span text:style-name="T17"> </text:span><text:span text:style-name="T93">serialVersionUID</text:span><text:span text:style-name="T17"> = 1L;</text:span></text:p>
      <text:p text:style-name="P40"><text:span text:style-name="T17"><text:tab/></text:span><text:span text:style-name="T13">private</text:span><text:span text:style-name="T17"> </text:span><text:span text:style-name="T13">final</text:span><text:span text:style-name="T17"> </text:span><text:span text:style-name="T13">static</text:span><text:span text:style-name="T17"> Logger </text:span><text:span text:style-name="T94">logger</text:span><text:span text:style-name="T17"> = Logger.</text:span><text:span text:style-name="T33">getLogger</text:span><text:span text:style-name="T17">(StatusBarCtrl.</text:span><text:span text:style-name="T13">class</text:span><text:span text:style-name="T17">);</text:span></text:p>
      <text:p text:style-name="P40"/>
      <text:p text:style-name="P40"><text:span text:style-name="T17"><text:tab/></text:span><text:span text:style-name="T87">/*</text:span></text:p>
      <text:p text:style-name="P55"><text:tab/> * ++++++++++++++++++++++++++++++++++++++++++++++++++++++++++++++++++++++++</text:p>
      <text:p text:style-name="P55"><text:tab/> * All the components that are defined here and have a corresponding</text:p>
      <text:p text:style-name="P55"><text:tab/> * component with the same 'id' in the <text:span text:style-name="T85">zul</text:span>-file are getting <text:span text:style-name="T85">autowired</text:span> by our</text:p>
      <text:p text:style-name="P55"><text:tab/> * 'extends GFCBaseCtrl' GenericForwardComposer.</text:p>
      <text:p text:style-name="P55"><text:tab/> * ++++++++++++++++++++++++++++++++++++++++++++++++++++++++++++++++++++++++</text:p>
      <text:p text:style-name="P55"><text:tab/> */</text:p>
      <text:p text:style-name="P40"><text:span text:style-name="T17"><text:tab/></text:span><text:span text:style-name="T13">protected</text:span><text:span text:style-name="T17"> Window </text:span><text:span text:style-name="T92">winStatusBar</text:span><text:span text:style-name="T17">; </text:span><text:span text:style-name="T87">// </text:span><text:span text:style-name="T88">autowired</text:span></text:p>
      <text:p text:style-name="P40"/>
      <text:p text:style-name="P40"><text:soft-page-break/><text:span text:style-name="T17"><text:tab/></text:span><text:span text:style-name="T87">// Used Columns</text:span></text:p>
      <text:p text:style-name="P40"><text:span text:style-name="T17"><text:tab/></text:span><text:span text:style-name="T13">private</text:span><text:span text:style-name="T17"> Column </text:span><text:span text:style-name="T92">statusBarSelectedObject</text:span><text:span text:style-name="T17">;</text:span></text:p>
      <text:p text:style-name="P40"><text:span text:style-name="T17"><text:tab/></text:span><text:span text:style-name="T13">private</text:span><text:span text:style-name="T17"> Column </text:span><text:span text:style-name="T92">statusBarAppVersion</text:span><text:span text:style-name="T17">;</text:span></text:p>
      <text:p text:style-name="P40"><text:span text:style-name="T17"><text:tab/></text:span><text:span text:style-name="T13">private</text:span><text:span text:style-name="T17"> Column </text:span><text:span text:style-name="T92">statusBarTableSchema</text:span><text:span text:style-name="T17">;</text:span></text:p>
      <text:p text:style-name="P40"/>
      <text:p text:style-name="P40"><text:span text:style-name="T17"><text:tab/></text:span><text:span text:style-name="T87">// Localized labels for the columns</text:span></text:p>
      <text:p text:style-name="P40"><text:span text:style-name="T17"><text:tab/></text:span><text:span text:style-name="T13">private</text:span><text:span text:style-name="T17"> </text:span><text:span text:style-name="T13">final</text:span><text:span text:style-name="T17"> String </text:span><text:span text:style-name="T92">_labelSelectedObject</text:span><text:span text:style-name="T17"> = Labels.</text:span><text:span text:style-name="T33">getLabel</text:span><text:span text:style-name="T17">(</text:span><text:span text:style-name="T58">"common.SelectedSign"</text:span><text:span text:style-name="T17">) + </text:span><text:span text:style-name="T58">" "</text:span><text:span text:style-name="T17">;</text:span></text:p>
      <text:p text:style-name="P40"><text:span text:style-name="T17"><text:tab/></text:span><text:span text:style-name="T13">private</text:span><text:span text:style-name="T17"> </text:span><text:span text:style-name="T13">final</text:span><text:span text:style-name="T17"> String </text:span><text:span text:style-name="T92">_labelAppVersion</text:span><text:span text:style-name="T17"> = </text:span><text:span text:style-name="T58">""</text:span><text:span text:style-name="T17">;</text:span></text:p>
      <text:p text:style-name="P40"><text:span text:style-name="T17"><text:tab/></text:span><text:span text:style-name="T13">private</text:span><text:span text:style-name="T17"> </text:span><text:span text:style-name="T13">final</text:span><text:span text:style-name="T17"> String </text:span><text:span text:style-name="T92">_labelTableSchema</text:span><text:span text:style-name="T17"> = Labels.</text:span><text:span text:style-name="T33">getLabel</text:span><text:span text:style-name="T17">(</text:span><text:span text:style-name="T58">"common.TableSchema"</text:span><text:span text:style-name="T17">) + </text:span><text:span text:style-name="T58">": "</text:span><text:span text:style-name="T17">;</text:span></text:p>
      <text:p text:style-name="P40"/>
      <text:p text:style-name="P40"><text:span text:style-name="T17"><text:tab/></text:span><text:span text:style-name="T39">/**</text:span></text:p>
      <text:p text:style-name="P43"><text:tab/> * Default constructor.</text:p>
      <text:p text:style-name="P43"><text:tab/> */</text:p>
      <text:p text:style-name="P40"><text:span text:style-name="T17"><text:tab/></text:span><text:span text:style-name="T13">public</text:span><text:span text:style-name="T17"> StatusBarCtrl() {</text:span></text:p>
      <text:p text:style-name="P40"><text:span text:style-name="T17"><text:tab/><text:tab/></text:span><text:span text:style-name="T13">super</text:span><text:span text:style-name="T17">();</text:span></text:p>
      <text:p text:style-name="P44"><text:tab/>}</text:p>
      <text:p text:style-name="P40"/>
      <text:p text:style-name="P40"><text:span text:style-name="T17"><text:tab/></text:span><text:span text:style-name="T105">@Override</text:span></text:p>
      <text:p text:style-name="P40"><text:span text:style-name="T17"><text:tab/></text:span><text:span text:style-name="T13">public</text:span><text:span text:style-name="T17"> </text:span><text:span text:style-name="T13">void</text:span><text:span text:style-name="T17"> doAfterCompose(Component window) </text:span><text:span text:style-name="T13">throws</text:span><text:span text:style-name="T17"> Exception {</text:span></text:p>
      <text:p text:style-name="P40"><text:span text:style-name="T17"><text:tab/><text:tab/></text:span><text:span text:style-name="T13">super</text:span><text:span text:style-name="T17">.doAfterCompose(window);</text:span></text:p>
      <text:p text:style-name="P40"/>
      <text:p text:style-name="P42"><text:span text:style-name="T17"><text:tab/><text:tab/></text:span><text:span text:style-name="T87">// Listener for selected Record</text:span></text:p>
      <text:p text:style-name="P42"><text:span text:style-name="T17"><text:tab/><text:tab/>EventQueues.</text:span><text:span text:style-name="T33">lookup</text:span><text:span text:style-name="T17">(</text:span><text:span text:style-name="T58">"selectedObjectEventQueue"</text:span><text:span text:style-name="T17">, EventQueues.</text:span><text:span text:style-name="T93">DESKTOP</text:span><text:span text:style-name="T17">, </text:span><text:span text:style-name="T13">true</text:span><text:span text:style-name="T17">).subscribe(</text:span><text:span text:style-name="T13">new</text:span><text:span text:style-name="T17"> EventListener() {</text:span></text:p>
      <text:p text:style-name="P42"><text:span text:style-name="T17"><text:tab/><text:tab/><text:tab/></text:span><text:span text:style-name="T105">@Override</text:span></text:p>
      <text:p text:style-name="P42"><text:span text:style-name="T17"><text:tab/><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2"><text:span text:style-name="T17"><text:tab/><text:tab/><text:tab/><text:tab/></text:span><text:span text:style-name="T13">final</text:span><text:span text:style-name="T17"> String msg = (String) event.getData();</text:span></text:p>
      <text:p text:style-name="P42"><text:span text:style-name="T17"><text:tab/><text:tab/><text:tab/><text:tab/>StatusBarCtrl.</text:span><text:span text:style-name="T13">this</text:span><text:span text:style-name="T17">.</text:span><text:span text:style-name="T92">statusBarSelectedObject</text:span><text:span text:style-name="T17">.setLabel(StatusBarCtrl.</text:span><text:span text:style-name="T13">this</text:span><text:span text:style-name="T17">.</text:span><text:span text:style-name="T92">_labelSelectedObject</text:span><text:span text:style-name="T17"> </text:span></text:p>
      <text:p text:style-name="P45"><text:s text:c="40"/>+ msg);</text:p>
      <text:p text:style-name="P45"><text:tab/><text:tab/><text:tab/>}</text:p>
      <text:p text:style-name="P45"><text:tab/><text:tab/>});</text:p>
      <text:p text:style-name="P42"/>
      <text:p text:style-name="P42"><text:span text:style-name="T17"><text:tab/><text:tab/></text:span><text:span text:style-name="T87">// Listener for applicationVersion</text:span></text:p>
      <text:p text:style-name="P42"><text:span text:style-name="T17"><text:tab/><text:tab/>EventQueues.</text:span><text:span text:style-name="T33">lookup</text:span><text:span text:style-name="T17">(</text:span><text:span text:style-name="T58">"appVersionEventQueue"</text:span><text:span text:style-name="T17">, EventQueues.</text:span><text:span text:style-name="T93">DESKTOP</text:span><text:span text:style-name="T17">, </text:span><text:span text:style-name="T13">true</text:span><text:span text:style-name="T17">).subscribe(</text:span><text:span text:style-name="T13">new</text:span><text:span text:style-name="T17"> EventListener() {</text:span></text:p>
      <text:p text:style-name="P42"><text:span text:style-name="T17"><text:tab/><text:tab/><text:tab/></text:span><text:span text:style-name="T105">@Override</text:span></text:p>
      <text:p text:style-name="P42"><text:span text:style-name="T17"><text:tab/><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2"><text:span text:style-name="T17"><text:tab/><text:tab/><text:tab/><text:tab/></text:span><text:span text:style-name="T13">final</text:span><text:span text:style-name="T17"> String msg = (String) event.getData();</text:span></text:p>
      <text:p text:style-name="P42"><text:span text:style-name="T17"><text:tab/><text:tab/><text:tab/><text:tab/>StatusBarCtrl.</text:span><text:span text:style-name="T13">this</text:span><text:span text:style-name="T17">.</text:span><text:span text:style-name="T92">statusBarAppVersion</text:span><text:span text:style-name="T17">.setLabel(StatusBarCtrl.</text:span><text:span text:style-name="T13">this</text:span><text:span text:style-name="T17">.</text:span><text:span text:style-name="T92">_labelAppVersion</text:span><text:span text:style-name="T17"> + msg);</text:span></text:p>
      <text:p text:style-name="P45"><text:tab/><text:tab/><text:tab/>}</text:p>
      <text:p text:style-name="P45"><text:tab/><text:tab/>});</text:p>
      <text:p text:style-name="P42"/>
      <text:p text:style-name="P42"><text:span text:style-name="T17"><text:tab/><text:tab/></text:span><text:span text:style-name="T87">// Listener for TableSchemaName</text:span></text:p>
      <text:p text:style-name="P42"><text:span text:style-name="T17"><text:tab/><text:tab/>EventQueues.</text:span><text:span text:style-name="T33">lookup</text:span><text:span text:style-name="T17">(</text:span><text:span text:style-name="T58">"tableSchemaEventQueue"</text:span><text:span text:style-name="T17">, EventQueues.</text:span><text:span text:style-name="T93">DESKTOP</text:span><text:span text:style-name="T17">, </text:span><text:span text:style-name="T13">true</text:span><text:span text:style-name="T17">).subscribe(</text:span><text:span text:style-name="T13">new</text:span><text:span text:style-name="T17"> EventListener() {</text:span></text:p>
      <text:p text:style-name="P42"><text:span text:style-name="T17"><text:tab/><text:tab/><text:tab/></text:span><text:span text:style-name="T105">@Override</text:span></text:p>
      <text:p text:style-name="P42"><text:span text:style-name="T17"><text:tab/><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2"><text:span text:style-name="T17"><text:tab/><text:tab/><text:tab/><text:tab/></text:span><text:span text:style-name="T13">final</text:span><text:span text:style-name="T17"> String msg = (String) event.getData();</text:span></text:p>
      <text:p text:style-name="P42"><text:span text:style-name="T17"><text:tab/><text:tab/><text:tab/><text:tab/>StatusBarCtrl.</text:span><text:span text:style-name="T13">this</text:span><text:span text:style-name="T17">.</text:span><text:span text:style-name="T92">statusBarTableSchema</text:span><text:span text:style-name="T17">.setLabel(StatusBarCtrl.</text:span><text:span text:style-name="T13">this</text:span><text:span text:style-name="T17">.</text:span><text:span text:style-name="T92">_labelTableSchema</text:span><text:span text:style-name="T17"> + msg);</text:span></text:p>
      <text:p text:style-name="P45"><text:tab/><text:tab/><text:tab/>}</text:p>
      <text:p text:style-name="P44"><text:tab/><text:tab/>});</text:p>
      <text:p text:style-name="P40"/>
      <text:p text:style-name="P44"><text:tab/>}</text:p>
      <text:p text:style-name="P40"/>
      <text:p text:style-name="P40"><text:span text:style-name="T17"><text:tab/></text:span><text:span text:style-name="T39">/**</text:span></text:p>
      <text:p text:style-name="P43"><text:tab/> * Automatically called method from <text:span text:style-name="T85">zk</text:span>.</text:p>
      <text:p text:style-name="P43"><text:tab/> * </text:p>
      <text:p text:style-name="P40"><text:span text:style-name="T39"><text:tab/> * </text:span><text:span text:style-name="T43">@param</text:span><text:span text:style-name="T39"> event</text:span></text:p>
      <text:p text:style-name="P43"><text:tab/> */</text:p>
      <text:p text:style-name="P40"><text:span text:style-name="T17"><text:tab/></text:span><text:span text:style-name="T13">public</text:span><text:span text:style-name="T17"> </text:span><text:span text:style-name="T13">void</text:span><text:span text:style-name="T17"> onCreate$winStatusBar(Event event) {</text:span></text:p>
      <text:p text:style-name="P40"/>
      <text:p text:style-name="P40"><text:span text:style-name="T17"><text:tab/><text:tab/></text:span><text:span text:style-name="T13">final</text:span><text:span text:style-name="T17"> Grid grid = </text:span><text:span text:style-name="T13">new</text:span><text:span text:style-name="T17"> Grid();</text:span></text:p>
      <text:p text:style-name="P40"><text:span text:style-name="T17"><text:tab/><text:tab/>grid.setHeight(</text:span><text:span text:style-name="T58">"100%"</text:span><text:span text:style-name="T17">);</text:span></text:p>
      <text:p text:style-name="P40"><text:span text:style-name="T17"><text:tab/><text:tab/>grid.setWidth(</text:span><text:span text:style-name="T58">"100%"</text:span><text:span text:style-name="T17">);</text:span></text:p>
      <text:p text:style-name="P40"><text:span text:style-name="T17"><text:tab/><text:tab/>grid.setParent(</text:span><text:span text:style-name="T13">this</text:span><text:span text:style-name="T17">.</text:span><text:span text:style-name="T92">winStatusBar</text:span><text:span text:style-name="T17">);</text:span></text:p>
      <text:p text:style-name="P40"/>
      <text:p text:style-name="P40"><text:span text:style-name="T17"><text:tab/><text:tab/></text:span><text:span text:style-name="T13">final</text:span><text:span text:style-name="T17"> Columns columns = </text:span><text:span text:style-name="T13">new</text:span><text:span text:style-name="T17"> Columns();</text:span></text:p>
      <text:p text:style-name="P40"><text:span text:style-name="T17"><text:tab/><text:tab/>columns.setSizable(</text:span><text:span text:style-name="T13">false</text:span><text:span text:style-name="T17">);</text:span></text:p>
      <text:p text:style-name="P44"><text:tab/><text:tab/>columns.setParent(grid);</text:p>
      <text:p text:style-name="P40"/>
      <text:p text:style-name="P40"><text:span text:style-name="T17"><text:tab/><text:tab/></text:span><text:span text:style-name="T13">this</text:span><text:span text:style-name="T17">.</text:span><text:span text:style-name="T92">statusBarSelectedObject</text:span><text:span text:style-name="T17"> = </text:span><text:span text:style-name="T13">new</text:span><text:span text:style-name="T17"> Column();</text:span></text:p>
      <text:p text:style-name="P40"><text:span text:style-name="T17"><text:tab/><text:tab/></text:span><text:span text:style-name="T13">this</text:span><text:span text:style-name="T17">.</text:span><text:span text:style-name="T92">statusBarSelectedObject</text:span><text:span text:style-name="T17">.setLabel(</text:span><text:span text:style-name="T13">this</text:span><text:span text:style-name="T17">.</text:span><text:span text:style-name="T92">_labelSelectedObject</text:span><text:span text:style-name="T17">);</text:span></text:p>
      <text:p text:style-name="P40"><text:span text:style-name="T17"><text:tab/><text:tab/></text:span><text:span text:style-name="T13">this</text:span><text:span text:style-name="T17">.</text:span><text:span text:style-name="T92">statusBarSelectedObject</text:span><text:span text:style-name="T17">.setWidth(</text:span><text:span text:style-name="T58">"50%"</text:span><text:span text:style-name="T17">);</text:span></text:p>
      <text:p text:style-name="P40"><text:span text:style-name="T17"><text:tab/><text:tab/></text:span><text:span text:style-name="T13">this</text:span><text:span text:style-name="T17">.</text:span><text:span text:style-name="T92">statusBarSelectedObject</text:span><text:span text:style-name="T17">.setStyle(</text:span><text:span text:style-name="T58">"background-color: #D6DCDE; color: blue;"</text:span><text:span text:style-name="T17">);</text:span></text:p>
      <text:p text:style-name="P40"><text:span text:style-name="T17"><text:tab/><text:tab/></text:span><text:span text:style-name="T13">this</text:span><text:span text:style-name="T17">.</text:span><text:span text:style-name="T92">statusBarSelectedObject</text:span><text:span text:style-name="T17">.setParent(columns);</text:span></text:p>
      <text:p text:style-name="P40"/>
      <text:p text:style-name="P40"><text:span text:style-name="T17"><text:tab/><text:tab/></text:span><text:span text:style-name="T13">this</text:span><text:span text:style-name="T17">.</text:span><text:span text:style-name="T92">statusBarAppVersion</text:span><text:span text:style-name="T17"> = </text:span><text:span text:style-name="T13">new</text:span><text:span text:style-name="T17"> Column();</text:span></text:p>
      <text:p text:style-name="P40"><text:span text:style-name="T17"><text:tab/><text:tab/></text:span><text:span text:style-name="T13">this</text:span><text:span text:style-name="T17">.</text:span><text:span text:style-name="T92">statusBarAppVersion</text:span><text:span text:style-name="T17">.setLabel(</text:span><text:span text:style-name="T13">this</text:span><text:span text:style-name="T17">.</text:span><text:span text:style-name="T92">_labelAppVersion</text:span><text:span text:style-name="T17">);</text:span></text:p>
      <text:p text:style-name="P40"><text:span text:style-name="T17"><text:tab/><text:tab/></text:span><text:span text:style-name="T13">this</text:span><text:span text:style-name="T17">.</text:span><text:span text:style-name="T92">statusBarAppVersion</text:span><text:span text:style-name="T17">.setWidth(</text:span><text:span text:style-name="T58">"35%"</text:span><text:span text:style-name="T17">);</text:span></text:p>
      <text:p text:style-name="P40"><text:span text:style-name="T17"><text:tab/><text:tab/></text:span><text:span text:style-name="T13">this</text:span><text:span text:style-name="T17">.</text:span><text:span text:style-name="T92">statusBarAppVersion</text:span><text:span text:style-name="T17">.setStyle(</text:span><text:span text:style-name="T58">"background-color: #D6DCDE; color: #FF0000;"</text:span><text:span text:style-name="T17">);</text:span></text:p>
      <text:p text:style-name="P40"><text:span text:style-name="T17"><text:tab/><text:tab/></text:span><text:span text:style-name="T13">this</text:span><text:span text:style-name="T17">.</text:span><text:span text:style-name="T92">statusBarAppVersion</text:span><text:span text:style-name="T17">.setParent(columns);</text:span></text:p>
      <text:p text:style-name="P40"/>
      <text:p text:style-name="P40"><text:span text:style-name="T17"><text:tab/><text:tab/></text:span><text:span text:style-name="T13">this</text:span><text:span text:style-name="T17">.</text:span><text:span text:style-name="T92">statusBarTableSchema</text:span><text:span text:style-name="T17"> = </text:span><text:span text:style-name="T13">new</text:span><text:span text:style-name="T17"> Column();</text:span></text:p>
      <text:p text:style-name="P40"><text:span text:style-name="T17"><text:tab/><text:tab/></text:span><text:span text:style-name="T13">this</text:span><text:span text:style-name="T17">.</text:span><text:span text:style-name="T92">statusBarTableSchema</text:span><text:span text:style-name="T17">.setLabel(</text:span><text:span text:style-name="T13">this</text:span><text:span text:style-name="T17">.</text:span><text:span text:style-name="T92">_labelTableSchema</text:span><text:span text:style-name="T17">);</text:span></text:p>
      <text:p text:style-name="P40"><text:span text:style-name="T17"><text:tab/><text:tab/></text:span><text:span text:style-name="T13">this</text:span><text:span text:style-name="T17">.</text:span><text:span text:style-name="T92">statusBarTableSchema</text:span><text:span text:style-name="T17">.setWidth(</text:span><text:span text:style-name="T58">"15%"</text:span><text:span text:style-name="T17">);</text:span></text:p>
      <text:p text:style-name="P40"><text:span text:style-name="T17"><text:tab/><text:tab/></text:span><text:span text:style-name="T13">this</text:span><text:span text:style-name="T17">.</text:span><text:span text:style-name="T92">statusBarTableSchema</text:span><text:span text:style-name="T17">.setStyle(</text:span><text:span text:style-name="T58">"background-color: #D6DCDE; color: blue;"</text:span><text:span text:style-name="T17">);</text:span></text:p>
      <text:p text:style-name="P40"><text:span text:style-name="T17"><text:tab/><text:tab/></text:span><text:span text:style-name="T13">this</text:span><text:span text:style-name="T17">.</text:span><text:span text:style-name="T92">statusBarTableSchema</text:span><text:span text:style-name="T17">.setParent(columns);</text:span></text:p>
      <text:p text:style-name="P40"/>
      <text:p text:style-name="P44"><text:tab/>}</text:p>
      <text:p text:style-name="P44">}</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text:soft-page-break/></text:p>
      <text:p text:style-name="P35">// show the objects data in the statusBar</text:p>
      <text:p text:style-name="P40"><text:span text:style-name="T13">final</text:span><text:span text:style-name="T17"> String str = Labels.</text:span><text:span text:style-name="T33">getLabel</text:span><text:span text:style-name="T17">(</text:span><text:span text:style-name="T58">"common.Article"</text:span><text:span text:style-name="T17">) + </text:span><text:span text:style-name="T58">": "</text:span><text:span text:style-name="T17"> + anArticle.getArtKurzbezeichnung();</text:span></text:p>
      <text:p text:style-name="P40"><text:span text:style-name="T17">EventQueues.</text:span><text:span text:style-name="T33">lookup</text:span><text:span text:style-name="T17">(</text:span><text:span text:style-name="T58">"selectedObjectEventQueue"</text:span><text:span text:style-name="T17">, EventQueues.</text:span><text:span text:style-name="T93">DESKTOP</text:span><text:span text:style-name="T17">, </text:span><text:span text:style-name="T13">true</text:span><text:span text:style-name="T17">).publish(</text:span></text:p>
      <text:p text:style-name="P40"><text:span text:style-name="T17"><text:s text:c="9"/><text:tab/> <text:s text:c="2"/></text:span><text:span text:style-name="T13">new</text:span><text:span text:style-name="T17"> Event(</text:span><text:span text:style-name="T58">"onChangeSelectedObject"</text:span><text:span text:style-name="T17">, </text:span><text:span text:style-name="T13">null</text:span><text:span text:style-name="T17">, str));</text:span></text:p>
      <text:p text:style-name="P12"/>
      <text:p text:style-name="P3">W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in the next thread.</text:p>
      <text:p text:style-name="P3"/>
      <text:p text:style-name="P3"/>
      <text:h text:style-name="Heading_20_2" text:outline-level="2">EventQueues. We are building a MessageBar controller.</text:h>
      <text:p text:style-name="P3">With the same mechanism we can now build our own messaging system for sending messages to all logged in users. We will build this system as easy as we can so we let them declared only as a window component in the zul file.</text:p>
      <text:p text:style-name="P3"/>
      <text:p text:style-name="P3"><text:tab/>. . .</text:p>
      <text:p text:style-name="P17"><text:span text:style-name="T39"><text:tab/>&lt;!--</text:span><text:span text:style-name="T17"> STATUS BAR AREA </text:span><text:span text:style-name="T39">--&gt;</text:span></text:p>
      <text:p text:style-name="P40"><text:span text:style-name="T17"><text:tab/></text:span><text:span text:style-name="T44">&lt;</text:span><text:span text:style-name="T49">south</text:span> <text:span text:style-name="T54">id</text:span><text:span text:style-name="T17">=</text:span><text:span text:style-name="T59">"south"</text:span> <text:span text:style-name="T54">border</text:span><text:span text:style-name="T17">=</text:span><text:span text:style-name="T59">"none"</text:span> <text:span text:style-name="T54">height</text:span><text:span text:style-name="T17">=</text:span><text:span text:style-name="T59">"22px" </text:span><text:span text:style-name="T54">splittable</text:span><text:span text:style-name="T17">=</text:span><text:span text:style-name="T59">"false"</text:span><text:span text:style-name="T44">&gt;</text:span></text:p>
      <text:p text:style-name="P40"/>
      <text:p text:style-name="P40"><text:span text:style-name="T17"><text:tab/><text:tab/></text:span><text:span text:style-name="T44">&lt;</text:span><text:span text:style-name="T49">div</text:span> <text:span text:style-name="T54">id</text:span><text:span text:style-name="T17">=</text:span><text:span text:style-name="T59">"divSouth"</text:span> <text:span text:style-name="T54">align</text:span><text:span text:style-name="T17">=</text:span><text:span text:style-name="T59">"left"</text:span></text:p>
      <text:p text:style-name="P40"><text:tab/><text:tab/> <text:s text:c="4"/><text:span text:style-name="T54">style</text:span><text:span text:style-name="T17">=</text:span><text:span text:style-name="T59">"float: left; padding: 0px"</text:span> <text:span text:style-name="T54">width</text:span><text:span text:style-name="T17">=</text:span><text:span text:style-name="T59">"100%"</text:span><text:span text:style-name="T44">&gt;</text:span></text:p>
      <text:p text:style-name="P40"/>
      <text:p text:style-name="P40"><text:span text:style-name="T17"><text:tab/><text:tab/><text:tab/></text:span><text:span text:style-name="T44">&lt;</text:span><text:span text:style-name="T49">borderlayout</text:span> <text:span text:style-name="T54">width</text:span><text:span text:style-name="T17">=</text:span><text:span text:style-name="T59">"100%"</text:span> <text:span text:style-name="T54">height</text:span><text:span text:style-name="T17">=</text:span><text:span text:style-name="T59">"22px"</text:span><text:span text:style-name="T44">&gt;</text:span></text:p>
      <text:p text:style-name="P40"/>
      <text:p text:style-name="P40"><text:span text:style-name="T17"><text:tab/><text:tab/><text:tab/><text:tab/></text:span><text:span text:style-name="T44">&lt;</text:span><text:span text:style-name="T49">west</text:span> <text:span text:style-name="T54">border</text:span><text:span text:style-name="T17">=</text:span><text:span text:style-name="T59">"none"</text:span> <text:span text:style-name="T54">width</text:span><text:span text:style-name="T17">=</text:span><text:span text:style-name="T59">"50px"</text:span><text:span text:style-name="T44">&gt;</text:span></text:p>
      <text:p text:style-name="P40"><text:span text:style-name="T17"><text:tab/><text:tab/><text:tab/><text:tab/></text:span><text:span text:style-name="T39">&lt;!--</text:span><text:span text:style-name="T17"> The MessageBar. </text:span><text:span text:style-name="T30">Comps</text:span><text:span text:style-name="T17"> are created in the Controller </text:span><text:span text:style-name="T39">--&gt;</text:span></text:p>
      <text:p text:style-name="P40"><text:span text:style-name="T17"><text:tab/><text:tab/><text:tab/><text:tab/><text:tab/></text:span><text:span text:style-name="T44">&lt;</text:span><text:span text:style-name="T49">window</text:span> <text:span text:style-name="T54">id</text:span><text:span text:style-name="T17">=</text:span><text:span text:style-name="T59">"winMessageBar" </text:span><text:span text:style-name="T54">apply</text:span><text:span text:style-name="T17">=</text:span><text:span text:style-name="T59">"${messageBarCtrl}"</text:span> </text:p>
      <text:p text:style-name="P40"><text:span text:style-name="T54"><text:s/><text:tab/><text:tab/><text:tab/><text:tab/><text:tab/><text:tab/>border</text:span><text:span text:style-name="T17">=</text:span><text:span text:style-name="T59">"none"</text:span> <text:span text:style-name="T54">width</text:span><text:span text:style-name="T17">=</text:span><text:span text:style-name="T59">"50px" </text:span><text:span text:style-name="T54">height</text:span><text:span text:style-name="T17">=</text:span><text:span text:style-name="T59">"22px"</text:span> <text:span text:style-name="T44">/&gt;</text:span></text:p>
      <text:p text:style-name="P40"><text:span text:style-name="T17"><text:tab/><text:tab/><text:tab/><text:tab/></text:span><text:span text:style-name="T44">&lt;/</text:span><text:span text:style-name="T49">west</text:span><text:span text:style-name="T44">&gt;</text:span></text:p>
      <text:p text:style-name="P40"/>
      <text:p text:style-name="P40"><text:span text:style-name="T17"><text:tab/><text:tab/><text:tab/><text:tab/></text:span><text:span text:style-name="T44">&lt;</text:span><text:span text:style-name="T49">center</text:span> <text:span text:style-name="T54">border</text:span><text:span text:style-name="T17">=</text:span><text:span text:style-name="T59">"none"</text:span><text:span text:style-name="T44">&gt;</text:span></text:p>
      <text:p text:style-name="P40"><text:span text:style-name="T17"><text:tab/><text:tab/><text:tab/><text:tab/><text:tab/></text:span><text:span text:style-name="T39">&lt;!--</text:span><text:span text:style-name="T17"> The StatusBar. </text:span><text:span text:style-name="T30">Comps</text:span><text:span text:style-name="T17"> are created in the Controller </text:span><text:span text:style-name="T39">--&gt;</text:span></text:p>
      <text:p text:style-name="P40"><text:span text:style-name="T17"><text:tab/><text:tab/><text:tab/><text:tab/><text:tab/></text:span><text:span text:style-name="T44">&lt;</text:span><text:span text:style-name="T49">window</text:span> <text:span text:style-name="T54">id</text:span><text:span text:style-name="T17">=</text:span><text:span text:style-name="T59">"winStatusBar" </text:span><text:span text:style-name="T54">apply</text:span><text:span text:style-name="T17">=</text:span><text:span text:style-name="T59">"${statusBarCtrl}"</text:span> </text:p>
      <text:p text:style-name="P40"><text:span text:style-name="T54"><text:tab/><text:tab/><text:tab/><text:tab/><text:tab/><text:tab/>border</text:span><text:span text:style-name="T17">=</text:span><text:span text:style-name="T59">"none"</text:span> <text:span text:style-name="T54">width</text:span><text:span text:style-name="T17">=</text:span><text:span text:style-name="T59">"100%" </text:span><text:span text:style-name="T54">height</text:span><text:span text:style-name="T17">=</text:span><text:span text:style-name="T59">"22px"</text:span> <text:span text:style-name="T44">/&gt;</text:span></text:p>
      <text:p text:style-name="P40"><text:span text:style-name="T17"><text:tab/><text:tab/><text:tab/><text:tab/></text:span><text:span text:style-name="T44">&lt;/</text:span><text:span text:style-name="T49">center</text:span><text:span text:style-name="T44">&gt;</text:span></text:p>
      <text:p text:style-name="P40"/>
      <text:p text:style-name="P40"><text:span text:style-name="T17"><text:tab/><text:tab/><text:tab/></text:span><text:span text:style-name="T44">&lt;/</text:span><text:span text:style-name="T49">borderlayout</text:span><text:span text:style-name="T44">&gt;</text:span></text:p>
      <text:p text:style-name="P40"><text:span text:style-name="T17"><text:tab/><text:tab/></text:span><text:span text:style-name="T44">&lt;/</text:span><text:span text:style-name="T49">div</text:span><text:span text:style-name="T44">&gt;</text:span></text:p>
      <text:p text:style-name="P41"><text:span text:style-name="T45"><text:tab/>&lt;/</text:span><text:span text:style-name="T50">south</text:span><text:span text:style-name="T45">&gt;</text:span></text:p>
      <text:p text:style-name="P3"><text:tab/>. . .</text:p>
      <text:p text:style-name="P3"/>
      <text:p text:style-name="P76"><text:span text:style-name="T78">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76"><draw:frame draw:style-name="fr1" draw:name="Grafik23" text:anchor-type="paragraph" svg:x="0.048cm" svg:y="0cm" svg:width="7.673cm" svg:height="1.637cm" draw:z-index="59"><draw:image xlink:href="../pics/messageBar1.jpg" xlink:type="simple" xlink:show="embed" xlink:actuate="onLoad"/></draw:frame></text:p>
      <text:p text:style-name="P3">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file.</text:p>
      <text:p text:style-name="P3">In the afterCompose() method we can enable that if a message come in that a window pops up and shows this message or only the incoming mail icon is blinking. Further we get the user name from our SpringSecurity ContextHolder.</text:p>
      <text:p text:style-name="P36"/>
      <text:p text:style-name="P36">@Override</text:p>
      <text:p text:style-name="P40"><text:span text:style-name="T13">public</text:span><text:span text:style-name="T17"> </text:span><text:span text:style-name="T13">void</text:span><text:span text:style-name="T17"> doAfterCompose(Component window) </text:span><text:span text:style-name="T13">throws</text:span><text:span text:style-name="T17"> Exception {</text:span></text:p>
      <text:p text:style-name="P40"><text:span text:style-name="T17"><text:tab/><text:tab/></text:span><text:span text:style-name="T13">super</text:span><text:span text:style-name="T17">.doAfterCompose(window);</text:span></text:p>
      <text:p text:style-name="P40"/>
      <text:p text:style-name="P40"><text:span text:style-name="T17"><text:tab/><text:tab/></text:span><text:span text:style-name="T13">try</text:span><text:span text:style-name="T17"> {</text:span></text:p>
      <text:p text:style-name="P40"><text:soft-page-break/><text:span text:style-name="T17"><text:tab/><text:tab/><text:tab/></text:span><text:span text:style-name="T92">userName</text:span><text:span text:style-name="T17"> = ((UserImpl) </text:span></text:p>
      <text:p text:style-name="P40"><text:span text:style-name="T17"><text:tab/><text:tab/><text:tab/>SecurityContextHolder.</text:span><text:span text:style-name="T33">getContext</text:span><text:span text:style-name="T17">().getAuthentication().getPrincipal()).getUsername();</text:span></text:p>
      <text:p text:style-name="P40"><text:span text:style-name="T17"><text:tab/><text:tab/>} </text:span><text:span text:style-name="T13">catch</text:span><text:span text:style-name="T17"> (Exception e) {</text:span></text:p>
      <text:p text:style-name="P44"><text:tab/><text:tab/><text:tab/>e.printStackTrace();</text:p>
      <text:p text:style-name="P44"><text:tab/><text:tab/>}</text:p>
      <text:p text:style-name="P40"/>
      <text:p text:style-name="P40"><text:span text:style-name="T17"><text:tab/><text:tab/></text:span><text:span text:style-name="T87">// Listener for incoming messages ( scope=APPLICATION )</text:span></text:p>
      <text:p text:style-name="P40"><text:span text:style-name="T17"><text:tab/><text:tab/>EventQueues.</text:span><text:span text:style-name="T33">lookup</text:span><text:span text:style-name="T17">(</text:span><text:span text:style-name="T58">"testEventQueue"</text:span><text:span text:style-name="T17">, EventQueues.</text:span><text:span text:style-name="T93">APPLICATION</text:span><text:span text:style-name="T17">, </text:span><text:span text:style-name="T13">true</text:span><text:span text:style-name="T17">).subscribe(</text:span><text:span text:style-name="T13">new</text:span><text:span text:style-name="T17"> EventListener() {</text:span></text:p>
      <text:p text:style-name="P40"/>
      <text:p text:style-name="P40"><text:span text:style-name="T17"><text:tab/><text:tab/><text:tab/></text:span><text:span text:style-name="T105">@Override</text:span></text:p>
      <text:p text:style-name="P40"><text:span text:style-name="T17"><text:tab/><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0"><text:span text:style-name="T17"><text:tab/><text:tab/><text:tab/><text:tab/></text:span><text:span text:style-name="T13">final</text:span><text:span text:style-name="T17"> String msg = (String) event.getData();</text:span></text:p>
      <text:p text:style-name="P40"/>
      <text:p text:style-name="P40"><text:span text:style-name="T17"><text:tab/><text:tab/><text:tab/><text:tab/></text:span><text:span text:style-name="T87">// Check if empty, than do not show incoming message</text:span></text:p>
      <text:p text:style-name="P40"><text:span text:style-name="T17"><text:tab/><text:tab/><text:tab/><text:tab/></text:span><text:span text:style-name="T13">if</text:span><text:span text:style-name="T17"> (StringUtils.</text:span><text:span text:style-name="T33">isEmpty</text:span><text:span text:style-name="T17">(msg)) {</text:span></text:p>
      <text:p text:style-name="P40"><text:span text:style-name="T17"><text:tab/><text:tab/><text:tab/><text:tab/><text:tab/></text:span><text:span text:style-name="T13">return</text:span><text:span text:style-name="T17">;</text:span></text:p>
      <text:p text:style-name="P44"><text:tab/><text:tab/><text:tab/><text:tab/>}</text:p>
      <text:p text:style-name="P40"/>
      <text:p text:style-name="P44"><text:tab/><text:tab/><text:tab/><text:tab/>setMsg(msg);</text:p>
      <text:p text:style-name="P40"/>
      <text:p text:style-name="P40"><text:span text:style-name="T17"><text:tab/><text:tab/><text:tab/><text:tab/></text:span><text:span text:style-name="T13">if</text:span><text:span text:style-name="T17"> (</text:span><text:span text:style-name="T92">msgWindow</text:span><text:span text:style-name="T17"> == </text:span><text:span text:style-name="T13">null</text:span><text:span text:style-name="T17">) {</text:span></text:p>
      <text:p text:style-name="P40"/>
      <text:p text:style-name="P40"><text:span text:style-name="T17"><text:tab/><text:tab/><text:tab/><text:tab/><text:tab/></text:span><text:span text:style-name="T39">/**</text:span></text:p>
      <text:p text:style-name="P43"><text:tab/><text:tab/><text:tab/><text:tab/><text:tab/> * If you <text:span text:style-name="T85">whish</text:span> to <text:span text:style-name="T85">popup</text:span> the incoming message than <text:span text:style-name="T85">uncomment</text:span></text:p>
      <text:p text:style-name="P43"><text:tab/><text:tab/><text:tab/><text:tab/><text:tab/> * these lines.</text:p>
      <text:p text:style-name="P43"><text:tab/><text:tab/><text:tab/><text:tab/><text:tab/> */</text:p>
      <text:p text:style-name="P40"><text:span text:style-name="T17"><text:tab/><text:tab/><text:tab/><text:tab/><text:tab/></text:span><text:span text:style-name="T87">// getMsgWindow();</text:span></text:p>
      <text:p text:style-name="P40"><text:span text:style-name="T17"><text:tab/><text:tab/><text:tab/><text:tab/><text:tab/></text:span><text:span text:style-name="T87">// ((</text:span><text:span text:style-name="T88">Textbox</text:span><text:span text:style-name="T87">)</text:span></text:p>
      <text:p text:style-name="P40"><text:span text:style-name="T17"><text:tab/><text:tab/><text:tab/><text:tab/><text:tab/></text:span><text:span text:style-name="T87">// getMsgWindow().getFellow("</text:span><text:span text:style-name="T88">tb</text:span><text:span text:style-name="T87">")).setValue(getMsg());</text:span></text:p>
      <text:p text:style-name="P40"><text:span text:style-name="T17"><text:tab/><text:tab/><text:tab/><text:tab/><text:tab/>MessageBarCtrl.</text:span><text:span text:style-name="T13">this</text:span><text:span text:style-name="T17">.</text:span><text:span text:style-name="T92">btnOpenMsg</text:span><text:span text:style-name="T17">.setImage(</text:span></text:p>
      <text:p text:style-name="P40"><text:span text:style-name="T58"><text:tab/><text:tab/><text:tab/><text:tab/><text:tab/><text:tab/><text:tab/>"/images/icons/incoming_message1_16x16.gif"</text:span><text:span text:style-name="T17">);</text:span></text:p>
      <text:p text:style-name="P40"><text:span text:style-name="T17"><text:tab/><text:tab/><text:tab/><text:tab/>} </text:span><text:span text:style-name="T13">else</text:span><text:span text:style-name="T17"> {</text:span></text:p>
      <text:p text:style-name="P40"><text:span text:style-name="T17"><text:tab/><text:tab/><text:tab/><text:tab/><text:tab/>((Textbox) getMsgWindow().getFellow(</text:span><text:span text:style-name="T58">"tb"</text:span><text:span text:style-name="T17">)).setValue(getMsg());</text:span></text:p>
      <text:p text:style-name="P44"><text:tab/><text:tab/><text:tab/><text:tab/>}</text:p>
      <text:p text:style-name="P44"><text:tab/><text:tab/><text:tab/>}</text:p>
      <text:p text:style-name="P44"><text:tab/><text:tab/>});</text:p>
      <text:p text:style-name="P40"/>
      <text:p text:style-name="P44"><text:tab/>}</text:p>
      <text:p text:style-name="P3"/>
      <text:p text:style-name="P3">For sending a message we create our so called <text:span text:style-name="T22">InputMessageTextBox . <text:s/></text:span><text:span text:style-name="T31">It's a little modal window that have a textbox and a button in it. By clicking the 'send' button the written text is get back to the callers method and the window is closed.</text:span></text:p>
      <text:p text:style-name="P29"><draw:frame draw:style-name="fr1" draw:name="Grafik24" text:anchor-type="paragraph" svg:x="0.028cm" svg:y="0.534cm" svg:width="4.951cm" svg:height="2.734cm" draw:z-index="60"><draw:image xlink:href="../pics/messageBar_input.jpg" xlink:type="simple" xlink:show="embed" xlink:actuate="onLoad"/></draw:frame><draw:frame draw:style-name="fr1" draw:name="Grafik25" text:anchor-type="paragraph" svg:x="5.371cm" svg:y="0.661cm" svg:width="6.258cm" svg:height="4.44cm" draw:z-index="61"><draw:image xlink:href="../pics/messageBar_show.jpg" xlink:type="simple" xlink:show="embed" xlink:actuate="onLoad"/></draw:frame></text:p>
      <text:p text:style-name="P3"/>
      <text:p text:style-name="P3">If the incoming message text window is always open , the incoming mail icon will not blink.</text:p>
      <text:p text:style-name="P3"/>
      <text:p text:style-name="P3"/>
      <text:h text:style-name="Heading_20_2" text:outline-level="2">Dashboard modules</text:h>
      <text:p text:style-name="P3">Coming soon...</text:p>
      <text:h text:style-name="Heading_20_1" text:outline-level="1">The package structure</text:h>
      <text:h text:style-name="Heading_20_2" text:outline-level="2">Backend</text:h>
      <text:p text:style-name="P64">de.forsthaus.backend.dao<text:tab/><text:tab/><text:tab/><text:tab/>Holds all DAO Interfaces.</text:p>
      <text:p text:style-name="P64">de.forsthaus.backend.daoImpl<text:tab/><text:tab/><text:tab/>Holds all DAO method implementations.</text:p>
      <text:p text:style-name="P64">de.forsthaus.backend.service<text:tab/><text:tab/><text:tab/><text:tab/>Holds all Service Interfaces.</text:p>
      <text:p text:style-name="P64"><text:soft-page-break/>de.forsthaus.backend.serviceImpl<text:tab/><text:tab/><text:tab/>Holds all Service method implementations.</text:p>
      <text:p text:style-name="P64">de.forsthaus.backend.model<text:tab/><text:tab/><text:tab/><text:tab/>Holds all domain model classes.</text:p>
      <text:p text:style-name="P64">de.forsthaus.backend.util<text:tab/><text:tab/><text:tab/><text:tab/>Holds all utils and helper classes.</text:p>
      <text:p text:style-name="P64">de.forsthaus.backend.bean<text:tab/><text:tab/><text:tab/><text:tab/>Holds all ready bean classes i.e like special HQL list.</text:p>
      <text:p text:style-name="P64"><text:tab/><text:tab/><text:tab/><text:tab/><text:tab/><text:tab/>Mappings for queries with aggregat fields.</text:p>
      <text:p text:style-name="P64">src/main/resources/* <text:tab/><text:tab/><text:tab/><text:tab/>Holds all configuration-files, mapping-files.</text:p>
      <text:h text:style-name="Heading_20_2" text:outline-level="2">Frontend</text:h>
      <text:p text:style-name="P64">de.forsthaus</text:p>
      <text:p text:style-name="P64">de.forsthaus.common.menu.*<text:tab/><text:tab/><text:tab/><text:tab/>Holds the classes for building a treemenu or a menuBar from one</text:p>
      <text:p text:style-name="P64"><text:tab/><text:tab/><text:tab/><text:tab/><text:tab/><text:tab/>menumetadata modell out of a xml-file.</text:p>
      <text:p text:style-name="P64">de.forsthaus.example<text:tab/><text:tab/><text:tab/><text:tab/>Holds the class for inserting randomly customer data, and the </text:p>
      <text:p text:style-name="P64"><text:tab/><text:tab/><text:tab/><text:tab/><text:tab/><text:tab/>TestController for the test.zul.</text:p>
      <text:p text:style-name="P64">de.forsthaus.gui.service<text:tab/><text:tab/><text:tab/><text:tab/>Interfaces for the login service.</text:p>
      <text:p text:style-name="P64">de.forsthaus.gui.service.impl<text:tab/><text:tab/><text:tab/><text:tab/>Holds all Service method implementations.</text:p>
      <text:p text:style-name="P64">de.fortshaus.h2<text:tab/><text:tab/><text:tab/><text:tab/><text:tab/>Holds the H2 DB filler. That creates the Tables and create the demo data <text:tab/><text:tab/><text:tab/><text:tab/><text:tab/><text:tab/>from a sql-file.</text:p>
      <text:p text:style-name="P64">de.forsthaus.policy<text:tab/><text:tab/><text:tab/><text:tab/><text:tab/>Holds the classes for login the log-in process and the password encoder.</text:p>
      <text:p text:style-name="P64">de.forsthaus.policy.model<text:span text:style-name="T17"><text:tab/><text:tab/><text:tab/><text:tab/>Holds the </text:span><text:span text:style-name="T31">class that implements the spring-security UserDetailService .</text:span></text:p>
      <text:p text:style-name="P73"><text:tab/><text:tab/><text:tab/><text:tab/><text:tab/><text:tab/>and some classes in work for user counting.</text:p>
      <text:p text:style-name="P73">de.forsthaus.services.report.service<text:tab/><text:tab/><text:tab/>Holds the Reportservice Interface.</text:p>
      <text:p text:style-name="P73">de.forsthaus.services.report.service.impl<text:tab/><text:tab/>Holds all Service method implementations.</text:p>
      <text:p text:style-name="P64">de.forsthaus.statistic<text:tab/><text:tab/><text:tab/><text:tab/>Holds the statistic class from zk. The values are shown in the pre page </text:p>
      <text:p text:style-name="P64"><text:tab/><text:tab/><text:tab/><text:tab/><text:tab/><text:tab/>at application start.</text:p>
      <text:p text:style-name="P64">de.forsthaus.util<text:tab/><text:tab/><text:tab/><text:tab/><text:tab/>Some helper classes. The ZkossComponentTreeUtil.java is a nice util </text:p>
      <text:p text:style-name="P64"><text:tab/><text:tab/><text:tab/><text:tab/><text:tab/><text:tab/>that shows you a complete zk component tree in the console.</text:p>
      <text:p text:style-name="P64">de.forsthaus.webui<text:tab/><text:tab/><text:tab/><text:tab/><text:tab/>Holds initializing classes.</text:p>
      <text:p text:style-name="P64">de.forsthaus.webui.<text:span text:style-name="T70">modulname1<text:tab/><text:tab/><text:tab/></text:span><text:span text:style-name="T106">Holds the controllers for the module1.</text:span></text:p>
      <text:p text:style-name="P64">de.forsthaus.webui.<text:span text:style-name="T70">modulname1</text:span>.model<text:tab/><text:tab/><text:tab/>Holds the ItemRenderers and helper classes for the module1.</text:p>
      <text:p text:style-name="P64">de.forsthaus.webui.<text:span text:style-name="T70">modulname1</text:span>.report<text:tab/><text:tab/><text:tab/>Holds the reports for module1 if exists.</text:p>
      <text:p text:style-name="P64">de.forsthaus.webui.<text:span text:style-name="T70">modulname2<text:tab/><text:tab/><text:tab/></text:span><text:span text:style-name="T106">Holds the controllers for the module2.</text:span></text:p>
      <text:p text:style-name="P64">de.forsthaus.webui.<text:span text:style-name="T70">modulname2</text:span>.model<text:tab/><text:tab/><text:tab/>Holds the ItemRenderers and helper classes for the module2.</text:p>
      <text:p text:style-name="P64">de.forsthaus.webui.<text:span text:style-name="T70">modulname2</text:span>.report<text:tab/><text:tab/><text:tab/>Holds the reports for module2 if exists</text:p>
      <text:p text:style-name="P64">de.forsthaus.webui.index<text:tab/><text:tab/><text:tab/><text:tab/>Holds the controller for the index page.</text:p>
      <text:p text:style-name="P64">de.forsthaus.webui.service<text:tab/><text:tab/><text:tab/><text:tab/>Holds the Service Interfaces for the servcies like report or logging.</text:p>
      <text:p text:style-name="P64">de.forsthaus.webui.serviceImpl<text:tab/><text:tab/><text:tab/>Holds the Service method implementations.</text:p>
      <text:p text:style-name="P64">de-forsthaus.webui.security.<text:span text:style-name="T70">modulname2<text:tab/><text:tab/></text:span><text:span text:style-name="T106">Holds the security-controllers for the module2.</text:span></text:p>
      <text:p text:style-name="P64">de.forsthaus.webui.security.<text:span text:style-name="T70">modulname2</text:span>.model<text:tab/><text:tab/>Holds the ItemRenderers and helper classes for the <text:span text:style-name="T106">module2.</text:span></text:p>
      <text:p text:style-name="P64">de.forsthaus.webui.util<text:tab/><text:tab/><text:tab/><text:tab/>Holds the utils and helper classes and own components.</text:p>
      <text:p text:style-name="P64">de.forsthaus.webui.util.binding.converter<text:tab/><text:tab/>Converters for the listitems in databinded listboxes.</text:p>
      <text:p text:style-name="P74">de.forsthaus.webui.util.pagging<text:tab/><text:tab/><text:tab/>The revised <text:span text:style-name="T67">Helper class for getting a paged record list that<text:tab/>can be </text:span></text:p>
      <text:p text:style-name="P73"><text:tab/><text:tab/><text:tab/><text:tab/><text:tab/><text:tab/>sorted on the DB.</text:p>
      <text:p text:style-name="P73">de.forsthaus.webui.util.searchdialogs<text:tab/><text:tab/><text:tab/>The three searchListBoxes skeletons: SimpleSearchListBox; </text:p>
      <text:p text:style-name="P73"><text:tab/><text:tab/><text:tab/><text:tab/><text:tab/><text:tab/>AdvancedSearchListBox; ExtendedSearchListBox; </text:p>
      <text:p text:style-name="P64">de.forsthaus.webui.util.searching<text:tab/><text:tab/><text:tab/>Some helper classes for the Search class for the Hibernate-Generic-DAO</text:p>
      <text:p text:style-name="P64"><text:tab/><text:tab/><text:tab/><text:tab/><text:tab/><text:tab/>framework.</text:p>
      <text:p text:style-name="P64">src/main/resources<text:tab/><text:tab/><text:tab/><text:tab/><text:tab/>Holds all configuration-files.</text:p>
      <text:p text:style-name="P49"><text:soft-page-break/></text:p>
      <text:h text:style-name="Heading_20_2" text:outline-level="2">History of changes</text:h>
      <text:p text:style-name="P74"/>
      <table:table table:name="Tabelle2" table:style-name="Tabelle2">
        <table:table-column table:style-name="Tabelle2.A"/>
        <table:table-column table:style-name="Tabelle2.B"/>
        <table:table-row>
          <table:table-cell table:style-name="Tabelle2.A1" office:value-type="date" office:date-value="2011-02-22">
            <text:p text:style-name="P75">22. Feb. 2011</text:p>
          </table:table-cell>
          <table:table-cell table:style-name="Tabelle2.B1" office:value-type="string">
            <text:p text:style-name="P74">Modifications in the CRUD ButtonController. <text:s/></text:p>
          </table:table-cell>
        </table:table-row>
        <table:table-row>
          <table:table-cell table:style-name="Tabelle2.A2" office:value-type="date" office:date-value="2011-02-03">
            <text:p text:style-name="P75">3. Feb. 2011</text:p>
          </table:table-cell>
          <table:table-cell table:style-name="Tabelle2.B2" office:value-type="string">
            <text:p text:style-name="P74">Updated zk version to 5.0.6.FL20110202 </text:p>
          </table:table-cell>
        </table:table-row>
        <table:table-row>
          <table:table-cell table:style-name="Tabelle2.A2" office:value-type="date" office:date-value="2011-01-28">
            <text:p text:style-name="P75">28. Jan. 2011</text:p>
          </table:table-cell>
          <table:table-cell table:style-name="Tabelle2.B2" office:value-type="string">
            <text:p text:style-name="P74">Separate Fields for interpret / song title in the youTube Dashboard module. </text:p>
          </table:table-cell>
        </table:table-row>
        <table:table-row>
          <table:table-cell table:style-name="Tabelle2.A2" office:value-type="date" office:date-value="2011-01-27">
            <text:p text:style-name="P75">27. Jan. 2011</text:p>
          </table:table-cell>
          <table:table-cell table:style-name="Tabelle2.B2" office:value-type="string">
            <text:p text:style-name="P74">Updated the Hibernate-Generic-DAO lib to version 0.5.1 .</text:p>
          </table:table-cell>
        </table:table-row>
        <table:table-row>
          <table:table-cell table:style-name="Tabelle2.A2" office:value-type="date" office:date-value="2011-01-15">
            <text:p text:style-name="P75">15. Jan. 2011</text:p>
          </table:table-cell>
          <table:table-cell table:style-name="Tabelle2.B2" office:value-type="string">
            <text:p text:style-name="P74">First basic Implementation of the zk spreadsheet 2.0 .</text:p>
          </table:table-cell>
        </table:table-row>
        <table:table-row>
          <table:table-cell table:style-name="Tabelle2.A2" office:value-type="date" office:date-value="2011-01-15">
            <text:p text:style-name="P75">15. Jan. 2011</text:p>
          </table:table-cell>
          <table:table-cell table:style-name="Tabelle2.B2" office:value-type="string">
            <text:p text:style-name="P74">Updated zk version to 5.0.6.FL20110112 </text:p>
          </table:table-cell>
        </table:table-row>
        <table:table-row>
          <table:table-cell table:style-name="Tabelle2.A2" office:value-type="date" office:date-value="2011-01-07">
            <text:p text:style-name="P75">7. Jan. 2011</text:p>
          </table:table-cell>
          <table:table-cell table:style-name="Tabelle2.B2" office:value-type="string">
            <text:p text:style-name="P74">Thanks to AndyX for making the changes in the script-files for mySQL 5.1.</text:p>
          </table:table-cell>
        </table:table-row>
        <table:table-row>
          <table:table-cell table:style-name="Tabelle2.A2" office:value-type="date" office:date-value="2011-01-06">
            <text:p text:style-name="P75">6. Jan. 2011</text:p>
          </table:table-cell>
          <table:table-cell table:style-name="Tabelle2.B2" office:value-type="string">
            <text:p text:style-name="P74">Bugfixes in the annotated databinding modules for a false Setter.</text:p>
          </table:table-cell>
        </table:table-row>
        <table:table-row>
          <table:table-cell table:style-name="Tabelle2.A2" office:value-type="date" office:date-value="2011-01-05">
            <text:p text:style-name="P75">5. Jan. 2011</text:p>
          </table:table-cell>
          <table:table-cell table:style-name="Tabelle2.B2" office:value-type="string">
            <text:p text:style-name="P30">Refactoring of the backend. Adding missing comments (english/german). Deleting the old stuff for generating the PrimaryKey for different databases independent from hibernate. Now it works with hibernate controlled sequences <text:s/>or <text:s/>autoIncremented fields.</text:p>
          </table:table-cell>
        </table:table-row>
        <table:table-row>
          <table:table-cell table:style-name="Tabelle2.A2" office:value-type="date" office:date-value="2011-01-04">
            <text:p text:style-name="P75">4. Jan. 2011</text:p>
          </table:table-cell>
          <table:table-cell table:style-name="Tabelle2.B2" office:value-type="string">
            <text:p text:style-name="P30">Extend the menu taglib used in the mainmenu.xml for the tag 'open'. Now we can open/close <text:s/>a menuItem at creation time. <text:s/>Creating an 'about' screen</text:p>
          </table:table-cell>
        </table:table-row>
        <table:table-row>
          <table:table-cell table:style-name="Tabelle2.A2" office:value-type="date" office:date-value="2010-12-20">
            <text:p text:style-name="P75">20. Dez. 2010</text:p>
          </table:table-cell>
          <table:table-cell table:style-name="Tabelle2.B2" office:value-type="string">
            <text:p text:style-name="P30">Added the second Dashboard module for showing the data inventory. </text:p>
            <text:p text:style-name="P30">This module have an build in timer for self refreshing which can be activated at creation time.</text:p>
            <text:p text:style-name="P74">Setup a new zul skeleton for the dashboard. Thanks Madruga and SimonPay for 'pack/stretch' help.</text:p>
          </table:table-cell>
        </table:table-row>
        <table:table-row>
          <table:table-cell table:style-name="Tabelle2.A2" office:value-type="date" office:date-value="2010-12-16">
            <text:p text:style-name="P75">16. Dez. 2010</text:p>
          </table:table-cell>
          <table:table-cell table:style-name="Tabelle2.B2" office:value-type="string">
            <text:p text:style-name="P74">Added the missing methode for randomly selecting a song by the first creation of the Dashboard.</text:p>
          </table:table-cell>
        </table:table-row>
        <table:table-row>
          <table:table-cell table:style-name="Tabelle2.A2" office:value-type="date" office:date-value="2010-12-15">
            <text:p text:style-name="P75">15. Dez. 2010</text:p>
          </table:table-cell>
          <table:table-cell table:style-name="Tabelle2.B2" office:value-type="string">
            <text:p text:style-name="P30">Added the first DashBoard Module. The welcome.zul is renamed to dashboard.zul.</text:p>
            <text:p text:style-name="P30">This DashBoard module is for selecting a youTube video from a db list. Have fun.</text:p>
          </table:table-cell>
        </table:table-row>
        <table:table-row>
          <table:table-cell table:style-name="Tabelle2.A2" office:value-type="date" office:date-value="2010-11-08">
            <text:p text:style-name="P75">8. Nov. 2010</text:p>
          </table:table-cell>
          <table:table-cell table:style-name="Tabelle2.B2" office:value-type="string">
            <text:p text:style-name="P30">For guys who would build this app from source, we have added a workaround for the JasperReport failure by the maven-build process for this project. </text:p>
            <text:p text:style-name="P74">See /src/test/resources/readme.txt. Seems this failure comes from the maven3 conversion of JasperReports. Hope the guys repair the corrupt file expressly.</text:p>
          </table:table-cell>
        </table:table-row>
        <table:table-row>
          <table:table-cell table:style-name="Tabelle2.A2" office:value-type="date" office:date-value="2010-11-05">
            <text:p text:style-name="P75">5. Nov. 2010</text:p>
          </table:table-cell>
          <table:table-cell table:style-name="Tabelle2.B2" office:value-type="string">
            <text:p text:style-name="P74">Added a YouTube video iFrame where we would stream weekely our most loved music.</text:p>
          </table:table-cell>
        </table:table-row>
        <table:table-row>
          <table:table-cell table:style-name="Tabelle2.A2" office:value-type="date" office:date-value="2010-11-02">
            <text:p text:style-name="P75">2. Nov. 2010</text:p>
          </table:table-cell>
          <table:table-cell table:style-name="Tabelle2.B2" office:value-type="string">
            <text:p text:style-name="P30">Informing the users, that loading the documentation in an iFrame is in progress. Thanks to Tomek. http://www.zkoss.org/forum/listComment/13738.</text:p>
          </table:table-cell>
        </table:table-row>
        <table:table-row>
          <table:table-cell table:style-name="Tabelle2.A2" office:value-type="date" office:date-value="2010-10-20">
            <text:p text:style-name="P75">20. Okt. 2010</text:p>
          </table:table-cell>
          <table:table-cell table:style-name="Tabelle2.B2" office:value-type="string">
            <text:p text:style-name="P74">SourceForge have changed the documentation address.</text:p>
          </table:table-cell>
        </table:table-row>
        <table:table-row>
          <table:table-cell table:style-name="Tabelle2.A2" office:value-type="date" office:date-value="2010-09-25">
            <text:p text:style-name="P75">25. Sep. 2010</text:p>
          </table:table-cell>
          <table:table-cell table:style-name="Tabelle2.B2" office:value-type="string">
            <text:p text:style-name="P74">Adding a new menu entry for opening our blog. </text:p>
          </table:table-cell>
        </table:table-row>
        <table:table-row>
          <table:table-cell table:style-name="Tabelle2.A2" office:value-type="date" office:date-value="2010-09-17">
            <text:p text:style-name="P75">17. Sep. 2010</text:p>
          </table:table-cell>
          <table:table-cell table:style-name="Tabelle2.B2" office:value-type="string">
            <text:p text:style-name="P74">Adding the backend classes for the calendar. Calendar is now Database driven.</text:p>
          </table:table-cell>
        </table:table-row>
        <table:table-row>
          <table:table-cell table:style-name="Tabelle2.A2" office:value-type="date" office:date-value="2010-09-15">
            <text:p text:style-name="P75">15. Sep. 2010</text:p>
          </table:table-cell>
          <table:table-cell table:style-name="Tabelle2.B2" office:value-type="string">
            <text:p text:style-name="P74">Preparing the calendar for create/edit/update events and implemented a DateFormatter for this.</text:p>
          </table:table-cell>
        </table:table-row>
        <table:table-row>
          <table:table-cell table:style-name="Tabelle2.A2" office:value-type="date" office:date-value="2010-09-12">
            <text:p text:style-name="P75">12. Sep. 2010</text:p>
          </table:table-cell>
          <table:table-cell table:style-name="Tabelle2.B2" office:value-type="string">
            <text:p text:style-name="P74">Updated libs to zk calendar 2.1 (Freshly 12.09.2010) because a init problem.</text:p>
          </table:table-cell>
        </table:table-row>
        <table:table-row>
          <table:table-cell table:style-name="Tabelle2.A2" office:value-type="date" office:date-value="2010-09-07">
            <text:p text:style-name="P75">7. Sep. 2010</text:p>
          </table:table-cell>
          <table:table-cell table:style-name="Tabelle2.B2" office:value-type="string">
            <text:p text:style-name="P74">Updated to zk version 5.0.4.</text:p>
          </table:table-cell>
        </table:table-row>
        <table:table-row>
          <table:table-cell table:style-name="Tabelle2.A2" office:value-type="date" office:date-value="2010-09-01">
            <text:p text:style-name="P75">1. Sep. 2010</text:p>
          </table:table-cell>
          <table:table-cell table:style-name="Tabelle2.B2" office:value-type="string">
            <text:p text:style-name="P74">Added a modified script file for runing zksample2 with a mySQL 5.1 database. Thanks to 'Andyx' .</text:p>
            <text:p text:style-name="P74">Read about needed modifications in project zkoss ~/db/mySQL.readme.</text:p>
          </table:table-cell>
        </table:table-row>
        <table:table-row>
          <table:table-cell table:style-name="Tabelle2.A2" office:value-type="date" office:date-value="2010-08-27">
            <text:p text:style-name="P75">27. Aug. 2010</text:p>
          </table:table-cell>
          <table:table-cell table:style-name="Tabelle2.B2" office:value-type="string">
            <text:p text:style-name="P30">Implemented a first simple messaging system. You can send system wide messages. Incoming messages are visualized with a blinking icon in the left bottom corner. </text:p>
          </table:table-cell>
        </table:table-row>
        <table:table-row>
          <table:table-cell table:style-name="Tabelle2.A2" office:value-type="date" office:date-value="2010-08-25">
            <text:p text:style-name="P75">25. Aug. 2010</text:p>
          </table:table-cell>
          <table:table-cell table:style-name="Tabelle2.B2" office:value-type="string">
            <text:p text:style-name="P74">Updated the doc for the StatusBarController and begin with DynamicJasper. Some code refactorings.</text:p>
          </table:table-cell>
        </table:table-row>
        <table:table-row>
          <table:table-cell table:style-name="Tabelle2.A2" office:value-type="date" office:date-value="2010-08-23">
            <text:p text:style-name="P75">23. Aug. 2010</text:p>
          </table:table-cell>
          <table:table-cell table:style-name="Tabelle2.B2" office:value-type="string">
            <text:p text:style-name="P74">Begin implementation of the ZK Calendar component. </text:p>
          </table:table-cell>
        </table:table-row>
        <table:table-row>
          <table:table-cell table:style-name="Tabelle2.A2" office:value-type="date" office:date-value="2010-08-18">
            <text:p text:style-name="P75">18. Aug. 2010</text:p>
          </table:table-cell>
          <table:table-cell table:style-name="Tabelle2.B2" office:value-type="string">
            <text:p text:style-name="P74">Added a new report for printing an Order with it's positions. Shows how to add a grandTotal sum.</text:p>
          </table:table-cell>
        </table:table-row>
        <text:soft-page-break/>
        <table:table-row>
          <table:table-cell table:style-name="Tabelle2.A2" office:value-type="date" office:date-value="2010-08-11">
            <text:p text:style-name="P75">11. Aug. 2010</text:p>
          </table:table-cell>
          <table:table-cell table:style-name="Tabelle2.B2" office:value-type="string">
            <text:p text:style-name="P30">Added new reports for printing: User-List / Security: Rights-List; Group-List; Roles-List. Some of these <text:s/>report uses the DynamicReportBuilder from DynamicJasper wich allows more control over the report. <text:s text:c="2"/>Additionally we shows in it how to use a CustomExpression.</text:p>
          </table:table-cell>
        </table:table-row>
        <table:table-row>
          <table:table-cell table:style-name="Tabelle2.A2" office:value-type="date" office:date-value="2010-07-10">
            <text:p text:style-name="P75">10. Jul. 2010</text:p>
          </table:table-cell>
          <table:table-cell table:style-name="Tabelle2.B2" office:value-type="string">
            <text:p text:style-name="P30">Added two more reports ( OfficeList and BranchesList ), every report needs only 10 min. for adopting from an existing one. <text:s/>A lot of design changes in the Administrator sections for the next coming databinding restructuring.</text:p>
          </table:table-cell>
        </table:table-row>
        <table:table-row>
          <table:table-cell table:style-name="Tabelle2.A2" office:value-type="date" office:date-value="2010-07-09">
            <text:p text:style-name="P75">9. Jul. 2010</text:p>
          </table:table-cell>
          <table:table-cell table:style-name="Tabelle2.B2" office:value-type="string">
            <text:p text:style-name="P30">First JasperReport build with the great DynamicJasper framework. Only pure Java, no XML. Report is placed in the Article module. More advanced reports are coming in the next days.</text:p>
          </table:table-cell>
        </table:table-row>
        <table:table-row>
          <table:table-cell table:style-name="Tabelle2.A2" office:value-type="date" office:date-value="2010-07-06">
            <text:p text:style-name="P75">6. Jul. 2010</text:p>
          </table:table-cell>
          <table:table-cell table:style-name="Tabelle2.B2" office:value-type="string">
            <text:p text:style-name="P74">Checkin of the new Zksample2 based on zk 5.0.3 in /trunk. More changes comes in the next days.</text:p>
          </table:table-cell>
        </table:table-row>
        <table:table-row>
          <table:table-cell table:style-name="Tabelle2.A2" office:value-type="date" office:date-value="2010-07-04">
            <text:p text:style-name="P75">4. Jul. 2010</text:p>
          </table:table-cell>
          <table:table-cell table:style-name="Tabelle2.B2" office:value-type="string">
            <text:p text:style-name="P30">Begin to modifying some modules to work completely with Annotated Databinding mechanism. Decreasing absolut the LoC. These annotated databinded modules have an (adb) after the menu text. </text:p>
            <text:p text:style-name="P30">All modules who have more than one TAB became a mainModuleController for holding the shared models and beans for all related tabControllers. </text:p>
            <text:p text:style-name="P30">Read the docu for best Practice on sharing the models and not the binder. Working with an additional css file, declared in the web.xml. </text:p>
          </table:table-cell>
        </table:table-row>
        <table:table-row>
          <table:table-cell table:style-name="Tabelle2.A2" office:value-type="date" office:date-value="2010-07-02">
            <text:p text:style-name="P75">2. Jul. 2010</text:p>
          </table:table-cell>
          <table:table-cell table:style-name="Tabelle2.B2" office:value-type="string">
            <text:p text:style-name="P30">Added a new StatusBarController with the new EventQueues in zk5 that works like a global listener.</text:p>
            <text:p text:style-name="P30">Added a new UserBarController with the new EventQueues in zk5 that works like a global listener.</text:p>
          </table:table-cell>
        </table:table-row>
        <table:table-row>
          <table:table-cell table:style-name="Tabelle2.A2" office:value-type="date" office:date-value="2010-07-01">
            <text:p text:style-name="P75">1. Jul. 2010</text:p>
          </table:table-cell>
          <table:table-cell table:style-name="Tabelle2.B2" office:value-type="string">
            <text:p text:style-name="P74">Updated the zk framework version to 5.0.3. </text:p>
          </table:table-cell>
        </table:table-row>
        <table:table-row>
          <table:table-cell table:style-name="Tabelle2.A2" office:value-type="date" office:date-value="2010-06-30">
            <text:p text:style-name="P75">30. Jun. 2010</text:p>
          </table:table-cell>
          <table:table-cell table:style-name="Tabelle2.B2" office:value-type="string">
            <text:p text:style-name="P74">======= Last Zksample2 version who's based on zk 3.6.3 =======</text:p>
          </table:table-cell>
        </table:table-row>
        <table:table-row>
          <table:table-cell table:style-name="Tabelle2.A2" office:value-type="date" office:date-value="2010-06-30">
            <text:p text:style-name="P75">30. Jun. 2010</text:p>
          </table:table-cell>
          <table:table-cell table:style-name="Tabelle2.B2" office:value-type="string">
            <text:p text:style-name="P30">Added TWO more SearchListDialog skeletons. Now we have: </text:p>
            <text:p text:style-name="P30"/>
            <text:list xml:id="list37483130" text:style-name="L25">
              <text:list-item>
                <text:p text:style-name="P106">SimpleSearchListBox: ZK paging on ServerSide.</text:p>
              </text:list-item>
              <text:list-item>
                <text:p text:style-name="P106">AdvancedSearchListBox: DB Paging on Database;</text:p>
              </text:list-item>
            </text:list>
            <text:list xml:id="list37463751" text:style-name="L26">
              <text:list-item>
                <text:p text:style-name="P140">ExtendedSearchListBox: DB Paging + one data limiting feature.</text:p>
                <text:p text:style-name="P141">All three SearchDialogs are implemented in the CustomerDialog module for selecting a branch. </text:p>
              </text:list-item>
            </text:list>
          </table:table-cell>
        </table:table-row>
        <table:table-row>
          <table:table-cell table:style-name="Tabelle2.A2" office:value-type="date" office:date-value="2010-06-29">
            <text:p text:style-name="P75">29. Jun. 2010</text:p>
          </table:table-cell>
          <table:table-cell table:style-name="Tabelle2.B2" office:value-type="string">
            <text:p text:style-name="P30">Added a new modal SearchListboxDialog that gives back an OBJECT. Called SimpleSearchBox. We implemented it in the Customer AdressModule for selecting a branch (BranchSimpleSearchBox.java). </text:p>
          </table:table-cell>
        </table:table-row>
        <table:table-row>
          <table:table-cell table:style-name="Tabelle2.A2" office:value-type="date" office:date-value="2010-06-03">
            <text:p text:style-name="P75">3. Jun. 2010</text:p>
          </table:table-cell>
          <table:table-cell table:style-name="Tabelle2.B2" office:value-type="string">
            <text:p text:style-name="P30">Replacement of the old serverPush mechanism working with a WorkerThread new to work with a timer. Because this application is spring managed. So our Database transactions are spring managed too. At time we are not able to start the WorkerThread in such a session context for calling DB methods. Further it's limit to 5 calls and self stopped, as long as we logged all DB calls (Hibernate Statistic).</text:p>
          </table:table-cell>
        </table:table-row>
        <table:table-row>
          <table:table-cell table:style-name="Tabelle2.A39" office:value-type="string">
            <text:p text:style-name="P75">21. Mai. 2010</text:p>
          </table:table-cell>
          <table:table-cell table:style-name="Tabelle2.B2" office:value-type="string">
            <text:p text:style-name="P74">Fixing bug in the flow logic of the echo events and an additional modal message.</text:p>
          </table:table-cell>
        </table:table-row>
        <table:table-row>
          <table:table-cell table:style-name="Tabelle2.A39" office:value-type="string">
            <text:p text:style-name="P75">20. Mai. 2010</text:p>
          </table:table-cell>
          <table:table-cell table:style-name="Tabelle2.B2" office:value-type="string">
            <text:p text:style-name="P30">Added ECHO EVENTs. The long running process of inserting sample customer records now running in an echo event and shows a localized busy message during the process. </text:p>
            <text:p text:style-name="P30">DOCUMENTATION updated.</text:p>
          </table:table-cell>
        </table:table-row>
        <table:table-row>
          <table:table-cell table:style-name="Tabelle2.A39" office:value-type="string">
            <text:p text:style-name="P75">18. Mai. 2010</text:p>
          </table:table-cell>
          <table:table-cell table:style-name="Tabelle2.B2" office:value-type="string">
            <text:p text:style-name="P30">Added a Paged<text:span text:style-name="T11">Binding</text:span>ListWrapper ( paging/sorting/searching on DB-side ) for the listbox component that can work with zk's DataBinding mechanism. So the Branch module works now complete databinded. The same for the grid will follow next times.</text:p>
          </table:table-cell>
        </table:table-row>
        <table:table-row>
          <table:table-cell table:style-name="Tabelle2.A39" office:value-type="string">
            <text:p text:style-name="P75">4. Mai. 2010</text:p>
          </table:table-cell>
          <table:table-cell table:style-name="Tabelle2.B2" office:value-type="string">
            <text:p text:style-name="P74">Zksample2 v2.1 is available on sourceForge.net as ready to use war-file.</text:p>
          </table:table-cell>
        </table:table-row>
        <table:table-row>
          <table:table-cell table:style-name="Tabelle2.A39" office:value-type="string">
            <text:p text:style-name="P75">2. Mai. 2010</text:p>
          </table:table-cell>
          <table:table-cell table:style-name="Tabelle2.B2" office:value-type="string">
            <text:p text:style-name="P30">Added a first Grid in Grid View for the Hibernate Statistic DB transactions, which is implemented by a Spring Aspect. The view will following in the <text:s/>next days. The HibernateStatistics measures the time that a DB call needs and shows all dependend model beans.</text:p>
          </table:table-cell>
        </table:table-row>
        <table:table-row>
          <table:table-cell table:style-name="Tabelle2.A2" office:value-type="date" office:date-value="2010-04-20">
            <text:p text:style-name="P75">20. Apr. 2010</text:p>
          </table:table-cell>
          <table:table-cell table:style-name="Tabelle2.B2" office:value-type="string">
            <text:p text:style-name="P74">Improved speed for the entry page by done the counting of all table recordCounts in one transaction.</text:p>
          </table:table-cell>
        </table:table-row>
        <table:table-row>
          <table:table-cell table:style-name="Tabelle2.A39" office:value-type="string">
            <text:p text:style-name="P75">20. Mar. 2010</text:p>
          </table:table-cell>
          <table:table-cell table:style-name="Tabelle2.B2" office:value-type="string">
            <text:p text:style-name="P74">Changed the design for the menu and module content area. Hope it's nice.</text:p>
          </table:table-cell>
        </table:table-row>
        <table:table-row>
          <table:table-cell table:style-name="Tabelle2.A39" office:value-type="string">
            <text:p text:style-name="P75">9. Mar. 2010</text:p>
          </table:table-cell>
          <table:table-cell table:style-name="Tabelle2.B2" office:value-type="string">
            <text:p text:style-name="P30">Added on all listpages a refresh button (next help button ) for resizing the listbox and <text:s/>recalculate their pagesize for adjusting if the browser size is changed.</text:p>
          </table:table-cell>
        </table:table-row>
        <table:table-row>
          <table:table-cell table:style-name="Tabelle2.A39" office:value-type="string">
            <text:p text:style-name="P75">2. Mar. 2010</text:p>
          </table:table-cell>
          <table:table-cell table:style-name="Tabelle2.B2" office:value-type="string">
            <text:p text:style-name="P74">Several design changes. Bugfixes. </text:p>
          </table:table-cell>
        </table:table-row>
        <table:table-row>
          <table:table-cell table:style-name="Tabelle2.A2" office:value-type="date" office:date-value="2010-02-06">
            <text:p text:style-name="P75">6. Feb. 2010</text:p>
          </table:table-cell>
          <table:table-cell table:style-name="Tabelle2.B2" office:value-type="string">
            <text:p text:style-name="P74">Updated to the Spring3 framework. </text:p>
          </table:table-cell>
        </table:table-row>
        <table:table-row>
          <table:table-cell table:style-name="Tabelle2.A2" office:value-type="date" office:date-value="2010-02-04">
            <text:p text:style-name="P75">4. Feb. 2010</text:p>
          </table:table-cell>
          <table:table-cell table:style-name="Tabelle2.B2" office:value-type="string">
            <text:p text:style-name="P74">Implementation of the missing Cancel Button in all dialogs.</text:p>
          </table:table-cell>
        </table:table-row>
        <table:table-row>
          <table:table-cell table:style-name="Tabelle2.A2" office:value-type="date" office:date-value="2010-01-29">
            <text:p text:style-name="P75">29. Jan. 2010</text:p>
          </table:table-cell>
          <table:table-cell table:style-name="Tabelle2.B2" office:value-type="string">
            <text:p text:style-name="P74">Changed the style of the address tab in customers dialog. Changed to comboboxes with icons.</text:p>
          </table:table-cell>
        </table:table-row>
        <table:table-row>
          <table:table-cell table:style-name="Tabelle2.A2" office:value-type="date" office:date-value="2010-01-17">
            <text:p text:style-name="P75">17. Jan. 2010</text:p>
          </table:table-cell>
          <table:table-cell table:style-name="Tabelle2.B2" office:value-type="string">
            <text:p text:style-name="P30">Today we checked in this Zksample2 application on SourceForge.net. <text:s/>See thread under http://zkoss.org/forum/listComment/10986</text:p>
          </table:table-cell>
        </table:table-row>
        <table:table-row>
          <table:table-cell table:style-name="Tabelle2.A2" office:value-type="date" office:date-value="2010-01-12">
            <text:p text:style-name="P75">12. Jan. 2010</text:p>
          </table:table-cell>
          <table:table-cell table:style-name="Tabelle2.B2" office:value-type="string">
            <text:p text:style-name="P74">We work hardly on the last pages of the documentation. The countdown for checkin is running.</text:p>
          </table:table-cell>
        </table:table-row>
        <text:soft-page-break/>
        <table:table-row>
          <table:table-cell table:style-name="Tabelle2.A2" office:value-type="date" office:date-value="2010-01-04">
            <text:p text:style-name="P75">4. Jan. 2010</text:p>
          </table:table-cell>
          <table:table-cell table:style-name="Tabelle2.B2" office:value-type="string">
            <text:p text:style-name="P30">We fix the 'too many open files' on server. Bad boys attack it! Re-using the webservice for getting the geo-data.</text:p>
          </table:table-cell>
        </table:table-row>
        <table:table-row>
          <table:table-cell table:style-name="Tabelle2.A2" office:value-type="date" office:date-value="2009-12-27">
            <text:p text:style-name="P75">27. Dez. 2009</text:p>
          </table:table-cell>
          <table:table-cell table:style-name="Tabelle2.B2" office:value-type="string">
            <text:p text:style-name="P30">Changed the complete update mechanism for the ip geo data, because problems on the linux server with 'too many open files', when calling the Locator Web Service in a loop.</text:p>
            <text:p text:style-name="P30">Now we imported the geo data from a cvs into a table and can use it from there early by the login process.</text:p>
          </table:table-cell>
        </table:table-row>
        <table:table-row>
          <table:table-cell table:style-name="Tabelle2.A2" office:value-type="date" office:date-value="2009-12-22">
            <text:p text:style-name="P75">22. Dez. 2009</text:p>
          </table:table-cell>
          <table:table-cell table:style-name="Tabelle2.B2" office:value-type="string">
            <text:p text:style-name="P30">Finished the basic Login Statistic. Hard work!!! Björn writes a mapper that maps the HQL aggregate fields to domain bean properties. Many thanks.</text:p>
          </table:table-cell>
        </table:table-row>
        <table:table-row>
          <table:table-cell table:style-name="Tabelle2.A2" office:value-type="date" office:date-value="2009-12-19">
            <text:p text:style-name="P75">19. Dez. 2009</text:p>
          </table:table-cell>
          <table:table-cell table:style-name="Tabelle2.B2" office:value-type="string">
            <text:p text:style-name="P74">Splitted the LoginLog module to 3 zul's + 3 controllers. Added some statistics.</text:p>
          </table:table-cell>
        </table:table-row>
        <table:table-row>
          <table:table-cell table:style-name="Tabelle2.A2" office:value-type="date" office:date-value="2009-12-15">
            <text:p text:style-name="P75">15. Dez. 2009</text:p>
          </table:table-cell>
          <table:table-cell table:style-name="Tabelle2.B2" office:value-type="string">
            <text:p text:style-name="P74">Clearing code from old 3.5.x stuff. doOnCreateCommon() not used anymore.</text:p>
          </table:table-cell>
        </table:table-row>
        <table:table-row>
          <table:table-cell table:style-name="Tabelle2.A2" office:value-type="date" office:date-value="2009-12-13">
            <text:p text:style-name="P75">13. Dez. 2009</text:p>
          </table:table-cell>
          <table:table-cell table:style-name="Tabelle2.B2" office:value-type="string">
            <text:p text:style-name="P74">Tree Menu entries are now openend in Tabs. </text:p>
          </table:table-cell>
        </table:table-row>
        <table:table-row>
          <table:table-cell table:style-name="Tabelle2.A2" office:value-type="date" office:date-value="2009-12-08">
            <text:p text:style-name="P75">8. Dez. 2009</text:p>
          </table:table-cell>
          <table:table-cell table:style-name="Tabelle2.B2" office:value-type="string">
            <text:p text:style-name="P74">Replaced the last digits from the Users IP with 'xxx' in the gui loginLog list because privacy.</text:p>
          </table:table-cell>
        </table:table-row>
        <table:table-row>
          <table:table-cell table:style-name="Tabelle2.A2" office:value-type="date" office:date-value="2009-12-07">
            <text:p text:style-name="P75">7. Dez. 2009</text:p>
          </table:table-cell>
          <table:table-cell table:style-name="Tabelle2.B2" office:value-type="string">
            <text:p text:style-name="P74">Moved in all dialog windows the CRUD buttons as imageButtons to the toolbar. </text:p>
          </table:table-cell>
        </table:table-row>
        <table:table-row>
          <table:table-cell table:style-name="Tabelle2.A2" office:value-type="date" office:date-value="2009-12-03">
            <text:p text:style-name="P75">3. Dez. 2009</text:p>
          </table:table-cell>
          <table:table-cell table:style-name="Tabelle2.B2" office:value-type="string">
            <text:p text:style-name="P74">Refactoring all Domain/DAO/Service Classes to english names.</text:p>
          </table:table-cell>
        </table:table-row>
        <table:table-row>
          <table:table-cell table:style-name="Tabelle2.A2" office:value-type="date" office:date-value="2009-11-22">
            <text:p text:style-name="P75">22. Nov. 2009</text:p>
          </table:table-cell>
          <table:table-cell table:style-name="Tabelle2.B2" office:value-type="string">
            <text:p text:style-name="P74">Second Ip2Country locator from a webService implemented.</text:p>
          </table:table-cell>
        </table:table-row>
        <table:table-row>
          <table:table-cell table:style-name="Tabelle2.A2" office:value-type="date" office:date-value="2009-11-20">
            <text:p text:style-name="P75">20. Nov. 2009</text:p>
          </table:table-cell>
          <table:table-cell table:style-name="Tabelle2.B2" office:value-type="string">
            <text:p text:style-name="P74">Ip2Country locator new in the Login log.</text:p>
          </table:table-cell>
        </table:table-row>
        <table:table-row>
          <table:table-cell table:style-name="Tabelle2.A2" office:value-type="date" office:date-value="2009-11-14">
            <text:p text:style-name="P75">14. Nov. 2009</text:p>
          </table:table-cell>
          <table:table-cell table:style-name="Tabelle2.B2" office:value-type="string">
            <text:p text:style-name="P30">Refactoring to a spring-managed frontend. Spring-Security can now work with the </text:p>
            <text:p text:style-name="P30">Annotation @Secured() for securing methods. </text:p>
            <text:p text:style-name="P30">Added a simulation of a one-time password tokenizer. (Thanks to Björn for codes !)</text:p>
            <text:p text:style-name="P30">Added ListFooters in ORDERS module. Clearing some code. Bugfixes.</text:p>
          </table:table-cell>
        </table:table-row>
        <table:table-row>
          <table:table-cell table:style-name="Tabelle2.A2" office:value-type="date" office:date-value="2009-11-13">
            <text:p text:style-name="P75">13. Nov. 2009</text:p>
          </table:table-cell>
          <table:table-cell table:style-name="Tabelle2.B2" office:value-type="string">
            <text:p text:style-name="P74">ZkSample2 is now the new project name.</text:p>
          </table:table-cell>
        </table:table-row>
        <table:table-row>
          <table:table-cell table:style-name="Tabelle2.A2" office:value-type="date" office:date-value="2009-10-23">
            <text:p text:style-name="P75">23. Okt. 2009</text:p>
          </table:table-cell>
          <table:table-cell table:style-name="Tabelle2.B2" office:value-type="string">
            <text:p text:style-name="P74">======&gt;&gt; LAST checkin of the project code in Subversion on code.google as 'zk_sample_gui zk =======&gt;</text:p>
          </table:table-cell>
        </table:table-row>
        <table:table-row>
          <table:table-cell table:style-name="Tabelle2.A2" office:value-type="date" office:date-value="2009-10-23">
            <text:p text:style-name="P75">23. Okt. 2009</text:p>
          </table:table-cell>
          <table:table-cell table:style-name="Tabelle2.B2" office:value-type="string">
            <text:p text:style-name="P74">updating to ZK version 3.6.3 FL 2009-10-23</text:p>
          </table:table-cell>
        </table:table-row>
        <table:table-row>
          <table:table-cell table:style-name="Tabelle2.A2" office:value-type="date" office:date-value="2009-10-21">
            <text:p text:style-name="P75">21. Okt. 2009</text:p>
          </table:table-cell>
          <table:table-cell table:style-name="Tabelle2.B2" office:value-type="string">
            <text:p text:style-name="P74">updating to ZK version 3.6.3 FL 2009-10-16 </text:p>
          </table:table-cell>
        </table:table-row>
        <table:table-row>
          <table:table-cell table:style-name="Tabelle2.A2" office:value-type="date" office:date-value="2009-10-12">
            <text:p text:style-name="P75">12. Okt. 2009</text:p>
          </table:table-cell>
          <table:table-cell table:style-name="Tabelle2.B2" office:value-type="string">
            <text:p text:style-name="P74">allow changing between treeMenu and PullDownMenu (Thanks to Björn for codes !). Some Modifications.</text:p>
          </table:table-cell>
        </table:table-row>
        <table:table-row>
          <table:table-cell table:style-name="Tabelle2.A2" office:value-type="date" office:date-value="2009-09-29">
            <text:p text:style-name="P75">29. Sep. 2009</text:p>
          </table:table-cell>
          <table:table-cell table:style-name="Tabelle2.B2" office:value-type="string">
            <text:p text:style-name="P74">Added a timer in the main borderlayout south area for date/time.</text:p>
          </table:table-cell>
        </table:table-row>
        <table:table-row>
          <table:table-cell table:style-name="Tabelle2.A2" office:value-type="date" office:date-value="2009-09-17">
            <text:p text:style-name="P75">17. Sep. 2009</text:p>
          </table:table-cell>
          <table:table-cell table:style-name="Tabelle2.B2" office:value-type="string">
            <text:p text:style-name="P74">Added several new chart typs and icons.</text:p>
          </table:table-cell>
        </table:table-row>
        <table:table-row>
          <table:table-cell table:style-name="Tabelle2.A2" office:value-type="date" office:date-value="2009-09-10">
            <text:p text:style-name="P75">10. Sep. 2009</text:p>
          </table:table-cell>
          <table:table-cell table:style-name="Tabelle2.B2" office:value-type="string">
            <text:p text:style-name="P74">Added a pie chart to the customer dialog. See tab 'Chart'. Data created for custoNo '20' and '21' "</text:p>
          </table:table-cell>
        </table:table-row>
        <table:table-row>
          <table:table-cell table:style-name="Tabelle2.A2" office:value-type="date" office:date-value="2009-08-25">
            <text:p text:style-name="P75">25. Aug. 2009</text:p>
          </table:table-cell>
          <table:table-cell table:style-name="Tabelle2.B2" office:value-type="string">
            <text:p text:style-name="P74">Update to ZKoss version 3.6.3. FL-2009-08-20 </text:p>
          </table:table-cell>
        </table:table-row>
        <table:table-row>
          <table:table-cell table:style-name="Tabelle2.A2" office:value-type="date" office:date-value="2009-08-04">
            <text:p text:style-name="P75">4. Aug. 2009</text:p>
          </table:table-cell>
          <table:table-cell table:style-name="Tabelle2.B2" office:value-type="string">
            <text:p text:style-name="P74">Update to ZKoss version 3.6.3. (compiled from source).</text:p>
          </table:table-cell>
        </table:table-row>
        <table:table-row>
          <table:table-cell table:style-name="Tabelle2.A2" office:value-type="date" office:date-value="2009-08-02">
            <text:p text:style-name="P75">2. Aug. 2009</text:p>
          </table:table-cell>
          <table:table-cell table:style-name="Tabelle2.B2" office:value-type="string">
            <text:p text:style-name="P74">Listheaders now fixed by scrolling through a list.</text:p>
          </table:table-cell>
        </table:table-row>
        <table:table-row>
          <table:table-cell table:style-name="Tabelle2.A2" office:value-type="date" office:date-value="2009-06-30">
            <text:p text:style-name="P75">30. Jun. 2009</text:p>
          </table:table-cell>
          <table:table-cell table:style-name="Tabelle2.B2" office:value-type="string">
            <text:p text:style-name="P74">Added a guestbook. Please leave your comments here.</text:p>
          </table:table-cell>
        </table:table-row>
        <table:table-row>
          <table:table-cell table:style-name="Tabelle2.A2" office:value-type="date" office:date-value="2009-06-29">
            <text:p text:style-name="P75">29. Jun. 2009</text:p>
          </table:table-cell>
          <table:table-cell table:style-name="Tabelle2.B2" office:value-type="string">
            <text:p text:style-name="P30">Updated to ZKoss version 3.6.2. New gray theme 'plomo.jar' from here: (thanks to jlcasas) </text:p>
            <text:p text:style-name="P30">http://www.zkoss.org/forum/listComment/6927/ </text:p>
          </table:table-cell>
        </table:table-row>
        <table:table-row>
          <table:table-cell table:style-name="Tabelle2.A2" office:value-type="date" office:date-value="2009-06-11">
            <text:p text:style-name="P75">11. Jun. 2009</text:p>
          </table:table-cell>
          <table:table-cell table:style-name="Tabelle2.B2" office:value-type="string">
            <text:p text:style-name="P74">Updated to ZKoss version 3.6.2.</text:p>
          </table:table-cell>
        </table:table-row>
        <table:table-row>
          <table:table-cell table:style-name="Tabelle2.A39" office:value-type="string">
            <text:p text:style-name="P75">15. Mai. 2009</text:p>
          </table:table-cell>
          <table:table-cell table:style-name="Tabelle2.B2" office:value-type="string">
            <text:p text:style-name="P74">Updated to ZKoss version 3.6.1. </text:p>
          </table:table-cell>
        </table:table-row>
        <table:table-row>
          <table:table-cell table:style-name="Tabelle2.A39" office:value-type="string">
            <text:p text:style-name="P75">12. Mai. 2009</text:p>
          </table:table-cell>
          <table:table-cell table:style-name="Tabelle2.B2" office:value-type="string">
            <text:p text:style-name="P30">All listboxes are now working with paging and sorting described in our smalltalk. ([Performance] Paging and Sorting with a Filter Object) <text:s/>Link: http://docs.zkoss.org/wiki/Paging_Sorting_with_a_filter_object </text:p>
          </table:table-cell>
        </table:table-row>
        <table:table-row>
          <table:table-cell table:style-name="Tabelle2.A39" office:value-type="string">
            <text:p text:style-name="P75">12. Mai. 2009</text:p>
          </table:table-cell>
          <table:table-cell table:style-name="Tabelle2.B2" office:value-type="string">
            <text:p text:style-name="P74">Begin of the history.</text:p>
          </table:table-cell>
        </table:table-row>
      </table:table>
      <text:p text:style-name="P74"/>
      <text:p text:style-name="P74"><text:tab/></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fo:color="#808080"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1-03-14T17:48:43.61">14.03.2011</text:date></text:span> <text:s text:c="20"/><text:tab/><text:tab/>- <text:span text:style-name="MT2"><text:page-number text:select-page="current">2</text:page-number></text:span> - <text:s text:c="102"/></text:p>
      </style:header>
      <style:footer>
        <text:p text:style-name="MP1"><draw:line text:anchor-type="paragraph" draw:z-index="41"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5T11:55:10</meta:creation-date>
    <dc:date>2010-01-16T22:01:36</dc:date>
    <meta:editing-duration>PT54H47M50S</meta:editing-duration>
    <meta:editing-cycles>210</meta:editing-cycles>
    <meta:generator>OpenOffice.org/3.2$Win32 OpenOffice.org_project/320m18$Build-9502</meta:generator>
    <meta:document-statistic meta:table-count="2" meta:image-count="25" meta:object-count="0" meta:page-count="37" meta:paragraph-count="1546" meta:word-count="12925" meta:character-count="94595"/>
  </office:meta>
</office:document-meta>
</file>